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72ec40" style:font-style-asian="italic" style:font-style-complex="italic"/>
    </style:style>
    <style:style style:name="P70" style:family="paragraph" style:parent-style-name="Standard">
      <style:text-properties fo:font-style="normal" officeooo:rsid="004897fc" officeooo:paragraph-rsid="0074b1c9" style:font-style-asian="normal" style:font-style-complex="normal"/>
    </style:style>
    <style:style style:name="P71" style:family="paragraph" style:parent-style-name="Standard">
      <style:text-properties fo:font-style="normal" officeooo:rsid="004897fc" officeooo:paragraph-rsid="0075845c" style:font-style-asian="normal" style:font-style-complex="normal"/>
    </style:style>
    <style:style style:name="P72" style:family="paragraph" style:parent-style-name="Standard">
      <style:text-properties fo:font-style="normal" officeooo:rsid="0116f2f1" officeooo:paragraph-rsid="011c85d9" style:font-style-asian="normal" style:font-style-complex="normal"/>
    </style:style>
    <style:style style:name="P73" style:family="paragraph" style:parent-style-name="Standard">
      <style:text-properties fo:font-style="normal" officeooo:rsid="001a1637" officeooo:paragraph-rsid="01526a37" style:font-style-asian="normal" style:font-style-complex="normal"/>
    </style:style>
    <style:style style:name="P74" style:family="paragraph" style:parent-style-name="Standard">
      <style:text-properties fo:font-style="normal" officeooo:rsid="001a1637" officeooo:paragraph-rsid="02debfa5" style:font-style-asian="normal" style:font-style-complex="normal"/>
    </style:style>
    <style:style style:name="P75" style:family="paragraph" style:parent-style-name="Standard">
      <style:text-properties fo:font-style="normal" officeooo:rsid="001a1637" officeooo:paragraph-rsid="02e582fc" style:font-style-asian="normal" style:font-style-complex="normal"/>
    </style:style>
    <style:style style:name="P76" style:family="paragraph" style:parent-style-name="Standard">
      <style:text-properties fo:font-style="normal" officeooo:rsid="001a1637" officeooo:paragraph-rsid="0303f948" style:font-style-asian="normal" style:font-style-complex="normal"/>
    </style:style>
    <style:style style:name="P77" style:family="paragraph" style:parent-style-name="Standard">
      <style:text-properties fo:font-style="normal" officeooo:rsid="001a1637" officeooo:paragraph-rsid="031b52b4" style:font-style-asian="normal" style:font-style-complex="normal"/>
    </style:style>
    <style:style style:name="P78" style:family="paragraph" style:parent-style-name="Standard">
      <style:text-properties fo:font-style="normal" officeooo:rsid="001a1637" officeooo:paragraph-rsid="032266e9" style:font-style-asian="normal" style:font-style-complex="normal"/>
    </style:style>
    <style:style style:name="P79" style:family="paragraph" style:parent-style-name="Standard">
      <style:text-properties fo:font-style="normal" officeooo:rsid="001a1637" officeooo:paragraph-rsid="03457f76" style:font-style-asian="normal" style:font-style-complex="normal"/>
    </style:style>
    <style:style style:name="P80" style:family="paragraph" style:parent-style-name="Standard">
      <style:text-properties fo:font-style="normal" officeooo:rsid="001a1637" officeooo:paragraph-rsid="037a6a18" style:font-style-asian="normal" style:font-style-complex="normal"/>
    </style:style>
    <style:style style:name="P81" style:family="paragraph" style:parent-style-name="Standard">
      <style:text-properties fo:font-style="normal" officeooo:rsid="001a1637" officeooo:paragraph-rsid="03a78896" style:font-style-asian="normal" style:font-style-complex="normal"/>
    </style:style>
    <style:style style:name="P82" style:family="paragraph" style:parent-style-name="Standard">
      <style:text-properties fo:font-style="normal" officeooo:rsid="001a1637" officeooo:paragraph-rsid="03bb7d67" style:font-style-asian="normal" style:font-style-complex="normal"/>
    </style:style>
    <style:style style:name="P83" style:family="paragraph" style:parent-style-name="Standard">
      <style:text-properties fo:font-style="normal" officeooo:rsid="001a1637" officeooo:paragraph-rsid="03e5ac15" style:font-style-asian="normal" style:font-style-complex="normal"/>
    </style:style>
    <style:style style:name="P84" style:family="paragraph" style:parent-style-name="Standard">
      <style:text-properties fo:font-style="normal" officeooo:rsid="001a1637" officeooo:paragraph-rsid="03ecd6f5" style:font-style-asian="normal" style:font-style-complex="normal"/>
    </style:style>
    <style:style style:name="P85" style:family="paragraph" style:parent-style-name="Standard">
      <style:text-properties fo:font-style="normal" officeooo:rsid="001a1637" officeooo:paragraph-rsid="0401aba6" style:font-style-asian="normal" style:font-style-complex="normal"/>
    </style:style>
    <style:style style:name="P86" style:family="paragraph" style:parent-style-name="Standard">
      <style:text-properties fo:font-style="normal" officeooo:rsid="01457bde" officeooo:paragraph-rsid="01457bde" style:font-style-asian="normal" style:font-style-complex="normal"/>
    </style:style>
    <style:style style:name="P87" style:family="paragraph" style:parent-style-name="Standard">
      <style:text-properties fo:font-style="normal" officeooo:rsid="01491b38" officeooo:paragraph-rsid="01457bde" style:font-style-asian="normal" style:font-style-complex="normal"/>
    </style:style>
    <style:style style:name="P88" style:family="paragraph" style:parent-style-name="Standard">
      <style:text-properties fo:font-style="normal" officeooo:rsid="01491b38" officeooo:paragraph-rsid="014a39d5" style:font-style-asian="normal" style:font-style-complex="normal"/>
    </style:style>
    <style:style style:name="P89" style:family="paragraph" style:parent-style-name="Standard">
      <style:text-properties fo:font-style="normal" officeooo:rsid="014ec919" officeooo:paragraph-rsid="01526a37" style:font-style-asian="normal" style:font-style-complex="normal"/>
    </style:style>
    <style:style style:name="P90" style:family="paragraph" style:parent-style-name="Standard">
      <style:text-properties fo:font-style="normal" officeooo:rsid="0116633c" officeooo:paragraph-rsid="00d2a527" style:font-style-asian="normal" style:font-style-complex="normal"/>
    </style:style>
    <style:style style:name="P91" style:family="paragraph" style:parent-style-name="Standard">
      <style:text-properties fo:font-style="normal" officeooo:rsid="0116633c" officeooo:paragraph-rsid="016b8953" style:font-style-asian="normal" style:font-style-complex="normal"/>
    </style:style>
    <style:style style:name="P92" style:family="paragraph" style:parent-style-name="Standard">
      <style:text-properties fo:font-style="normal" officeooo:rsid="01b19ef9" officeooo:paragraph-rsid="016b8953" style:font-style-asian="normal" style:font-style-complex="normal"/>
    </style:style>
    <style:style style:name="P93" style:family="paragraph" style:parent-style-name="Standard">
      <style:text-properties fo:font-style="normal" officeooo:rsid="0239ffc1" officeooo:paragraph-rsid="023ebc7e" style:font-style-asian="normal" style:font-style-complex="normal"/>
    </style:style>
    <style:style style:name="P94" style:family="paragraph" style:parent-style-name="Standard">
      <style:text-properties fo:font-style="normal" officeooo:rsid="027e467c" officeooo:paragraph-rsid="031b52b4" style:font-style-asian="normal" style:font-style-complex="normal"/>
    </style:style>
    <style:style style:name="P95" style:family="paragraph" style:parent-style-name="Standard">
      <style:text-properties fo:font-style="normal" officeooo:rsid="033049ec" officeooo:paragraph-rsid="032266e9" style:font-style-asian="normal" style:font-style-complex="normal"/>
    </style:style>
    <style:style style:name="P96" style:family="paragraph" style:parent-style-name="Standard">
      <style:text-properties fo:font-style="normal" officeooo:rsid="035819b5" officeooo:paragraph-rsid="0371c066" style:font-style-asian="normal" style:font-style-complex="normal"/>
    </style:style>
    <style:style style:name="P97" style:family="paragraph" style:parent-style-name="Standard">
      <style:text-properties fo:font-style="normal" officeooo:rsid="033728cd" officeooo:paragraph-rsid="03a78896" style:font-style-asian="normal" style:font-style-complex="normal"/>
    </style:style>
    <style:style style:name="P98" style:family="paragraph" style:parent-style-name="Standard">
      <style:text-properties fo:font-style="normal" officeooo:rsid="033728cd" officeooo:paragraph-rsid="03a0eab0" style:font-style-asian="normal" style:font-style-complex="normal"/>
    </style:style>
    <style:style style:name="P99" style:family="paragraph" style:parent-style-name="Standard">
      <style:text-properties fo:font-style="normal" officeooo:rsid="033728cd" officeooo:paragraph-rsid="040527f1" style:font-style-asian="normal" style:font-style-complex="normal"/>
    </style:style>
    <style:style style:name="P100" style:family="paragraph" style:parent-style-name="Standard">
      <style:text-properties fo:font-style="normal" officeooo:rsid="033728cd" officeooo:paragraph-rsid="043186ab" style:font-style-asian="normal" style:font-style-complex="normal"/>
    </style:style>
    <style:style style:name="P101" style:family="paragraph" style:parent-style-name="Standard">
      <style:text-properties fo:font-style="normal" officeooo:rsid="033728cd" officeooo:paragraph-rsid="040990d5" style:font-style-asian="normal" style:font-style-complex="normal"/>
    </style:style>
    <style:style style:name="P102" style:family="paragraph" style:parent-style-name="Standard">
      <style:text-properties fo:font-style="normal" officeooo:rsid="0385163f" officeooo:paragraph-rsid="0401aba6" style:font-style-asian="normal" style:font-style-complex="normal"/>
    </style:style>
    <style:style style:name="P103" style:family="paragraph" style:parent-style-name="Standard">
      <style:text-properties fo:font-style="normal" officeooo:rsid="04209c87" officeooo:paragraph-rsid="03a0eab0" style:font-style-asian="normal" style:font-style-complex="normal"/>
    </style:style>
    <style:style style:name="P104" style:family="paragraph" style:parent-style-name="Standard">
      <style:text-properties fo:font-style="normal" officeooo:rsid="04537127" officeooo:paragraph-rsid="03a0eab0" style:font-style-asian="normal" style:font-style-complex="normal"/>
    </style:style>
    <style:style style:name="P105" style:family="paragraph" style:parent-style-name="Standard">
      <style:text-properties fo:font-style="normal" officeooo:rsid="04563551" officeooo:paragraph-rsid="04583ff2" style:font-style-asian="normal" style:font-style-complex="normal"/>
    </style:style>
    <style:style style:name="P106" style:family="paragraph" style:parent-style-name="Standard">
      <style:text-properties fo:font-style="normal" officeooo:rsid="044abd30" officeooo:paragraph-rsid="045a2b33" style:font-style-asian="normal" style:font-style-complex="normal"/>
    </style:style>
    <style:style style:name="P107" style:family="paragraph" style:parent-style-name="Standard">
      <style:text-properties fo:font-style="normal" officeooo:rsid="044abd30" officeooo:paragraph-rsid="044e5bac" style:font-style-asian="normal" style:font-style-complex="normal"/>
    </style:style>
    <style:style style:name="P108" style:family="paragraph" style:parent-style-name="Standard">
      <style:text-properties fo:font-style="normal" officeooo:rsid="0436a2e2" officeooo:paragraph-rsid="044e5bac" style:font-style-asian="normal" style:font-style-complex="normal"/>
    </style:style>
    <style:style style:name="P109" style:family="paragraph" style:parent-style-name="Standard">
      <style:text-properties fo:font-style="normal" officeooo:rsid="0443b7b5" officeooo:paragraph-rsid="044e5bac" style:font-style-asian="normal" style:font-style-complex="normal"/>
    </style:style>
    <style:style style:name="P110" style:family="paragraph" style:parent-style-name="Standard">
      <style:text-properties fo:font-style="normal" officeooo:rsid="043186ab" officeooo:paragraph-rsid="043186ab" style:font-style-asian="normal" style:font-style-complex="normal"/>
    </style:style>
    <style:style style:name="P111" style:family="paragraph" style:parent-style-name="Standard">
      <style:text-properties fo:font-style="normal" officeooo:rsid="043186ab" officeooo:paragraph-rsid="04834108" style:font-style-asian="normal" style:font-style-complex="normal"/>
    </style:style>
    <style:style style:name="P112" style:family="paragraph" style:parent-style-name="Standard">
      <style:text-properties fo:font-style="normal" officeooo:rsid="043186ab" officeooo:paragraph-rsid="04869f4e" style:font-style-asian="normal" style:font-style-complex="normal"/>
    </style:style>
    <style:style style:name="P113" style:family="paragraph" style:parent-style-name="Standard">
      <style:text-properties fo:font-style="normal" officeooo:rsid="043186ab" officeooo:paragraph-rsid="05867b51" style:font-style-asian="normal" style:font-style-complex="normal"/>
    </style:style>
    <style:style style:name="P114" style:family="paragraph" style:parent-style-name="Standard">
      <style:text-properties fo:font-style="normal" officeooo:rsid="043186ab" officeooo:paragraph-rsid="0597cf24" style:font-style-asian="normal" style:font-style-complex="normal"/>
    </style:style>
    <style:style style:name="P115" style:family="paragraph" style:parent-style-name="Standard">
      <style:text-properties fo:font-style="normal" officeooo:rsid="0471e89f" officeooo:paragraph-rsid="0472ec40" style:font-style-asian="normal" style:font-style-complex="normal"/>
    </style:style>
    <style:style style:name="P116" style:family="paragraph" style:parent-style-name="Standard">
      <style:text-properties fo:font-style="normal" officeooo:rsid="0491a489" officeooo:paragraph-rsid="043186ab" style:font-style-asian="normal" style:font-style-complex="normal"/>
    </style:style>
    <style:style style:name="P117" style:family="paragraph" style:parent-style-name="Standard">
      <style:text-properties fo:font-style="normal" officeooo:rsid="04a20c9e" officeooo:paragraph-rsid="043186ab" style:font-style-asian="normal" style:font-style-complex="normal"/>
    </style:style>
    <style:style style:name="P118" style:family="paragraph" style:parent-style-name="Standard">
      <style:text-properties fo:font-style="normal" officeooo:rsid="04bb0ee0" officeooo:paragraph-rsid="043186ab" style:font-style-asian="normal" style:font-style-complex="normal"/>
    </style:style>
    <style:style style:name="P119" style:family="paragraph" style:parent-style-name="Standard">
      <style:text-properties fo:font-style="normal" officeooo:rsid="04c1ad38" officeooo:paragraph-rsid="043186ab" style:font-style-asian="normal" style:font-style-complex="normal"/>
    </style:style>
    <style:style style:name="P120" style:family="paragraph" style:parent-style-name="Standard">
      <style:text-properties fo:font-style="normal" officeooo:rsid="04cc6ab6" officeooo:paragraph-rsid="043186ab" style:font-style-asian="normal" style:font-style-complex="normal"/>
    </style:style>
    <style:style style:name="P121" style:family="paragraph" style:parent-style-name="Standard">
      <style:text-properties fo:font-style="normal" officeooo:rsid="04ce0a41" officeooo:paragraph-rsid="049b7de4" style:font-style-asian="normal" style:font-style-complex="normal"/>
    </style:style>
    <style:style style:name="P122" style:family="paragraph" style:parent-style-name="Standard">
      <style:text-properties fo:font-style="normal" officeooo:rsid="04cfc012" officeooo:paragraph-rsid="049b7de4" style:font-style-asian="normal" style:font-style-complex="normal"/>
    </style:style>
    <style:style style:name="P123" style:family="paragraph" style:parent-style-name="Standard">
      <style:text-properties fo:font-style="normal" officeooo:rsid="04cfc012" officeooo:paragraph-rsid="0521350e" style:font-style-asian="normal" style:font-style-complex="normal"/>
    </style:style>
    <style:style style:name="P124" style:family="paragraph" style:parent-style-name="Standard">
      <style:text-properties fo:font-style="normal" officeooo:rsid="04cfc012" officeooo:paragraph-rsid="05867b51" style:font-style-asian="normal" style:font-style-complex="normal"/>
    </style:style>
    <style:style style:name="P125" style:family="paragraph" style:parent-style-name="Standard">
      <style:text-properties fo:font-style="normal" officeooo:rsid="04cfc012" officeooo:paragraph-rsid="0597cf24" style:font-style-asian="normal" style:font-style-complex="normal"/>
    </style:style>
    <style:style style:name="P126" style:family="paragraph" style:parent-style-name="Standard">
      <style:text-properties fo:font-style="normal" officeooo:rsid="04ee5478" officeooo:paragraph-rsid="049b7de4" style:font-style-asian="normal" style:font-style-complex="normal"/>
    </style:style>
    <style:style style:name="P127" style:family="paragraph" style:parent-style-name="Standard">
      <style:text-properties fo:font-style="normal" officeooo:rsid="04f6e2ea" officeooo:paragraph-rsid="049b7de4" style:font-style-asian="normal" style:font-style-complex="normal"/>
    </style:style>
    <style:style style:name="P128" style:family="paragraph" style:parent-style-name="Standard">
      <style:text-properties fo:font-style="normal" officeooo:rsid="053ef7f5" officeooo:paragraph-rsid="0597cf24" style:font-style-asian="normal" style:font-style-complex="normal"/>
    </style:style>
    <style:style style:name="P129"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3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3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3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35" style:family="paragraph" style:parent-style-name="Standard">
      <style:text-properties officeooo:rsid="004475b0" officeooo:paragraph-rsid="004475b0"/>
    </style:style>
    <style:style style:name="P13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3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4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4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4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72"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7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7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78"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79"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8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81"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82"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183" style:family="paragraph" style:parent-style-name="Standard">
      <style:text-properties fo:font-size="14pt" officeooo:rsid="001a1637" officeooo:paragraph-rsid="009c5420" style:font-size-asian="12.25pt" style:font-size-complex="14pt"/>
    </style:style>
    <style:style style:name="P184" style:family="paragraph" style:parent-style-name="Standard">
      <style:text-properties fo:font-size="14pt" officeooo:rsid="01de4db3" officeooo:paragraph-rsid="01de4db3" style:font-size-asian="12.25pt" style:font-size-complex="14pt"/>
    </style:style>
    <style:style style:name="P185"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86"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87" style:family="paragraph" style:parent-style-name="Standard">
      <style:text-properties officeooo:paragraph-rsid="024a8b63"/>
    </style:style>
    <style:style style:name="P188" style:family="paragraph" style:parent-style-name="Standard">
      <style:text-properties officeooo:paragraph-rsid="00c4f6be"/>
    </style:style>
    <style:style style:name="P189" style:family="paragraph" style:parent-style-name="Standard">
      <style:text-properties officeooo:paragraph-rsid="035a4cab"/>
    </style:style>
    <style:style style:name="P190" style:family="paragraph" style:parent-style-name="Standard">
      <style:text-properties officeooo:paragraph-rsid="037588cb"/>
    </style:style>
    <style:style style:name="P191" style:family="paragraph" style:parent-style-name="Standard">
      <style:text-properties officeooo:paragraph-rsid="037a6a18"/>
    </style:style>
    <style:style style:name="P192" style:family="paragraph" style:parent-style-name="Standard">
      <style:text-properties officeooo:paragraph-rsid="03901a9f"/>
    </style:style>
    <style:style style:name="P193" style:family="paragraph" style:parent-style-name="Standard">
      <style:text-properties officeooo:paragraph-rsid="03a0eab0"/>
    </style:style>
    <style:style style:name="P194" style:family="paragraph" style:parent-style-name="Standard">
      <style:text-properties officeooo:paragraph-rsid="040990d5"/>
    </style:style>
    <style:style style:name="P195" style:family="paragraph" style:parent-style-name="Standard">
      <style:text-properties officeooo:paragraph-rsid="040abb37"/>
    </style:style>
    <style:style style:name="P196" style:family="paragraph" style:parent-style-name="Standard">
      <style:text-properties officeooo:paragraph-rsid="0429893e"/>
    </style:style>
    <style:style style:name="P197" style:family="paragraph" style:parent-style-name="Standard">
      <style:text-properties officeooo:paragraph-rsid="044e5bac"/>
    </style:style>
    <style:style style:name="P198" style:family="paragraph" style:parent-style-name="Standard">
      <style:text-properties officeooo:paragraph-rsid="0454bf60"/>
    </style:style>
    <style:style style:name="P199" style:family="paragraph" style:parent-style-name="Standard">
      <style:text-properties officeooo:paragraph-rsid="04583ff2"/>
    </style:style>
    <style:style style:name="P200" style:family="paragraph" style:parent-style-name="Standard">
      <style:text-properties officeooo:paragraph-rsid="045a2b33"/>
    </style:style>
    <style:style style:name="P201" style:family="paragraph" style:parent-style-name="Standard">
      <style:text-properties officeooo:paragraph-rsid="046316dc"/>
    </style:style>
    <style:style style:name="P202" style:family="paragraph" style:parent-style-name="Standard">
      <style:text-properties officeooo:paragraph-rsid="043186ab"/>
    </style:style>
    <style:style style:name="P203" style:family="paragraph" style:parent-style-name="Standard">
      <style:text-properties officeooo:paragraph-rsid="049b7de4"/>
    </style:style>
    <style:style style:name="P204" style:family="paragraph" style:parent-style-name="Standard">
      <style:text-properties officeooo:paragraph-rsid="009c5420"/>
    </style:style>
    <style:style style:name="P205" style:family="paragraph" style:parent-style-name="Standard">
      <style:text-properties officeooo:paragraph-rsid="055adfc7"/>
    </style:style>
    <style:style style:name="P206" style:family="paragraph" style:parent-style-name="Standard">
      <style:text-properties officeooo:paragraph-rsid="05729da9"/>
    </style:style>
    <style:style style:name="P207" style:family="paragraph" style:parent-style-name="Standard">
      <style:text-properties officeooo:paragraph-rsid="05867b51"/>
    </style:style>
    <style:style style:name="P208" style:family="paragraph" style:parent-style-name="Standard">
      <style:text-properties officeooo:paragraph-rsid="058b3f92"/>
    </style:style>
    <style:style style:name="P209" style:family="paragraph" style:parent-style-name="Standard">
      <style:text-properties officeooo:paragraph-rsid="0592db6d"/>
    </style:style>
    <style:style style:name="P210" style:family="paragraph" style:parent-style-name="Standard">
      <style:text-properties officeooo:paragraph-rsid="0597cf24"/>
    </style:style>
    <style:style style:name="P211" style:family="paragraph" style:parent-style-name="Standard">
      <style:text-properties officeooo:paragraph-rsid="05aa25a4"/>
    </style:style>
    <style:style style:name="P212" style:family="paragraph" style:parent-style-name="Standard">
      <style:text-properties officeooo:paragraph-rsid="05ac1dab"/>
    </style:style>
    <style:style style:name="P213" style:family="paragraph" style:parent-style-name="Standard">
      <style:text-properties officeooo:paragraph-rsid="05c5cc6b"/>
    </style:style>
    <style:style style:name="P214" style:family="paragraph" style:parent-style-name="Standard">
      <style:paragraph-properties fo:break-before="page"/>
      <style:text-properties officeooo:rsid="001a1637" officeooo:paragraph-rsid="001a1637"/>
    </style:style>
    <style:style style:name="P215" style:family="paragraph" style:parent-style-name="Standard">
      <style:paragraph-properties fo:break-before="page"/>
      <style:text-properties fo:font-size="20pt" officeooo:rsid="001a1637" officeooo:paragraph-rsid="01600273" style:font-size-asian="20pt" style:font-size-complex="20pt"/>
    </style:style>
    <style:style style:name="P21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1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9"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20" style:family="paragraph" style:parent-style-name="Standard">
      <style:paragraph-properties fo:break-before="page"/>
      <style:text-properties officeooo:paragraph-rsid="04503da5"/>
    </style:style>
    <style:style style:name="P221" style:family="paragraph" style:parent-style-name="Standard">
      <style:paragraph-properties fo:break-before="page"/>
      <style:text-properties officeooo:paragraph-rsid="04d715ff"/>
    </style:style>
    <style:style style:name="P222" style:family="paragraph" style:parent-style-name="Standard">
      <style:text-properties officeooo:rsid="001a1637" officeooo:paragraph-rsid="009c5420"/>
    </style:style>
    <style:style style:name="P223" style:family="paragraph" style:parent-style-name="Standard">
      <style:text-properties officeooo:rsid="001a1637" officeooo:paragraph-rsid="0637ea69"/>
    </style:style>
    <style:style style:name="P224" style:family="paragraph" style:parent-style-name="Standard">
      <style:text-properties officeooo:rsid="001a1637" officeooo:paragraph-rsid="064747c5"/>
    </style:style>
    <style:style style:name="P225" style:family="paragraph" style:parent-style-name="Standard">
      <style:text-properties officeooo:rsid="001a1637" officeooo:paragraph-rsid="064e6974"/>
    </style:style>
    <style:style style:name="P226" style:family="paragraph" style:parent-style-name="Standard">
      <style:text-properties fo:font-style="normal" officeooo:rsid="053ef7f5" officeooo:paragraph-rsid="009c5420" style:font-style-asian="normal" style:font-style-complex="normal"/>
    </style:style>
    <style:style style:name="P227" style:family="paragraph" style:parent-style-name="Standard">
      <style:text-properties fo:font-style="normal" officeooo:rsid="0576f668" officeooo:paragraph-rsid="05729da9" style:font-style-asian="normal" style:font-style-complex="normal"/>
    </style:style>
    <style:style style:name="P228" style:family="paragraph" style:parent-style-name="Standard">
      <style:text-properties fo:font-style="normal" officeooo:rsid="059dc481" officeooo:paragraph-rsid="0597cf24" style:font-style-asian="normal" style:font-style-complex="normal"/>
    </style:style>
    <style:style style:name="P229" style:family="paragraph" style:parent-style-name="Standard">
      <style:text-properties fo:font-style="normal" officeooo:rsid="05a62358" officeooo:paragraph-rsid="0597cf24" style:font-style-asian="normal" style:font-style-complex="normal"/>
    </style:style>
    <style:style style:name="P230" style:family="paragraph" style:parent-style-name="Standard">
      <style:text-properties fo:font-style="normal" officeooo:rsid="05a62358" officeooo:paragraph-rsid="05a62358" style:font-style-asian="normal" style:font-style-complex="normal"/>
    </style:style>
    <style:style style:name="P231" style:family="paragraph" style:parent-style-name="Standard">
      <style:text-properties fo:font-style="normal" officeooo:rsid="05bbac55" officeooo:paragraph-rsid="05ac1dab" style:font-style-asian="normal" style:font-style-complex="normal"/>
    </style:style>
    <style:style style:name="P232" style:family="paragraph" style:parent-style-name="Standard">
      <style:text-properties fo:font-style="normal" officeooo:rsid="05c59e49" officeooo:paragraph-rsid="05c59e49" style:font-style-asian="normal" style:font-style-complex="normal"/>
    </style:style>
    <style:style style:name="P233" style:family="paragraph" style:parent-style-name="Standard">
      <style:text-properties fo:font-style="normal" officeooo:rsid="04cfc012" officeooo:paragraph-rsid="05e7385a" style:font-style-asian="normal" style:font-style-complex="normal"/>
    </style:style>
    <style:style style:name="P234" style:family="paragraph" style:parent-style-name="Standard">
      <style:text-properties officeooo:paragraph-rsid="05ceaa9f"/>
    </style:style>
    <style:style style:name="P235" style:family="paragraph" style:parent-style-name="Standard">
      <style:text-properties officeooo:paragraph-rsid="049b7de4"/>
    </style:style>
    <style:style style:name="P236" style:family="paragraph" style:parent-style-name="Standard">
      <style:text-properties officeooo:paragraph-rsid="05f4eb68"/>
    </style:style>
    <style:style style:name="P237" style:family="paragraph" style:parent-style-name="Standard">
      <style:text-properties officeooo:paragraph-rsid="0521350e"/>
    </style:style>
    <style:style style:name="P238" style:family="paragraph" style:parent-style-name="Standard">
      <style:text-properties officeooo:paragraph-rsid="009c5420"/>
    </style:style>
    <style:style style:name="P239" style:family="paragraph" style:parent-style-name="Standard">
      <style:text-properties officeooo:paragraph-rsid="05c5cc6b"/>
    </style:style>
    <style:style style:name="P240" style:family="paragraph" style:parent-style-name="Standard">
      <style:text-properties officeooo:paragraph-rsid="0597cf24"/>
    </style:style>
    <style:style style:name="P241"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4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49" style:family="paragraph" style:parent-style-name="Standard">
      <style:text-properties officeooo:paragraph-rsid="0637ea69"/>
    </style:style>
    <style:style style:name="P250" style:family="paragraph" style:parent-style-name="Standard">
      <style:paragraph-properties fo:break-before="page"/>
      <style:text-properties officeooo:paragraph-rsid="064e6974"/>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officeooo:rsid="053d3420" style:font-style-asian="normal" style:font-style-complex="normal"/>
    </style:style>
    <style:style style:name="T261" style:family="text">
      <style:text-properties fo:font-style="normal" officeooo:rsid="053ef7f5" style:font-style-asian="normal" style:font-style-complex="normal"/>
    </style:style>
    <style:style style:name="T262" style:family="text">
      <style:text-properties fo:font-style="normal" officeooo:rsid="054554c2" style:font-style-asian="normal" style:font-style-complex="normal"/>
    </style:style>
    <style:style style:name="T263" style:family="text">
      <style:text-properties fo:font-style="normal" officeooo:rsid="05336679" style:font-style-asian="normal" style:font-style-complex="normal"/>
    </style:style>
    <style:style style:name="T264" style:family="text">
      <style:text-properties fo:font-style="normal" officeooo:rsid="05478873" style:font-style-asian="normal" style:font-style-complex="normal"/>
    </style:style>
    <style:style style:name="T265" style:family="text">
      <style:text-properties fo:font-style="normal" officeooo:rsid="054e7cb1" style:font-style-asian="normal" style:font-style-complex="normal"/>
    </style:style>
    <style:style style:name="T266" style:family="text">
      <style:text-properties fo:font-style="normal" officeooo:rsid="054fd192" style:font-style-asian="normal" style:font-style-complex="normal"/>
    </style:style>
    <style:style style:name="T267" style:family="text">
      <style:text-properties fo:font-style="normal" officeooo:rsid="0551b620" style:font-style-asian="normal" style:font-style-complex="normal"/>
    </style:style>
    <style:style style:name="T268" style:family="text">
      <style:text-properties fo:font-style="normal" officeooo:rsid="05520b23" style:font-style-asian="normal" style:font-style-complex="normal"/>
    </style:style>
    <style:style style:name="T269" style:family="text">
      <style:text-properties fo:font-style="normal" officeooo:rsid="05537e86" style:font-style-asian="normal" style:font-style-complex="normal"/>
    </style:style>
    <style:style style:name="T270" style:family="text">
      <style:text-properties fo:font-style="normal" officeooo:rsid="05541bcc" style:font-style-asian="normal" style:font-style-complex="normal"/>
    </style:style>
    <style:style style:name="T271" style:family="text">
      <style:text-properties fo:font-style="normal" officeooo:rsid="05554649" style:font-style-asian="normal" style:font-style-complex="normal"/>
    </style:style>
    <style:style style:name="T272" style:family="text">
      <style:text-properties fo:font-style="normal" officeooo:rsid="055610db" style:font-style-asian="normal" style:font-style-complex="normal"/>
    </style:style>
    <style:style style:name="T273" style:family="text">
      <style:text-properties fo:font-style="normal" officeooo:rsid="0556e3b1" style:font-style-asian="normal" style:font-style-complex="normal"/>
    </style:style>
    <style:style style:name="T274" style:family="text">
      <style:text-properties fo:font-style="normal" officeooo:rsid="0557ca6c" style:font-style-asian="normal" style:font-style-complex="normal"/>
    </style:style>
    <style:style style:name="T275" style:family="text">
      <style:text-properties fo:font-style="normal" officeooo:rsid="055903a3" style:font-style-asian="normal" style:font-style-complex="normal"/>
    </style:style>
    <style:style style:name="T276" style:family="text">
      <style:text-properties fo:font-style="normal" officeooo:rsid="055adfc7" style:font-style-asian="normal" style:font-style-complex="normal"/>
    </style:style>
    <style:style style:name="T277" style:family="text">
      <style:text-properties fo:font-style="normal" officeooo:rsid="055b39d7" style:font-style-asian="normal" style:font-style-complex="normal"/>
    </style:style>
    <style:style style:name="T278" style:family="text">
      <style:text-properties fo:font-style="normal" officeooo:rsid="055c3a9a" style:font-style-asian="normal" style:font-style-complex="normal"/>
    </style:style>
    <style:style style:name="T279" style:family="text">
      <style:text-properties fo:font-style="normal" officeooo:rsid="055cb858" style:font-style-asian="normal" style:font-style-complex="normal"/>
    </style:style>
    <style:style style:name="T280" style:family="text">
      <style:text-properties fo:font-style="normal" officeooo:rsid="055ea052" style:font-style-asian="normal" style:font-style-complex="normal"/>
    </style:style>
    <style:style style:name="T281" style:family="text">
      <style:text-properties fo:font-style="normal" officeooo:rsid="05609ff1" style:font-style-asian="normal" style:font-style-complex="normal"/>
    </style:style>
    <style:style style:name="T282" style:family="text">
      <style:text-properties fo:font-style="normal" officeooo:rsid="05621346" style:font-style-asian="normal" style:font-style-complex="normal"/>
    </style:style>
    <style:style style:name="T283" style:family="text">
      <style:text-properties fo:font-style="normal" officeooo:rsid="05635fe7" style:font-style-asian="normal" style:font-style-complex="normal"/>
    </style:style>
    <style:style style:name="T284" style:family="text">
      <style:text-properties fo:font-style="normal" officeooo:rsid="0564ab93" style:font-style-asian="normal" style:font-style-complex="normal"/>
    </style:style>
    <style:style style:name="T285" style:family="text">
      <style:text-properties fo:font-style="normal" officeooo:rsid="05652b73" style:font-style-asian="normal" style:font-style-complex="normal"/>
    </style:style>
    <style:style style:name="T286" style:family="text">
      <style:text-properties fo:font-style="normal" officeooo:rsid="0569aa4e" style:font-style-asian="normal" style:font-style-complex="normal"/>
    </style:style>
    <style:style style:name="T287" style:family="text">
      <style:text-properties fo:font-style="normal" officeooo:rsid="056a3df6" style:font-style-asian="normal" style:font-style-complex="normal"/>
    </style:style>
    <style:style style:name="T288" style:family="text">
      <style:text-properties fo:font-style="normal" officeooo:rsid="056c1389" style:font-style-asian="normal" style:font-style-complex="normal"/>
    </style:style>
    <style:style style:name="T289" style:family="text">
      <style:text-properties fo:font-style="normal" officeooo:rsid="056cc7a2" style:font-style-asian="normal" style:font-style-complex="normal"/>
    </style:style>
    <style:style style:name="T290" style:family="text">
      <style:text-properties fo:font-style="normal" officeooo:rsid="056e0b95" style:font-style-asian="normal" style:font-style-complex="normal"/>
    </style:style>
    <style:style style:name="T291" style:family="text">
      <style:text-properties fo:font-style="normal" officeooo:rsid="056fb012" style:font-style-asian="normal" style:font-style-complex="normal"/>
    </style:style>
    <style:style style:name="T292" style:family="text">
      <style:text-properties fo:font-style="normal" officeooo:rsid="056fdde7" style:font-style-asian="normal" style:font-style-complex="normal"/>
    </style:style>
    <style:style style:name="T293" style:family="text">
      <style:text-properties fo:font-style="normal" officeooo:rsid="05702f5f" style:font-style-asian="normal" style:font-style-complex="normal"/>
    </style:style>
    <style:style style:name="T294" style:family="text">
      <style:text-properties fo:font-style="normal" officeooo:rsid="05704cc9" style:font-style-asian="normal" style:font-style-complex="normal"/>
    </style:style>
    <style:style style:name="T295" style:family="text">
      <style:text-properties fo:font-style="normal" officeooo:rsid="0570f923" style:font-style-asian="normal" style:font-style-complex="normal"/>
    </style:style>
    <style:style style:name="T296" style:family="text">
      <style:text-properties fo:font-style="normal" officeooo:rsid="05714c4a" style:font-style-asian="normal" style:font-style-complex="normal"/>
    </style:style>
    <style:style style:name="T297" style:family="text">
      <style:text-properties fo:font-style="normal" officeooo:rsid="057217a6" style:font-style-asian="normal" style:font-style-complex="normal"/>
    </style:style>
    <style:style style:name="T298" style:family="text">
      <style:text-properties fo:font-style="normal" officeooo:rsid="05729da9" style:font-style-asian="normal" style:font-style-complex="normal"/>
    </style:style>
    <style:style style:name="T299" style:family="text">
      <style:text-properties fo:font-style="normal" officeooo:rsid="05749da6" style:font-style-asian="normal" style:font-style-complex="normal"/>
    </style:style>
    <style:style style:name="T300" style:family="text">
      <style:text-properties fo:font-style="normal" officeooo:rsid="057526fb" style:font-style-asian="normal" style:font-style-complex="normal"/>
    </style:style>
    <style:style style:name="T301" style:family="text">
      <style:text-properties fo:font-style="normal" officeooo:rsid="0575e558" style:font-style-asian="normal" style:font-style-complex="normal"/>
    </style:style>
    <style:style style:name="T302" style:family="text">
      <style:text-properties fo:font-style="normal" officeooo:rsid="0576ba37" style:font-style-asian="normal" style:font-style-complex="normal"/>
    </style:style>
    <style:style style:name="T303" style:family="text">
      <style:text-properties fo:font-style="normal" officeooo:rsid="0576f668" style:font-style-asian="normal" style:font-style-complex="normal"/>
    </style:style>
    <style:style style:name="T304" style:family="text">
      <style:text-properties fo:font-style="normal" officeooo:rsid="05770124" style:font-style-asian="normal" style:font-style-complex="normal"/>
    </style:style>
    <style:style style:name="T305" style:family="text">
      <style:text-properties fo:font-style="normal" officeooo:rsid="057a3043" style:font-style-asian="normal" style:font-style-complex="normal"/>
    </style:style>
    <style:style style:name="T306" style:family="text">
      <style:text-properties fo:font-style="normal" officeooo:rsid="057b19b2" style:font-style-asian="normal" style:font-style-complex="normal"/>
    </style:style>
    <style:style style:name="T307" style:family="text">
      <style:text-properties fo:font-style="normal" officeooo:rsid="057b9e87" style:font-style-asian="normal" style:font-style-complex="normal"/>
    </style:style>
    <style:style style:name="T308" style:family="text">
      <style:text-properties fo:font-style="normal" officeooo:rsid="057d7f00" style:font-style-asian="normal" style:font-style-complex="normal"/>
    </style:style>
    <style:style style:name="T309" style:family="text">
      <style:text-properties fo:font-style="normal" officeooo:rsid="057eeb01" style:font-style-asian="normal" style:font-style-complex="normal"/>
    </style:style>
    <style:style style:name="T310" style:family="text">
      <style:text-properties fo:font-style="normal" officeooo:rsid="057f2c0e" style:font-style-asian="normal" style:font-style-complex="normal"/>
    </style:style>
    <style:style style:name="T311" style:family="text">
      <style:text-properties fo:font-style="normal" officeooo:rsid="0580420f" style:font-style-asian="normal" style:font-style-complex="normal"/>
    </style:style>
    <style:style style:name="T312" style:family="text">
      <style:text-properties fo:font-style="normal" officeooo:rsid="05818313" style:font-style-asian="normal" style:font-style-complex="normal"/>
    </style:style>
    <style:style style:name="T313" style:family="text">
      <style:text-properties fo:font-style="normal" officeooo:rsid="058277f5" style:font-style-asian="normal" style:font-style-complex="normal"/>
    </style:style>
    <style:style style:name="T314" style:family="text">
      <style:text-properties fo:font-style="normal" officeooo:rsid="0583f9e8" style:font-style-asian="normal" style:font-style-complex="normal"/>
    </style:style>
    <style:style style:name="T315" style:family="text">
      <style:text-properties fo:font-style="normal" officeooo:rsid="0585abaa" style:font-style-asian="normal" style:font-style-complex="normal"/>
    </style:style>
    <style:style style:name="T316" style:family="text">
      <style:text-properties fo:font-style="normal" officeooo:rsid="0529251a" style:font-style-asian="normal" style:font-style-complex="normal"/>
    </style:style>
    <style:style style:name="T317" style:family="text">
      <style:text-properties fo:font-style="normal" officeooo:rsid="058a0859" style:font-style-asian="normal" style:font-style-complex="normal"/>
    </style:style>
    <style:style style:name="T318" style:family="text">
      <style:text-properties fo:font-style="normal" officeooo:rsid="058cc78f" style:font-style-asian="normal" style:font-style-complex="normal"/>
    </style:style>
    <style:style style:name="T319" style:family="text">
      <style:text-properties fo:font-style="normal" officeooo:rsid="058ee606" style:font-style-asian="normal" style:font-style-complex="normal"/>
    </style:style>
    <style:style style:name="T320" style:family="text">
      <style:text-properties fo:font-style="normal" officeooo:rsid="058ff97a" style:font-style-asian="normal" style:font-style-complex="normal"/>
    </style:style>
    <style:style style:name="T321" style:family="text">
      <style:text-properties fo:font-style="normal" officeooo:rsid="0599b8c9" style:font-style-asian="normal" style:font-style-complex="normal"/>
    </style:style>
    <style:style style:name="T322" style:family="text">
      <style:text-properties fo:font-style="normal" officeooo:rsid="059bae3a" style:font-style-asian="normal" style:font-style-complex="normal"/>
    </style:style>
    <style:style style:name="T323" style:family="text">
      <style:text-properties fo:font-style="normal" officeooo:rsid="059dc481" style:font-style-asian="normal" style:font-style-complex="normal"/>
    </style:style>
    <style:style style:name="T324" style:family="text">
      <style:text-properties fo:font-style="normal" officeooo:rsid="059def55" style:font-style-asian="normal" style:font-style-complex="normal"/>
    </style:style>
    <style:style style:name="T325" style:family="text">
      <style:text-properties fo:font-style="normal" officeooo:rsid="059e2251" style:font-style-asian="normal" style:font-style-complex="normal"/>
    </style:style>
    <style:style style:name="T326" style:family="text">
      <style:text-properties fo:font-style="normal" officeooo:rsid="059f78df" style:font-style-asian="normal" style:font-style-complex="normal"/>
    </style:style>
    <style:style style:name="T327" style:family="text">
      <style:text-properties fo:font-style="normal" officeooo:rsid="05a2c191" style:font-style-asian="normal" style:font-style-complex="normal"/>
    </style:style>
    <style:style style:name="T328" style:family="text">
      <style:text-properties fo:font-style="normal" officeooo:rsid="05a45a58" style:font-style-asian="normal" style:font-style-complex="normal"/>
    </style:style>
    <style:style style:name="T329" style:family="text">
      <style:text-properties fo:font-style="normal" officeooo:rsid="05a55f6c" style:font-style-asian="normal" style:font-style-complex="normal"/>
    </style:style>
    <style:style style:name="T330" style:family="text">
      <style:text-properties fo:font-style="normal" officeooo:rsid="05a62358" style:font-style-asian="normal" style:font-style-complex="normal"/>
    </style:style>
    <style:style style:name="T331" style:family="text">
      <style:text-properties fo:font-style="normal" officeooo:rsid="05a79d0e" style:font-style-asian="normal" style:font-style-complex="normal"/>
    </style:style>
    <style:style style:name="T332" style:family="text">
      <style:text-properties fo:font-style="normal" officeooo:rsid="05a81f60" style:font-style-asian="normal" style:font-style-complex="normal"/>
    </style:style>
    <style:style style:name="T333" style:family="text">
      <style:text-properties fo:font-style="normal" officeooo:rsid="05aa25a4" style:font-style-asian="normal" style:font-style-complex="normal"/>
    </style:style>
    <style:style style:name="T334" style:family="text">
      <style:text-properties fo:font-style="normal" officeooo:rsid="05ac1dab" style:font-style-asian="normal" style:font-style-complex="normal"/>
    </style:style>
    <style:style style:name="T335" style:family="text">
      <style:text-properties fo:font-style="normal" officeooo:rsid="05ad207e" style:font-style-asian="normal" style:font-style-complex="normal"/>
    </style:style>
    <style:style style:name="T336" style:family="text">
      <style:text-properties fo:font-style="normal" officeooo:rsid="05ad6119" style:font-style-asian="normal" style:font-style-complex="normal"/>
    </style:style>
    <style:style style:name="T337" style:family="text">
      <style:text-properties fo:font-style="normal" officeooo:rsid="05ae36d2" style:font-style-asian="normal" style:font-style-complex="normal"/>
    </style:style>
    <style:style style:name="T338" style:family="text">
      <style:text-properties fo:font-style="normal" officeooo:rsid="05afb5f2" style:font-style-asian="normal" style:font-style-complex="normal"/>
    </style:style>
    <style:style style:name="T339" style:family="text">
      <style:text-properties fo:font-style="normal" officeooo:rsid="05b038b0" style:font-style-asian="normal" style:font-style-complex="normal"/>
    </style:style>
    <style:style style:name="T340" style:family="text">
      <style:text-properties fo:font-style="normal" officeooo:rsid="05b11f03" style:font-style-asian="normal" style:font-style-complex="normal"/>
    </style:style>
    <style:style style:name="T341" style:family="text">
      <style:text-properties fo:font-style="normal" officeooo:rsid="05b1e12b" style:font-style-asian="normal" style:font-style-complex="normal"/>
    </style:style>
    <style:style style:name="T342" style:family="text">
      <style:text-properties fo:font-style="normal" officeooo:rsid="05b259b4" style:font-style-asian="normal" style:font-style-complex="normal"/>
    </style:style>
    <style:style style:name="T343" style:family="text">
      <style:text-properties fo:font-style="normal" officeooo:rsid="05b38920" style:font-style-asian="normal" style:font-style-complex="normal"/>
    </style:style>
    <style:style style:name="T344" style:family="text">
      <style:text-properties fo:font-style="normal" officeooo:rsid="05b5323e" style:font-style-asian="normal" style:font-style-complex="normal"/>
    </style:style>
    <style:style style:name="T345" style:family="text">
      <style:text-properties fo:font-style="normal" officeooo:rsid="05b5515c" style:font-style-asian="normal" style:font-style-complex="normal"/>
    </style:style>
    <style:style style:name="T346" style:family="text">
      <style:text-properties fo:font-style="normal" officeooo:rsid="05b6e141" style:font-style-asian="normal" style:font-style-complex="normal"/>
    </style:style>
    <style:style style:name="T347" style:family="text">
      <style:text-properties fo:font-style="normal" officeooo:rsid="05b725e9" style:font-style-asian="normal" style:font-style-complex="normal"/>
    </style:style>
    <style:style style:name="T348" style:family="text">
      <style:text-properties fo:font-style="normal" officeooo:rsid="05b81bc5" style:font-style-asian="normal" style:font-style-complex="normal"/>
    </style:style>
    <style:style style:name="T349" style:family="text">
      <style:text-properties fo:font-style="normal" officeooo:rsid="05b91267" style:font-style-asian="normal" style:font-style-complex="normal"/>
    </style:style>
    <style:style style:name="T350" style:family="text">
      <style:text-properties fo:font-style="normal" officeooo:rsid="05baad96" style:font-style-asian="normal" style:font-style-complex="normal"/>
    </style:style>
    <style:style style:name="T351" style:family="text">
      <style:text-properties fo:font-style="normal" officeooo:rsid="05bbac55" style:font-style-asian="normal" style:font-style-complex="normal"/>
    </style:style>
    <style:style style:name="T352" style:family="text">
      <style:text-properties fo:font-style="normal" officeooo:rsid="05bc3260" style:font-style-asian="normal" style:font-style-complex="normal"/>
    </style:style>
    <style:style style:name="T353" style:family="text">
      <style:text-properties fo:font-style="normal" officeooo:rsid="05be1d5b" style:font-style-asian="normal" style:font-style-complex="normal"/>
    </style:style>
    <style:style style:name="T354" style:family="text">
      <style:text-properties fo:font-style="normal" officeooo:rsid="05bfe103" style:font-style-asian="normal" style:font-style-complex="normal"/>
    </style:style>
    <style:style style:name="T355" style:family="text">
      <style:text-properties fo:font-style="normal" officeooo:rsid="05c0d4a2" style:font-style-asian="normal" style:font-style-complex="normal"/>
    </style:style>
    <style:style style:name="T356" style:family="text">
      <style:text-properties fo:font-style="normal" officeooo:rsid="05c1290f" style:font-style-asian="normal" style:font-style-complex="normal"/>
    </style:style>
    <style:style style:name="T357" style:family="text">
      <style:text-properties fo:font-style="normal" officeooo:rsid="05c27267" style:font-style-asian="normal" style:font-style-complex="normal"/>
    </style:style>
    <style:style style:name="T358" style:family="text">
      <style:text-properties fo:font-style="normal" officeooo:rsid="05c59e49" style:font-style-asian="normal" style:font-style-complex="normal"/>
    </style:style>
    <style:style style:name="T359" style:family="text">
      <style:text-properties fo:font-style="normal" officeooo:rsid="05c5cc6b" style:font-style-asian="normal" style:font-style-complex="normal"/>
    </style:style>
    <style:style style:name="T360" style:family="text">
      <style:text-properties fo:font-style="normal" officeooo:rsid="05c7beaa" style:font-style-asian="normal" style:font-style-complex="normal"/>
    </style:style>
    <style:style style:name="T361" style:family="text">
      <style:text-properties fo:font-style="normal" officeooo:rsid="05cb4bb2" style:font-style-asian="normal" style:font-style-complex="normal"/>
    </style:style>
    <style:style style:name="T362" style:family="text">
      <style:text-properties fo:font-style="normal" officeooo:rsid="05cc6cf0" style:font-style-asian="normal" style:font-style-complex="normal"/>
    </style:style>
    <style:style style:name="T363" style:family="text">
      <style:text-properties fo:font-style="normal" officeooo:rsid="05cd0a62" style:font-style-asian="normal" style:font-style-complex="normal"/>
    </style:style>
    <style:style style:name="T364" style:family="text">
      <style:text-properties fo:font-style="normal" officeooo:rsid="05ceaa9f" style:font-style-asian="normal" style:font-style-complex="normal"/>
    </style:style>
    <style:style style:name="T365" style:family="text">
      <style:text-properties fo:font-style="normal" officeooo:rsid="05ceaff3" style:font-style-asian="normal" style:font-style-complex="normal"/>
    </style:style>
    <style:style style:name="T366" style:family="text">
      <style:text-properties fo:font-style="normal" officeooo:rsid="05d0146a" style:font-style-asian="normal" style:font-style-complex="normal"/>
    </style:style>
    <style:style style:name="T367" style:family="text">
      <style:text-properties fo:font-style="normal" officeooo:rsid="05d126a6" style:font-style-asian="normal" style:font-style-complex="normal"/>
    </style:style>
    <style:style style:name="T368" style:family="text">
      <style:text-properties fo:font-style="normal" officeooo:rsid="05d22ff9" style:font-style-asian="normal" style:font-style-complex="normal"/>
    </style:style>
    <style:style style:name="T369" style:family="text">
      <style:text-properties fo:font-style="normal" officeooo:rsid="05d23ef3" style:font-style-asian="normal" style:font-style-complex="normal"/>
    </style:style>
    <style:style style:name="T370" style:family="text">
      <style:text-properties fo:font-style="normal" officeooo:rsid="05d3ad7f" style:font-style-asian="normal" style:font-style-complex="normal"/>
    </style:style>
    <style:style style:name="T371" style:family="text">
      <style:text-properties fo:font-style="normal" officeooo:rsid="04e67e71" style:font-style-asian="normal" style:font-style-complex="normal"/>
    </style:style>
    <style:style style:name="T372" style:family="text">
      <style:text-properties fo:font-style="normal" officeooo:rsid="05de7fb4" style:font-style-asian="normal" style:font-style-complex="normal"/>
    </style:style>
    <style:style style:name="T373" style:family="text">
      <style:text-properties fo:font-style="normal" officeooo:rsid="04ec6bb4" style:font-style-asian="normal" style:font-style-complex="normal"/>
    </style:style>
    <style:style style:name="T374" style:family="text">
      <style:text-properties fo:font-style="normal" officeooo:rsid="05e40829" style:font-style-asian="normal" style:font-style-complex="normal"/>
    </style:style>
    <style:style style:name="T375" style:family="text">
      <style:text-properties fo:font-style="normal" officeooo:rsid="05e5872e" style:font-style-asian="normal" style:font-style-complex="normal"/>
    </style:style>
    <style:style style:name="T376" style:family="text">
      <style:text-properties fo:font-style="normal" officeooo:rsid="0501b9d4" style:font-style-asian="normal" style:font-style-complex="normal"/>
    </style:style>
    <style:style style:name="T377" style:family="text">
      <style:text-properties fo:font-style="normal" officeooo:rsid="05ed31d6" style:font-style-asian="normal" style:font-style-complex="normal"/>
    </style:style>
    <style:style style:name="T378" style:family="text">
      <style:text-properties fo:font-style="normal" officeooo:rsid="05ed8804" style:font-style-asian="normal" style:font-style-complex="normal"/>
    </style:style>
    <style:style style:name="T379" style:family="text">
      <style:text-properties fo:font-style="normal" officeooo:rsid="050902ec" style:font-style-asian="normal" style:font-style-complex="normal"/>
    </style:style>
    <style:style style:name="T380" style:family="text">
      <style:text-properties fo:font-style="normal" officeooo:rsid="050acb11" style:font-style-asian="normal" style:font-style-complex="normal"/>
    </style:style>
    <style:style style:name="T381" style:family="text">
      <style:text-properties fo:font-style="normal" officeooo:rsid="05f25e96" style:font-style-asian="normal" style:font-style-complex="normal"/>
    </style:style>
    <style:style style:name="T382" style:family="text">
      <style:text-properties fo:font-style="normal" officeooo:rsid="050f057b" style:font-style-asian="normal" style:font-style-complex="normal"/>
    </style:style>
    <style:style style:name="T383" style:family="text">
      <style:text-properties fo:font-style="normal" officeooo:rsid="051380fc" style:font-style-asian="normal" style:font-style-complex="normal"/>
    </style:style>
    <style:style style:name="T384" style:family="text">
      <style:text-properties fo:font-style="normal" officeooo:rsid="0526a9bf" style:font-style-asian="normal" style:font-style-complex="normal"/>
    </style:style>
    <style:style style:name="T385" style:family="text">
      <style:text-properties fo:font-style="normal" officeooo:rsid="05fcfbc4" style:font-style-asian="normal" style:font-style-complex="normal"/>
    </style:style>
    <style:style style:name="T386" style:family="text">
      <style:text-properties fo:font-style="normal" officeooo:rsid="05fee10b" style:font-style-asian="normal" style:font-style-complex="normal"/>
    </style:style>
    <style:style style:name="T387" style:family="text">
      <style:text-properties fo:font-style="normal" officeooo:rsid="06028d2b" style:font-style-asian="normal" style:font-style-complex="normal"/>
    </style:style>
    <style:style style:name="T388" style:family="text">
      <style:text-properties fo:font-style="normal" officeooo:rsid="06042f5a" style:font-style-asian="normal" style:font-style-complex="normal"/>
    </style:style>
    <style:style style:name="T389" style:family="text">
      <style:text-properties fo:font-style="normal" officeooo:rsid="0605a053" style:font-style-asian="normal" style:font-style-complex="normal"/>
    </style:style>
    <style:style style:name="T390" style:family="text">
      <style:text-properties fo:font-style="normal" officeooo:rsid="060831c7" style:font-style-asian="normal" style:font-style-complex="normal"/>
    </style:style>
    <style:style style:name="T391" style:family="text">
      <style:text-properties fo:font-style="normal" officeooo:rsid="060af6d2" style:font-style-asian="normal" style:font-style-complex="normal"/>
    </style:style>
    <style:style style:name="T392" style:family="text">
      <style:text-properties fo:font-style="normal" officeooo:rsid="060c533c" style:font-style-asian="normal" style:font-style-complex="normal"/>
    </style:style>
    <style:style style:name="T393" style:family="text">
      <style:text-properties fo:font-style="normal" officeooo:rsid="060cf8d2" style:font-style-asian="normal" style:font-style-complex="normal"/>
    </style:style>
    <style:style style:name="T394" style:family="text">
      <style:text-properties fo:font-style="normal" officeooo:rsid="061051fb" style:font-style-asian="normal" style:font-style-complex="normal"/>
    </style:style>
    <style:style style:name="T395" style:family="text">
      <style:text-properties fo:font-style="normal" officeooo:rsid="06137c18" style:font-style-asian="normal" style:font-style-complex="normal"/>
    </style:style>
    <style:style style:name="T396" style:family="text">
      <style:text-properties fo:font-style="normal" officeooo:rsid="06145b37" style:font-style-asian="normal" style:font-style-complex="normal"/>
    </style:style>
    <style:style style:name="T397" style:family="text">
      <style:text-properties fo:font-style="normal" officeooo:rsid="06147998" style:font-style-asian="normal" style:font-style-complex="normal"/>
    </style:style>
    <style:style style:name="T398" style:family="text">
      <style:text-properties fo:font-style="normal" officeooo:rsid="0615eb9e" style:font-style-asian="normal" style:font-style-complex="normal"/>
    </style:style>
    <style:style style:name="T399" style:family="text">
      <style:text-properties fo:font-style="normal" officeooo:rsid="0616083f" style:font-style-asian="normal" style:font-style-complex="normal"/>
    </style:style>
    <style:style style:name="T400" style:family="text">
      <style:text-properties fo:font-style="normal" officeooo:rsid="061bc3d2" style:font-style-asian="normal" style:font-style-complex="normal"/>
    </style:style>
    <style:style style:name="T401" style:family="text">
      <style:text-properties fo:font-style="normal" officeooo:rsid="061c918f" style:font-style-asian="normal" style:font-style-complex="normal"/>
    </style:style>
    <style:style style:name="T402" style:family="text">
      <style:text-properties fo:font-style="normal" officeooo:rsid="061d90b2" style:font-style-asian="normal" style:font-style-complex="normal"/>
    </style:style>
    <style:style style:name="T403" style:family="text">
      <style:text-properties fo:font-style="normal" officeooo:rsid="0624898c" style:font-style-asian="normal" style:font-style-complex="normal"/>
    </style:style>
    <style:style style:name="T404" style:family="text">
      <style:text-properties fo:font-style="normal" officeooo:rsid="062609d4" style:font-style-asian="normal" style:font-style-complex="normal"/>
    </style:style>
    <style:style style:name="T405" style:family="text">
      <style:text-properties fo:font-style="normal" officeooo:rsid="06272806" style:font-style-asian="normal" style:font-style-complex="normal"/>
    </style:style>
    <style:style style:name="T406" style:family="text">
      <style:text-properties fo:font-style="normal" officeooo:rsid="0627fb6c" style:font-style-asian="normal" style:font-style-complex="normal"/>
    </style:style>
    <style:style style:name="T407" style:family="text">
      <style:text-properties fo:font-style="normal" officeooo:rsid="062af447" style:font-style-asian="normal" style:font-style-complex="normal"/>
    </style:style>
    <style:style style:name="T408" style:family="text">
      <style:text-properties fo:font-style="normal" officeooo:rsid="062be6ec" style:font-style-asian="normal" style:font-style-complex="normal"/>
    </style:style>
    <style:style style:name="T409" style:family="text">
      <style:text-properties fo:font-style="normal" officeooo:rsid="062c3dec" style:font-style-asian="normal" style:font-style-complex="normal"/>
    </style:style>
    <style:style style:name="T410" style:family="text">
      <style:text-properties fo:font-style="normal" officeooo:rsid="062f7473" style:font-style-asian="normal" style:font-style-complex="normal"/>
    </style:style>
    <style:style style:name="T411" style:family="text">
      <style:text-properties fo:font-style="normal" officeooo:rsid="062ff006" style:font-style-asian="normal" style:font-style-complex="normal"/>
    </style:style>
    <style:style style:name="T412" style:family="text">
      <style:text-properties fo:font-style="normal" officeooo:rsid="06311f1b" style:font-style-asian="normal" style:font-style-complex="normal"/>
    </style:style>
    <style:style style:name="T413" style:family="text">
      <style:text-properties fo:font-style="normal" officeooo:rsid="0631bb83" style:font-style-asian="normal" style:font-style-complex="normal"/>
    </style:style>
    <style:style style:name="T414" style:family="text">
      <style:text-properties fo:font-style="normal" officeooo:rsid="063285fe" style:font-style-asian="normal" style:font-style-complex="normal"/>
    </style:style>
    <style:style style:name="T415" style:family="text">
      <style:text-properties fo:font-style="normal" officeooo:rsid="06338362" style:font-style-asian="normal" style:font-style-complex="normal"/>
    </style:style>
    <style:style style:name="T416" style:family="text">
      <style:text-properties fo:font-style="normal" officeooo:rsid="0634377f" style:font-style-asian="normal" style:font-style-complex="normal"/>
    </style:style>
    <style:style style:name="T417" style:family="text">
      <style:text-properties fo:font-style="normal" officeooo:rsid="0635fc7c" style:font-style-asian="normal" style:font-style-complex="normal"/>
    </style:style>
    <style:style style:name="T418" style:family="text">
      <style:text-properties fo:font-style="normal" officeooo:rsid="0637ea69" style:font-style-asian="normal" style:font-style-complex="normal"/>
    </style:style>
    <style:style style:name="T419" style:family="text">
      <style:text-properties fo:font-style="normal" officeooo:rsid="06388c90" style:font-style-asian="normal" style:font-style-complex="normal"/>
    </style:style>
    <style:style style:name="T420" style:family="text">
      <style:text-properties fo:font-style="normal" officeooo:rsid="0638a580" style:font-style-asian="normal" style:font-style-complex="normal"/>
    </style:style>
    <style:style style:name="T421" style:family="text">
      <style:text-properties fo:font-style="normal" officeooo:rsid="0639b0d4" style:font-style-asian="normal" style:font-style-complex="normal"/>
    </style:style>
    <style:style style:name="T422" style:family="text">
      <style:text-properties fo:font-style="normal" officeooo:rsid="063c3cea" style:font-style-asian="normal" style:font-style-complex="normal"/>
    </style:style>
    <style:style style:name="T423" style:family="text">
      <style:text-properties fo:font-style="normal" officeooo:rsid="063d521b" style:font-style-asian="normal" style:font-style-complex="normal"/>
    </style:style>
    <style:style style:name="T424" style:family="text">
      <style:text-properties fo:font-style="normal" officeooo:rsid="063ed593" style:font-style-asian="normal" style:font-style-complex="normal"/>
    </style:style>
    <style:style style:name="T425" style:family="text">
      <style:text-properties fo:font-style="normal" officeooo:rsid="0640b503" style:font-style-asian="normal" style:font-style-complex="normal"/>
    </style:style>
    <style:style style:name="T426" style:family="text">
      <style:text-properties fo:font-style="normal" officeooo:rsid="0641979f" style:font-style-asian="normal" style:font-style-complex="normal"/>
    </style:style>
    <style:style style:name="T427" style:family="text">
      <style:text-properties fo:font-style="normal" officeooo:rsid="064cc454" style:font-style-asian="normal" style:font-style-complex="normal"/>
    </style:style>
    <style:style style:name="T428" style:family="text">
      <style:text-properties fo:font-style="normal" fo:font-weight="normal" officeooo:rsid="028503dd" style:font-style-asian="normal" style:font-weight-asian="normal" style:font-style-complex="normal" style:font-weight-complex="normal"/>
    </style:style>
    <style:style style:name="T429" style:family="text">
      <style:text-properties fo:font-style="normal" fo:font-weight="normal" officeooo:rsid="05818313" style:font-style-asian="normal" style:font-weight-asian="normal" style:font-style-complex="normal" style:font-weight-complex="normal"/>
    </style:style>
    <style:style style:name="T430" style:family="text">
      <style:text-properties fo:font-style="normal" fo:font-weight="normal" officeooo:rsid="058198f0" style:font-style-asian="normal" style:font-weight-asian="normal" style:font-style-complex="normal" style:font-weight-complex="normal"/>
    </style:style>
    <style:style style:name="T431" style:family="text">
      <style:text-properties fo:font-style="normal" fo:font-weight="normal" officeooo:rsid="05820867" style:font-style-asian="normal" style:font-weight-asian="normal" style:font-style-complex="normal" style:font-weight-complex="normal"/>
    </style:style>
    <style:style style:name="T432" style:family="text">
      <style:text-properties fo:font-style="normal" officeooo:rsid="0239ffc1" fo:background-color="transparent" loext:char-shading-value="0" style:font-style-asian="normal" style:font-style-complex="normal"/>
    </style:style>
    <style:style style:name="T433" style:family="text">
      <style:text-properties fo:font-style="normal" officeooo:rsid="03a1a5e7" fo:background-color="transparent" loext:char-shading-value="0" style:font-style-asian="normal" style:font-style-complex="normal"/>
    </style:style>
    <style:style style:name="T434" style:family="text">
      <style:text-properties fo:font-style="normal" style:text-underline-style="none" fo:font-weight="normal" officeooo:rsid="044abd30" style:font-style-asian="normal" style:font-weight-asian="normal" style:font-style-complex="normal" style:font-weight-complex="normal"/>
    </style:style>
    <style:style style:name="T435" style:family="text">
      <style:text-properties fo:font-style="normal" style:text-underline-style="none" fo:font-weight="normal" officeooo:rsid="04490c34" style:font-style-asian="normal" style:font-weight-asian="normal" style:font-style-complex="normal" style:font-weight-complex="normal"/>
    </style:style>
    <style:style style:name="T436" style:family="text">
      <style:text-properties fo:font-style="normal" style:text-underline-style="none" fo:font-weight="normal" officeooo:rsid="042ea266" style:font-style-asian="normal" style:font-weight-asian="normal" style:font-style-complex="normal" style:font-weight-complex="normal"/>
    </style:style>
    <style:style style:name="T437" style:family="text">
      <style:text-properties fo:font-style="italic" style:font-style-asian="italic" style:font-style-complex="italic"/>
    </style:style>
    <style:style style:name="T438" style:family="text">
      <style:text-properties fo:font-style="italic" officeooo:rsid="009a0902" style:font-style-asian="italic" style:font-style-complex="italic"/>
    </style:style>
    <style:style style:name="T439" style:family="text">
      <style:text-properties fo:font-style="italic" officeooo:rsid="009e9be0" style:font-style-asian="italic" style:font-style-complex="italic"/>
    </style:style>
    <style:style style:name="T440" style:family="text">
      <style:text-properties fo:font-style="italic" officeooo:rsid="00a198a8" style:font-style-asian="italic" style:font-style-complex="italic"/>
    </style:style>
    <style:style style:name="T441" style:family="text">
      <style:text-properties fo:font-style="italic" officeooo:rsid="00a3182d" style:font-style-asian="italic" style:font-style-complex="italic"/>
    </style:style>
    <style:style style:name="T442" style:family="text">
      <style:text-properties fo:font-style="italic" officeooo:rsid="00a53bcd" style:font-style-asian="italic" style:font-style-complex="italic"/>
    </style:style>
    <style:style style:name="T443" style:family="text">
      <style:text-properties fo:font-style="italic" officeooo:rsid="00a6d291" style:font-style-asian="italic" style:font-style-complex="italic"/>
    </style:style>
    <style:style style:name="T444" style:family="text">
      <style:text-properties fo:font-style="italic" officeooo:rsid="00a9f2a1" style:font-style-asian="italic" style:font-style-complex="italic"/>
    </style:style>
    <style:style style:name="T445" style:family="text">
      <style:text-properties fo:font-style="italic" officeooo:rsid="00ad5821" style:font-style-asian="italic" style:font-style-complex="italic"/>
    </style:style>
    <style:style style:name="T446" style:family="text">
      <style:text-properties fo:font-style="italic" officeooo:rsid="00af1f68" style:font-style-asian="italic" style:font-style-complex="italic"/>
    </style:style>
    <style:style style:name="T447" style:family="text">
      <style:text-properties fo:font-style="italic" officeooo:rsid="00b0162a" style:font-style-asian="italic" style:font-style-complex="italic"/>
    </style:style>
    <style:style style:name="T448" style:family="text">
      <style:text-properties fo:font-style="italic" officeooo:rsid="00b07931" style:font-style-asian="italic" style:font-style-complex="italic"/>
    </style:style>
    <style:style style:name="T449" style:family="text">
      <style:text-properties fo:font-style="italic" officeooo:rsid="00b0bb15" style:font-style-asian="italic" style:font-style-complex="italic"/>
    </style:style>
    <style:style style:name="T450" style:family="text">
      <style:text-properties fo:font-style="italic" officeooo:rsid="00b250a8" style:font-style-asian="italic" style:font-style-complex="italic"/>
    </style:style>
    <style:style style:name="T451" style:family="text">
      <style:text-properties fo:font-style="italic" officeooo:rsid="00b2bd35" style:font-style-asian="italic" style:font-style-complex="italic"/>
    </style:style>
    <style:style style:name="T452" style:family="text">
      <style:text-properties fo:font-style="italic" officeooo:rsid="00b44d4a" style:font-style-asian="italic" style:font-style-complex="italic"/>
    </style:style>
    <style:style style:name="T453" style:family="text">
      <style:text-properties fo:font-style="italic" officeooo:rsid="00cb5f07" style:font-style-asian="italic" style:font-style-complex="italic"/>
    </style:style>
    <style:style style:name="T454" style:family="text">
      <style:text-properties fo:font-style="italic" officeooo:rsid="00d3b65e" style:font-style-asian="italic" style:font-style-complex="italic"/>
    </style:style>
    <style:style style:name="T455" style:family="text">
      <style:text-properties fo:font-style="italic" officeooo:rsid="00fc8d6e" style:font-style-asian="italic" style:font-style-complex="italic"/>
    </style:style>
    <style:style style:name="T456" style:family="text">
      <style:text-properties fo:font-style="italic" officeooo:rsid="0100c18d" style:font-style-asian="italic" style:font-style-complex="italic"/>
    </style:style>
    <style:style style:name="T457" style:family="text">
      <style:text-properties fo:font-style="italic" officeooo:rsid="0100f55c" style:font-style-asian="italic" style:font-style-complex="italic"/>
    </style:style>
    <style:style style:name="T458" style:family="text">
      <style:text-properties fo:font-style="italic" officeooo:rsid="0104f64b" style:font-style-asian="italic" style:font-style-complex="italic"/>
    </style:style>
    <style:style style:name="T459" style:family="text">
      <style:text-properties fo:font-style="italic" officeooo:rsid="010e4e5d" style:font-style-asian="italic" style:font-style-complex="italic"/>
    </style:style>
    <style:style style:name="T460" style:family="text">
      <style:text-properties fo:font-style="italic" officeooo:rsid="0116f2f1" style:font-style-asian="italic" style:font-style-complex="italic"/>
    </style:style>
    <style:style style:name="T461" style:family="text">
      <style:text-properties fo:font-style="italic" officeooo:rsid="01276b54" style:font-style-asian="italic" style:font-style-complex="italic"/>
    </style:style>
    <style:style style:name="T462" style:family="text">
      <style:text-properties fo:font-style="italic" officeooo:rsid="01294dbf" style:font-style-asian="italic" style:font-style-complex="italic"/>
    </style:style>
    <style:style style:name="T463" style:family="text">
      <style:text-properties fo:font-style="italic" officeooo:rsid="012c6fd6" style:font-style-asian="italic" style:font-style-complex="italic"/>
    </style:style>
    <style:style style:name="T464" style:family="text">
      <style:text-properties fo:font-style="italic" officeooo:rsid="014324d7" style:font-style-asian="italic" style:font-style-complex="italic"/>
    </style:style>
    <style:style style:name="T465" style:family="text">
      <style:text-properties fo:font-style="italic" officeooo:rsid="01457bde" style:font-style-asian="italic" style:font-style-complex="italic"/>
    </style:style>
    <style:style style:name="T466" style:family="text">
      <style:text-properties fo:font-style="italic" officeooo:rsid="01491b38" style:font-style-asian="italic" style:font-style-complex="italic"/>
    </style:style>
    <style:style style:name="T467" style:family="text">
      <style:text-properties fo:font-style="italic" officeooo:rsid="014a39d5" style:font-style-asian="italic" style:font-style-complex="italic"/>
    </style:style>
    <style:style style:name="T468" style:family="text">
      <style:text-properties fo:font-style="italic" officeooo:rsid="014d97ee" style:font-style-asian="italic" style:font-style-complex="italic"/>
    </style:style>
    <style:style style:name="T469" style:family="text">
      <style:text-properties fo:font-style="italic" officeooo:rsid="014ec919" style:font-style-asian="italic" style:font-style-complex="italic"/>
    </style:style>
    <style:style style:name="T470" style:family="text">
      <style:text-properties fo:font-style="italic" officeooo:rsid="01526a37" style:font-style-asian="italic" style:font-style-complex="italic"/>
    </style:style>
    <style:style style:name="T471" style:family="text">
      <style:text-properties fo:font-style="italic" officeooo:rsid="0152859f" style:font-style-asian="italic" style:font-style-complex="italic"/>
    </style:style>
    <style:style style:name="T472" style:family="text">
      <style:text-properties fo:font-style="italic" officeooo:rsid="0155f822" style:font-style-asian="italic" style:font-style-complex="italic"/>
    </style:style>
    <style:style style:name="T473" style:family="text">
      <style:text-properties fo:font-style="italic" officeooo:rsid="0159b3b2" style:font-style-asian="italic" style:font-style-complex="italic"/>
    </style:style>
    <style:style style:name="T474" style:family="text">
      <style:text-properties fo:font-style="italic" officeooo:rsid="015a707f" style:font-style-asian="italic" style:font-style-complex="italic"/>
    </style:style>
    <style:style style:name="T475" style:family="text">
      <style:text-properties fo:font-style="italic" officeooo:rsid="015bd70d" style:font-style-asian="italic" style:font-style-complex="italic"/>
    </style:style>
    <style:style style:name="T476" style:family="text">
      <style:text-properties fo:font-style="italic" officeooo:rsid="018dd6c6" style:font-style-asian="italic" style:font-style-complex="italic"/>
    </style:style>
    <style:style style:name="T477" style:family="text">
      <style:text-properties fo:font-style="italic" officeooo:rsid="018f8b25" style:font-style-asian="italic" style:font-style-complex="italic"/>
    </style:style>
    <style:style style:name="T478" style:family="text">
      <style:text-properties fo:font-style="italic" officeooo:rsid="0190e6e6" style:font-style-asian="italic" style:font-style-complex="italic"/>
    </style:style>
    <style:style style:name="T479" style:family="text">
      <style:text-properties fo:font-style="italic" officeooo:rsid="0192a7ab" style:font-style-asian="italic" style:font-style-complex="italic"/>
    </style:style>
    <style:style style:name="T480" style:family="text">
      <style:text-properties fo:font-style="italic" officeooo:rsid="01946e17" style:font-style-asian="italic" style:font-style-complex="italic"/>
    </style:style>
    <style:style style:name="T481" style:family="text">
      <style:text-properties fo:font-style="italic" officeooo:rsid="0196ce72" style:font-style-asian="italic" style:font-style-complex="italic"/>
    </style:style>
    <style:style style:name="T482" style:family="text">
      <style:text-properties fo:font-style="italic" officeooo:rsid="0199f065" style:font-style-asian="italic" style:font-style-complex="italic"/>
    </style:style>
    <style:style style:name="T483" style:family="text">
      <style:text-properties fo:font-style="italic" officeooo:rsid="019c3f20" style:font-style-asian="italic" style:font-style-complex="italic"/>
    </style:style>
    <style:style style:name="T484" style:family="text">
      <style:text-properties fo:font-style="italic" officeooo:rsid="01a30129" style:font-style-asian="italic" style:font-style-complex="italic"/>
    </style:style>
    <style:style style:name="T485" style:family="text">
      <style:text-properties fo:font-style="italic" officeooo:rsid="01a38467" style:font-style-asian="italic" style:font-style-complex="italic"/>
    </style:style>
    <style:style style:name="T486" style:family="text">
      <style:text-properties fo:font-style="italic" officeooo:rsid="01a5821d" style:font-style-asian="italic" style:font-style-complex="italic"/>
    </style:style>
    <style:style style:name="T487" style:family="text">
      <style:text-properties fo:font-style="italic" officeooo:rsid="01a62467" style:font-style-asian="italic" style:font-style-complex="italic"/>
    </style:style>
    <style:style style:name="T488" style:family="text">
      <style:text-properties fo:font-style="italic" officeooo:rsid="01a767a9" style:font-style-asian="italic" style:font-style-complex="italic"/>
    </style:style>
    <style:style style:name="T489" style:family="text">
      <style:text-properties fo:font-style="italic" officeooo:rsid="01abcf34" style:font-style-asian="italic" style:font-style-complex="italic"/>
    </style:style>
    <style:style style:name="T490" style:family="text">
      <style:text-properties fo:font-style="italic" officeooo:rsid="01b07d2e" style:font-style-asian="italic" style:font-style-complex="italic"/>
    </style:style>
    <style:style style:name="T491" style:family="text">
      <style:text-properties fo:font-style="italic" officeooo:rsid="01b19ef9" style:font-style-asian="italic" style:font-style-complex="italic"/>
    </style:style>
    <style:style style:name="T492" style:family="text">
      <style:text-properties fo:font-style="italic" officeooo:rsid="01b936a0" style:font-style-asian="italic" style:font-style-complex="italic"/>
    </style:style>
    <style:style style:name="T493" style:family="text">
      <style:text-properties fo:font-style="italic" officeooo:rsid="01baf82b" style:font-style-asian="italic" style:font-style-complex="italic"/>
    </style:style>
    <style:style style:name="T494" style:family="text">
      <style:text-properties fo:font-style="italic" officeooo:rsid="01bc53b0" style:font-style-asian="italic" style:font-style-complex="italic"/>
    </style:style>
    <style:style style:name="T495" style:family="text">
      <style:text-properties fo:font-style="italic" officeooo:rsid="01c643f7" style:font-style-asian="italic" style:font-style-complex="italic"/>
    </style:style>
    <style:style style:name="T496" style:family="text">
      <style:text-properties fo:font-style="italic" officeooo:rsid="01c8496f" style:font-style-asian="italic" style:font-style-complex="italic"/>
    </style:style>
    <style:style style:name="T497" style:family="text">
      <style:text-properties fo:font-style="italic" officeooo:rsid="01c9af8a" style:font-style-asian="italic" style:font-style-complex="italic"/>
    </style:style>
    <style:style style:name="T498" style:family="text">
      <style:text-properties fo:font-style="italic" officeooo:rsid="01cb80f9" style:font-style-asian="italic" style:font-style-complex="italic"/>
    </style:style>
    <style:style style:name="T499" style:family="text">
      <style:text-properties fo:font-style="italic" officeooo:rsid="01cc6304" style:font-style-asian="italic" style:font-style-complex="italic"/>
    </style:style>
    <style:style style:name="T500" style:family="text">
      <style:text-properties fo:font-style="italic" officeooo:rsid="01d0d9d6" style:font-style-asian="italic" style:font-style-complex="italic"/>
    </style:style>
    <style:style style:name="T501" style:family="text">
      <style:text-properties fo:font-style="italic" officeooo:rsid="01d1a987" style:font-style-asian="italic" style:font-style-complex="italic"/>
    </style:style>
    <style:style style:name="T502" style:family="text">
      <style:text-properties fo:font-style="italic" officeooo:rsid="01d2b6e8" style:font-style-asian="italic" style:font-style-complex="italic"/>
    </style:style>
    <style:style style:name="T503" style:family="text">
      <style:text-properties fo:font-style="italic" officeooo:rsid="01e6a859" style:font-style-asian="italic" style:font-style-complex="italic"/>
    </style:style>
    <style:style style:name="T504" style:family="text">
      <style:text-properties fo:font-style="italic" officeooo:rsid="01f4725c" style:font-style-asian="italic" style:font-style-complex="italic"/>
    </style:style>
    <style:style style:name="T505" style:family="text">
      <style:text-properties fo:font-style="italic" officeooo:rsid="01f68661" style:font-style-asian="italic" style:font-style-complex="italic"/>
    </style:style>
    <style:style style:name="T506" style:family="text">
      <style:text-properties fo:font-style="italic" officeooo:rsid="01f72680" style:font-style-asian="italic" style:font-style-complex="italic"/>
    </style:style>
    <style:style style:name="T507" style:family="text">
      <style:text-properties fo:font-style="italic" officeooo:rsid="01f8eee1" style:font-style-asian="italic" style:font-style-complex="italic"/>
    </style:style>
    <style:style style:name="T508" style:family="text">
      <style:text-properties fo:font-style="italic" officeooo:rsid="01f97c92" style:font-style-asian="italic" style:font-style-complex="italic"/>
    </style:style>
    <style:style style:name="T509" style:family="text">
      <style:text-properties fo:font-style="italic" officeooo:rsid="01fd52db" style:font-style-asian="italic" style:font-style-complex="italic"/>
    </style:style>
    <style:style style:name="T510" style:family="text">
      <style:text-properties fo:font-style="italic" officeooo:rsid="0200c130" style:font-style-asian="italic" style:font-style-complex="italic"/>
    </style:style>
    <style:style style:name="T511" style:family="text">
      <style:text-properties fo:font-style="italic" officeooo:rsid="02096751" style:font-style-asian="italic" style:font-style-complex="italic"/>
    </style:style>
    <style:style style:name="T512" style:family="text">
      <style:text-properties fo:font-style="italic" officeooo:rsid="02135b8b" style:font-style-asian="italic" style:font-style-complex="italic"/>
    </style:style>
    <style:style style:name="T513" style:family="text">
      <style:text-properties fo:font-style="italic" officeooo:rsid="02221c55" style:font-style-asian="italic" style:font-style-complex="italic"/>
    </style:style>
    <style:style style:name="T514" style:family="text">
      <style:text-properties fo:font-style="italic" officeooo:rsid="0223b380" style:font-style-asian="italic" style:font-style-complex="italic"/>
    </style:style>
    <style:style style:name="T515" style:family="text">
      <style:text-properties fo:font-style="italic" officeooo:rsid="022578c8" style:font-style-asian="italic" style:font-style-complex="italic"/>
    </style:style>
    <style:style style:name="T516" style:family="text">
      <style:text-properties fo:font-style="italic" officeooo:rsid="02288b02" style:font-style-asian="italic" style:font-style-complex="italic"/>
    </style:style>
    <style:style style:name="T517" style:family="text">
      <style:text-properties fo:font-style="italic" officeooo:rsid="022ced96" style:font-style-asian="italic" style:font-style-complex="italic"/>
    </style:style>
    <style:style style:name="T518" style:family="text">
      <style:text-properties fo:font-style="italic" officeooo:rsid="022e6685" style:font-style-asian="italic" style:font-style-complex="italic"/>
    </style:style>
    <style:style style:name="T519" style:family="text">
      <style:text-properties fo:font-style="italic" officeooo:rsid="02362297" style:font-style-asian="italic" style:font-style-complex="italic"/>
    </style:style>
    <style:style style:name="T520" style:family="text">
      <style:text-properties fo:font-style="italic" officeooo:rsid="0239ffc1" style:font-style-asian="italic" style:font-style-complex="italic"/>
    </style:style>
    <style:style style:name="T521" style:family="text">
      <style:text-properties fo:font-style="italic" officeooo:rsid="02439008" style:font-style-asian="italic" style:font-style-complex="italic"/>
    </style:style>
    <style:style style:name="T522" style:family="text">
      <style:text-properties fo:font-style="italic" officeooo:rsid="025e50f8" style:font-style-asian="italic" style:font-style-complex="italic"/>
    </style:style>
    <style:style style:name="T523" style:family="text">
      <style:text-properties fo:font-style="italic" officeooo:rsid="025fe23d" style:font-style-asian="italic" style:font-style-complex="italic"/>
    </style:style>
    <style:style style:name="T524" style:family="text">
      <style:text-properties fo:font-style="italic" officeooo:rsid="026291dd" style:font-style-asian="italic" style:font-style-complex="italic"/>
    </style:style>
    <style:style style:name="T525" style:family="text">
      <style:text-properties fo:font-style="italic" officeooo:rsid="02648d3b" style:font-style-asian="italic" style:font-style-complex="italic"/>
    </style:style>
    <style:style style:name="T526" style:family="text">
      <style:text-properties fo:font-style="italic" officeooo:rsid="0265bb5e" style:font-style-asian="italic" style:font-style-complex="italic"/>
    </style:style>
    <style:style style:name="T527" style:family="text">
      <style:text-properties fo:font-style="italic" officeooo:rsid="0269297d" style:font-style-asian="italic" style:font-style-complex="italic"/>
    </style:style>
    <style:style style:name="T528" style:family="text">
      <style:text-properties fo:font-style="italic" officeooo:rsid="02771663" style:font-style-asian="italic" style:font-style-complex="italic"/>
    </style:style>
    <style:style style:name="T529" style:family="text">
      <style:text-properties fo:font-style="italic" officeooo:rsid="0279ad5e" style:font-style-asian="italic" style:font-style-complex="italic"/>
    </style:style>
    <style:style style:name="T530" style:family="text">
      <style:text-properties fo:font-style="italic" officeooo:rsid="027e467c" style:font-style-asian="italic" style:font-style-complex="italic"/>
    </style:style>
    <style:style style:name="T531" style:family="text">
      <style:text-properties fo:font-style="italic" officeooo:rsid="028102bb" style:font-style-asian="italic" style:font-style-complex="italic"/>
    </style:style>
    <style:style style:name="T532" style:family="text">
      <style:text-properties fo:font-style="italic" officeooo:rsid="0281d738" style:font-style-asian="italic" style:font-style-complex="italic"/>
    </style:style>
    <style:style style:name="T533" style:family="text">
      <style:text-properties fo:font-style="italic" officeooo:rsid="028503dd" style:font-style-asian="italic" style:font-style-complex="italic"/>
    </style:style>
    <style:style style:name="T534" style:family="text">
      <style:text-properties fo:font-style="italic" officeooo:rsid="029bca05" style:font-style-asian="italic" style:font-style-complex="italic"/>
    </style:style>
    <style:style style:name="T535" style:family="text">
      <style:text-properties fo:font-style="italic" officeooo:rsid="029f899e" style:font-style-asian="italic" style:font-style-complex="italic"/>
    </style:style>
    <style:style style:name="T536" style:family="text">
      <style:text-properties fo:font-style="italic" officeooo:rsid="02a15033" style:font-style-asian="italic" style:font-style-complex="italic"/>
    </style:style>
    <style:style style:name="T537" style:family="text">
      <style:text-properties fo:font-style="italic" officeooo:rsid="02a26238" style:font-style-asian="italic" style:font-style-complex="italic"/>
    </style:style>
    <style:style style:name="T538" style:family="text">
      <style:text-properties fo:font-style="italic" officeooo:rsid="02a40a00" style:font-style-asian="italic" style:font-style-complex="italic"/>
    </style:style>
    <style:style style:name="T539" style:family="text">
      <style:text-properties fo:font-style="italic" officeooo:rsid="02a52301" style:font-style-asian="italic" style:font-style-complex="italic"/>
    </style:style>
    <style:style style:name="T540" style:family="text">
      <style:text-properties fo:font-style="italic" officeooo:rsid="02a52952" style:font-style-asian="italic" style:font-style-complex="italic"/>
    </style:style>
    <style:style style:name="T541" style:family="text">
      <style:text-properties fo:font-style="italic" officeooo:rsid="02a620f9" style:font-style-asian="italic" style:font-style-complex="italic"/>
    </style:style>
    <style:style style:name="T542" style:family="text">
      <style:text-properties fo:font-style="italic" officeooo:rsid="02a6f1fa" style:font-style-asian="italic" style:font-style-complex="italic"/>
    </style:style>
    <style:style style:name="T543" style:family="text">
      <style:text-properties fo:font-style="italic" officeooo:rsid="02aa378f" style:font-style-asian="italic" style:font-style-complex="italic"/>
    </style:style>
    <style:style style:name="T544" style:family="text">
      <style:text-properties fo:font-style="italic" officeooo:rsid="02ae27db" style:font-style-asian="italic" style:font-style-complex="italic"/>
    </style:style>
    <style:style style:name="T545" style:family="text">
      <style:text-properties fo:font-style="italic" officeooo:rsid="02ae4ba3" style:font-style-asian="italic" style:font-style-complex="italic"/>
    </style:style>
    <style:style style:name="T546" style:family="text">
      <style:text-properties fo:font-style="italic" officeooo:rsid="02aeceda" style:font-style-asian="italic" style:font-style-complex="italic"/>
    </style:style>
    <style:style style:name="T547" style:family="text">
      <style:text-properties fo:font-style="italic" officeooo:rsid="02af0fb1" style:font-style-asian="italic" style:font-style-complex="italic"/>
    </style:style>
    <style:style style:name="T548" style:family="text">
      <style:text-properties fo:font-style="italic" officeooo:rsid="02baf64c" style:font-style-asian="italic" style:font-style-complex="italic"/>
    </style:style>
    <style:style style:name="T549" style:family="text">
      <style:text-properties fo:font-style="italic" officeooo:rsid="02bbbaad" style:font-style-asian="italic" style:font-style-complex="italic"/>
    </style:style>
    <style:style style:name="T550" style:family="text">
      <style:text-properties fo:font-style="italic" officeooo:rsid="02c057ec" style:font-style-asian="italic" style:font-style-complex="italic"/>
    </style:style>
    <style:style style:name="T551" style:family="text">
      <style:text-properties fo:font-style="italic" officeooo:rsid="02c1fb63" style:font-style-asian="italic" style:font-style-complex="italic"/>
    </style:style>
    <style:style style:name="T552" style:family="text">
      <style:text-properties fo:font-style="italic" officeooo:rsid="02c3a035" style:font-style-asian="italic" style:font-style-complex="italic"/>
    </style:style>
    <style:style style:name="T553" style:family="text">
      <style:text-properties fo:font-style="italic" officeooo:rsid="02c64014" style:font-style-asian="italic" style:font-style-complex="italic"/>
    </style:style>
    <style:style style:name="T554" style:family="text">
      <style:text-properties fo:font-style="italic" officeooo:rsid="02c7d278" style:font-style-asian="italic" style:font-style-complex="italic"/>
    </style:style>
    <style:style style:name="T555" style:family="text">
      <style:text-properties fo:font-style="italic" officeooo:rsid="02c9e37b" style:font-style-asian="italic" style:font-style-complex="italic"/>
    </style:style>
    <style:style style:name="T556" style:family="text">
      <style:text-properties fo:font-style="italic" officeooo:rsid="02cc9b28" style:font-style-asian="italic" style:font-style-complex="italic"/>
    </style:style>
    <style:style style:name="T557" style:family="text">
      <style:text-properties fo:font-style="italic" officeooo:rsid="02de864f" style:font-style-asian="italic" style:font-style-complex="italic"/>
    </style:style>
    <style:style style:name="T558" style:family="text">
      <style:text-properties fo:font-style="italic" officeooo:rsid="02e329bb" style:font-style-asian="italic" style:font-style-complex="italic"/>
    </style:style>
    <style:style style:name="T559" style:family="text">
      <style:text-properties fo:font-style="italic" officeooo:rsid="02e37eac" style:font-style-asian="italic" style:font-style-complex="italic"/>
    </style:style>
    <style:style style:name="T560" style:family="text">
      <style:text-properties fo:font-style="italic" officeooo:rsid="02e3c5fe" style:font-style-asian="italic" style:font-style-complex="italic"/>
    </style:style>
    <style:style style:name="T561" style:family="text">
      <style:text-properties fo:font-style="italic" officeooo:rsid="02e582fc" style:font-style-asian="italic" style:font-style-complex="italic"/>
    </style:style>
    <style:style style:name="T562" style:family="text">
      <style:text-properties fo:font-style="italic" officeooo:rsid="02e823c3" style:font-style-asian="italic" style:font-style-complex="italic"/>
    </style:style>
    <style:style style:name="T563" style:family="text">
      <style:text-properties fo:font-style="italic" officeooo:rsid="02f38870" style:font-style-asian="italic" style:font-style-complex="italic"/>
    </style:style>
    <style:style style:name="T564" style:family="text">
      <style:text-properties fo:font-style="italic" officeooo:rsid="02f8039f" style:font-style-asian="italic" style:font-style-complex="italic"/>
    </style:style>
    <style:style style:name="T565" style:family="text">
      <style:text-properties fo:font-style="italic" officeooo:rsid="0303f948" style:font-style-asian="italic" style:font-style-complex="italic"/>
    </style:style>
    <style:style style:name="T566" style:family="text">
      <style:text-properties fo:font-style="italic" officeooo:rsid="03084e2b" style:font-style-asian="italic" style:font-style-complex="italic"/>
    </style:style>
    <style:style style:name="T567" style:family="text">
      <style:text-properties fo:font-style="italic" officeooo:rsid="03087868" style:font-style-asian="italic" style:font-style-complex="italic"/>
    </style:style>
    <style:style style:name="T568" style:family="text">
      <style:text-properties fo:font-style="italic" officeooo:rsid="03133987" style:font-style-asian="italic" style:font-style-complex="italic"/>
    </style:style>
    <style:style style:name="T569" style:family="text">
      <style:text-properties fo:font-style="italic" officeooo:rsid="0315b240" style:font-style-asian="italic" style:font-style-complex="italic"/>
    </style:style>
    <style:style style:name="T570" style:family="text">
      <style:text-properties fo:font-style="italic" officeooo:rsid="0316ca05" style:font-style-asian="italic" style:font-style-complex="italic"/>
    </style:style>
    <style:style style:name="T571" style:family="text">
      <style:text-properties fo:font-style="italic" officeooo:rsid="0324441b" style:font-style-asian="italic" style:font-style-complex="italic"/>
    </style:style>
    <style:style style:name="T572" style:family="text">
      <style:text-properties fo:font-style="italic" officeooo:rsid="0326d770" style:font-style-asian="italic" style:font-style-complex="italic"/>
    </style:style>
    <style:style style:name="T573" style:family="text">
      <style:text-properties fo:font-style="italic" officeooo:rsid="0329391f" style:font-style-asian="italic" style:font-style-complex="italic"/>
    </style:style>
    <style:style style:name="T574" style:family="text">
      <style:text-properties fo:font-style="italic" officeooo:rsid="033049ec" style:font-style-asian="italic" style:font-style-complex="italic"/>
    </style:style>
    <style:style style:name="T575" style:family="text">
      <style:text-properties fo:font-style="italic" officeooo:rsid="033728cd" style:font-style-asian="italic" style:font-style-complex="italic"/>
    </style:style>
    <style:style style:name="T576" style:family="text">
      <style:text-properties fo:font-style="italic" officeooo:rsid="033bcb05" style:font-style-asian="italic" style:font-style-complex="italic"/>
    </style:style>
    <style:style style:name="T577" style:family="text">
      <style:text-properties fo:font-style="italic" officeooo:rsid="033d776d" style:font-style-asian="italic" style:font-style-complex="italic"/>
    </style:style>
    <style:style style:name="T578" style:family="text">
      <style:text-properties fo:font-style="italic" officeooo:rsid="034dd9ca" style:font-style-asian="italic" style:font-style-complex="italic"/>
    </style:style>
    <style:style style:name="T579" style:family="text">
      <style:text-properties fo:font-style="italic" officeooo:rsid="034e9be0" style:font-style-asian="italic" style:font-style-complex="italic"/>
    </style:style>
    <style:style style:name="T580" style:family="text">
      <style:text-properties fo:font-style="italic" officeooo:rsid="035819b5" style:font-style-asian="italic" style:font-style-complex="italic"/>
    </style:style>
    <style:style style:name="T581" style:family="text">
      <style:text-properties fo:font-style="italic" officeooo:rsid="03674346" style:font-style-asian="italic" style:font-style-complex="italic"/>
    </style:style>
    <style:style style:name="T582" style:family="text">
      <style:text-properties fo:font-style="italic" officeooo:rsid="036d4b1c" style:font-style-asian="italic" style:font-style-complex="italic"/>
    </style:style>
    <style:style style:name="T583" style:family="text">
      <style:text-properties fo:font-style="italic" officeooo:rsid="0370c7bf" style:font-style-asian="italic" style:font-style-complex="italic"/>
    </style:style>
    <style:style style:name="T584" style:family="text">
      <style:text-properties fo:font-style="italic" officeooo:rsid="037160f4" style:font-style-asian="italic" style:font-style-complex="italic"/>
    </style:style>
    <style:style style:name="T585" style:family="text">
      <style:text-properties fo:font-style="italic" officeooo:rsid="037588cb" style:font-style-asian="italic" style:font-style-complex="italic"/>
    </style:style>
    <style:style style:name="T586" style:family="text">
      <style:text-properties fo:font-style="italic" officeooo:rsid="037c33b9" style:font-style-asian="italic" style:font-style-complex="italic"/>
    </style:style>
    <style:style style:name="T587" style:family="text">
      <style:text-properties fo:font-style="italic" officeooo:rsid="037e177b" style:font-style-asian="italic" style:font-style-complex="italic"/>
    </style:style>
    <style:style style:name="T588" style:family="text">
      <style:text-properties fo:font-style="italic" officeooo:rsid="037f6ae6" style:font-style-asian="italic" style:font-style-complex="italic"/>
    </style:style>
    <style:style style:name="T589" style:family="text">
      <style:text-properties fo:font-style="italic" officeooo:rsid="037ffeb2" style:font-style-asian="italic" style:font-style-complex="italic"/>
    </style:style>
    <style:style style:name="T590" style:family="text">
      <style:text-properties fo:font-style="italic" officeooo:rsid="03815520" style:font-style-asian="italic" style:font-style-complex="italic"/>
    </style:style>
    <style:style style:name="T591" style:family="text">
      <style:text-properties fo:font-style="italic" officeooo:rsid="03b48ae0" style:font-style-asian="italic" style:font-style-complex="italic"/>
    </style:style>
    <style:style style:name="T592" style:family="text">
      <style:text-properties fo:font-style="italic" officeooo:rsid="03b9a8b2" style:font-style-asian="italic" style:font-style-complex="italic"/>
    </style:style>
    <style:style style:name="T593" style:family="text">
      <style:text-properties fo:font-style="italic" officeooo:rsid="03bd73fe" style:font-style-asian="italic" style:font-style-complex="italic"/>
    </style:style>
    <style:style style:name="T594" style:family="text">
      <style:text-properties fo:font-style="italic" officeooo:rsid="03c42064" style:font-style-asian="italic" style:font-style-complex="italic"/>
    </style:style>
    <style:style style:name="T595" style:family="text">
      <style:text-properties fo:font-style="italic" officeooo:rsid="03c5ffee" style:font-style-asian="italic" style:font-style-complex="italic"/>
    </style:style>
    <style:style style:name="T596" style:family="text">
      <style:text-properties fo:font-style="italic" officeooo:rsid="03c64f02" style:font-style-asian="italic" style:font-style-complex="italic"/>
    </style:style>
    <style:style style:name="T597" style:family="text">
      <style:text-properties fo:font-style="italic" officeooo:rsid="03ca7127" style:font-style-asian="italic" style:font-style-complex="italic"/>
    </style:style>
    <style:style style:name="T598" style:family="text">
      <style:text-properties fo:font-style="italic" officeooo:rsid="03caad91" style:font-style-asian="italic" style:font-style-complex="italic"/>
    </style:style>
    <style:style style:name="T599" style:family="text">
      <style:text-properties fo:font-style="italic" officeooo:rsid="03cb561c" style:font-style-asian="italic" style:font-style-complex="italic"/>
    </style:style>
    <style:style style:name="T600" style:family="text">
      <style:text-properties fo:font-style="italic" officeooo:rsid="03ce37a3" style:font-style-asian="italic" style:font-style-complex="italic"/>
    </style:style>
    <style:style style:name="T601" style:family="text">
      <style:text-properties fo:font-style="italic" officeooo:rsid="03d1e433" style:font-style-asian="italic" style:font-style-complex="italic"/>
    </style:style>
    <style:style style:name="T602" style:family="text">
      <style:text-properties fo:font-style="italic" officeooo:rsid="03d3be30" style:font-style-asian="italic" style:font-style-complex="italic"/>
    </style:style>
    <style:style style:name="T603" style:family="text">
      <style:text-properties fo:font-style="italic" officeooo:rsid="03d63482" style:font-style-asian="italic" style:font-style-complex="italic"/>
    </style:style>
    <style:style style:name="T604" style:family="text">
      <style:text-properties fo:font-style="italic" officeooo:rsid="03d7e5f5" style:font-style-asian="italic" style:font-style-complex="italic"/>
    </style:style>
    <style:style style:name="T605" style:family="text">
      <style:text-properties fo:font-style="italic" officeooo:rsid="03de3618" style:font-style-asian="italic" style:font-style-complex="italic"/>
    </style:style>
    <style:style style:name="T606" style:family="text">
      <style:text-properties fo:font-style="italic" officeooo:rsid="03dfbd07" style:font-style-asian="italic" style:font-style-complex="italic"/>
    </style:style>
    <style:style style:name="T607" style:family="text">
      <style:text-properties fo:font-style="italic" officeooo:rsid="03dfdbe3" style:font-style-asian="italic" style:font-style-complex="italic"/>
    </style:style>
    <style:style style:name="T608" style:family="text">
      <style:text-properties fo:font-style="italic" officeooo:rsid="03e11e8b" style:font-style-asian="italic" style:font-style-complex="italic"/>
    </style:style>
    <style:style style:name="T609" style:family="text">
      <style:text-properties fo:font-style="italic" officeooo:rsid="03e2ea78" style:font-style-asian="italic" style:font-style-complex="italic"/>
    </style:style>
    <style:style style:name="T610" style:family="text">
      <style:text-properties fo:font-style="italic" officeooo:rsid="03e42307" style:font-style-asian="italic" style:font-style-complex="italic"/>
    </style:style>
    <style:style style:name="T611" style:family="text">
      <style:text-properties fo:font-style="italic" officeooo:rsid="03e99e56" style:font-style-asian="italic" style:font-style-complex="italic"/>
    </style:style>
    <style:style style:name="T612" style:family="text">
      <style:text-properties fo:font-style="italic" officeooo:rsid="03ea7391" style:font-style-asian="italic" style:font-style-complex="italic"/>
    </style:style>
    <style:style style:name="T613" style:family="text">
      <style:text-properties fo:font-style="italic" officeooo:rsid="03f05f41" style:font-style-asian="italic" style:font-style-complex="italic"/>
    </style:style>
    <style:style style:name="T614" style:family="text">
      <style:text-properties fo:font-style="italic" officeooo:rsid="03f24ffa" style:font-style-asian="italic" style:font-style-complex="italic"/>
    </style:style>
    <style:style style:name="T615" style:family="text">
      <style:text-properties fo:font-style="italic" officeooo:rsid="03f5408f" style:font-style-asian="italic" style:font-style-complex="italic"/>
    </style:style>
    <style:style style:name="T616" style:family="text">
      <style:text-properties fo:font-style="italic" officeooo:rsid="03f6ffa3" style:font-style-asian="italic" style:font-style-complex="italic"/>
    </style:style>
    <style:style style:name="T617" style:family="text">
      <style:text-properties fo:font-style="italic" officeooo:rsid="03f96aa6" style:font-style-asian="italic" style:font-style-complex="italic"/>
    </style:style>
    <style:style style:name="T618" style:family="text">
      <style:text-properties fo:font-style="italic" officeooo:rsid="03f97627" style:font-style-asian="italic" style:font-style-complex="italic"/>
    </style:style>
    <style:style style:name="T619" style:family="text">
      <style:text-properties fo:font-style="italic" officeooo:rsid="03f9ce8a" style:font-style-asian="italic" style:font-style-complex="italic"/>
    </style:style>
    <style:style style:name="T620" style:family="text">
      <style:text-properties fo:font-style="italic" officeooo:rsid="03faab2b" style:font-style-asian="italic" style:font-style-complex="italic"/>
    </style:style>
    <style:style style:name="T621" style:family="text">
      <style:text-properties fo:font-style="italic" officeooo:rsid="03fb1fa1" style:font-style-asian="italic" style:font-style-complex="italic"/>
    </style:style>
    <style:style style:name="T622" style:family="text">
      <style:text-properties fo:font-style="italic" officeooo:rsid="0400ef13" style:font-style-asian="italic" style:font-style-complex="italic"/>
    </style:style>
    <style:style style:name="T623" style:family="text">
      <style:text-properties fo:font-style="italic" officeooo:rsid="040391ac" style:font-style-asian="italic" style:font-style-complex="italic"/>
    </style:style>
    <style:style style:name="T624" style:family="text">
      <style:text-properties fo:font-style="italic" officeooo:rsid="04049903" style:font-style-asian="italic" style:font-style-complex="italic"/>
    </style:style>
    <style:style style:name="T625" style:family="text">
      <style:text-properties fo:font-style="italic" officeooo:rsid="0407df1b" style:font-style-asian="italic" style:font-style-complex="italic"/>
    </style:style>
    <style:style style:name="T626" style:family="text">
      <style:text-properties fo:font-style="italic" officeooo:rsid="040990d5" style:font-style-asian="italic" style:font-style-complex="italic"/>
    </style:style>
    <style:style style:name="T627" style:family="text">
      <style:text-properties fo:font-style="italic" officeooo:rsid="040a7ad4" style:font-style-asian="italic" style:font-style-complex="italic"/>
    </style:style>
    <style:style style:name="T628" style:family="text">
      <style:text-properties fo:font-style="italic" officeooo:rsid="040d7e6b" style:font-style-asian="italic" style:font-style-complex="italic"/>
    </style:style>
    <style:style style:name="T629" style:family="text">
      <style:text-properties fo:font-style="italic" officeooo:rsid="040e4962" style:font-style-asian="italic" style:font-style-complex="italic"/>
    </style:style>
    <style:style style:name="T630" style:family="text">
      <style:text-properties fo:font-style="italic" officeooo:rsid="0410ab3c" style:font-style-asian="italic" style:font-style-complex="italic"/>
    </style:style>
    <style:style style:name="T631" style:family="text">
      <style:text-properties fo:font-style="italic" officeooo:rsid="0413ad03" style:font-style-asian="italic" style:font-style-complex="italic"/>
    </style:style>
    <style:style style:name="T632" style:family="text">
      <style:text-properties fo:font-style="italic" officeooo:rsid="0418782d" style:font-style-asian="italic" style:font-style-complex="italic"/>
    </style:style>
    <style:style style:name="T633" style:family="text">
      <style:text-properties fo:font-style="italic" officeooo:rsid="041952bb" style:font-style-asian="italic" style:font-style-complex="italic"/>
    </style:style>
    <style:style style:name="T634" style:family="text">
      <style:text-properties fo:font-style="italic" officeooo:rsid="041b11be" style:font-style-asian="italic" style:font-style-complex="italic"/>
    </style:style>
    <style:style style:name="T635" style:family="text">
      <style:text-properties fo:font-style="italic" officeooo:rsid="041caa4c" style:font-style-asian="italic" style:font-style-complex="italic"/>
    </style:style>
    <style:style style:name="T636" style:family="text">
      <style:text-properties fo:font-style="italic" officeooo:rsid="041f1e6d" style:font-style-asian="italic" style:font-style-complex="italic"/>
    </style:style>
    <style:style style:name="T637" style:family="text">
      <style:text-properties fo:font-style="italic" officeooo:rsid="04209c87" style:font-style-asian="italic" style:font-style-complex="italic"/>
    </style:style>
    <style:style style:name="T638" style:family="text">
      <style:text-properties fo:font-style="italic" officeooo:rsid="04216ca4" style:font-style-asian="italic" style:font-style-complex="italic"/>
    </style:style>
    <style:style style:name="T639" style:family="text">
      <style:text-properties fo:font-style="italic" officeooo:rsid="0427c727" style:font-style-asian="italic" style:font-style-complex="italic"/>
    </style:style>
    <style:style style:name="T640" style:family="text">
      <style:text-properties fo:font-style="italic" officeooo:rsid="042b012a" style:font-style-asian="italic" style:font-style-complex="italic"/>
    </style:style>
    <style:style style:name="T641" style:family="text">
      <style:text-properties fo:font-style="italic" officeooo:rsid="042d145d" style:font-style-asian="italic" style:font-style-complex="italic"/>
    </style:style>
    <style:style style:name="T642" style:family="text">
      <style:text-properties fo:font-style="italic" officeooo:rsid="042ea266" style:font-style-asian="italic" style:font-style-complex="italic"/>
    </style:style>
    <style:style style:name="T643" style:family="text">
      <style:text-properties fo:font-style="italic" officeooo:rsid="04518fbb" style:font-style-asian="italic" style:font-style-complex="italic"/>
    </style:style>
    <style:style style:name="T644" style:family="text">
      <style:text-properties fo:font-style="italic" officeooo:rsid="04537127" style:font-style-asian="italic" style:font-style-complex="italic"/>
    </style:style>
    <style:style style:name="T645" style:family="text">
      <style:text-properties fo:font-style="italic" officeooo:rsid="04563551" style:font-style-asian="italic" style:font-style-complex="italic"/>
    </style:style>
    <style:style style:name="T646" style:family="text">
      <style:text-properties fo:font-style="italic" officeooo:rsid="04651517" style:font-style-asian="italic" style:font-style-complex="italic"/>
    </style:style>
    <style:style style:name="T647" style:family="text">
      <style:text-properties fo:font-style="italic" officeooo:rsid="0465e06d" style:font-style-asian="italic" style:font-style-complex="italic"/>
    </style:style>
    <style:style style:name="T648" style:family="text">
      <style:text-properties fo:font-style="italic" officeooo:rsid="0467d5e9" style:font-style-asian="italic" style:font-style-complex="italic"/>
    </style:style>
    <style:style style:name="T649" style:family="text">
      <style:text-properties fo:font-style="italic" officeooo:rsid="04859c2e" style:font-style-asian="italic" style:font-style-complex="italic"/>
    </style:style>
    <style:style style:name="T650" style:family="text">
      <style:text-properties fo:font-style="italic" officeooo:rsid="048b072b" style:font-style-asian="italic" style:font-style-complex="italic"/>
    </style:style>
    <style:style style:name="T651" style:family="text">
      <style:text-properties fo:font-style="italic" officeooo:rsid="048c320e" style:font-style-asian="italic" style:font-style-complex="italic"/>
    </style:style>
    <style:style style:name="T652" style:family="text">
      <style:text-properties fo:font-style="italic" officeooo:rsid="048f3e72" style:font-style-asian="italic" style:font-style-complex="italic"/>
    </style:style>
    <style:style style:name="T653" style:family="text">
      <style:text-properties fo:font-style="italic" officeooo:rsid="0491a489" style:font-style-asian="italic" style:font-style-complex="italic"/>
    </style:style>
    <style:style style:name="T654" style:family="text">
      <style:text-properties fo:font-style="italic" officeooo:rsid="04953643" style:font-style-asian="italic" style:font-style-complex="italic"/>
    </style:style>
    <style:style style:name="T655" style:family="text">
      <style:text-properties fo:font-style="italic" officeooo:rsid="049dbc5b" style:font-style-asian="italic" style:font-style-complex="italic"/>
    </style:style>
    <style:style style:name="T656" style:family="text">
      <style:text-properties fo:font-style="italic" officeooo:rsid="049ea964" style:font-style-asian="italic" style:font-style-complex="italic"/>
    </style:style>
    <style:style style:name="T657" style:family="text">
      <style:text-properties fo:font-style="italic" officeooo:rsid="04a20c9e" style:font-style-asian="italic" style:font-style-complex="italic"/>
    </style:style>
    <style:style style:name="T658" style:family="text">
      <style:text-properties fo:font-style="italic" officeooo:rsid="04a4ae7c" style:font-style-asian="italic" style:font-style-complex="italic"/>
    </style:style>
    <style:style style:name="T659" style:family="text">
      <style:text-properties fo:font-style="italic" officeooo:rsid="04a60dfc" style:font-style-asian="italic" style:font-style-complex="italic"/>
    </style:style>
    <style:style style:name="T660" style:family="text">
      <style:text-properties fo:font-style="italic" officeooo:rsid="04adbe5a" style:font-style-asian="italic" style:font-style-complex="italic"/>
    </style:style>
    <style:style style:name="T661" style:family="text">
      <style:text-properties fo:font-style="italic" officeooo:rsid="04b8436b" style:font-style-asian="italic" style:font-style-complex="italic"/>
    </style:style>
    <style:style style:name="T662" style:family="text">
      <style:text-properties fo:font-style="italic" officeooo:rsid="04bb0ee0" style:font-style-asian="italic" style:font-style-complex="italic"/>
    </style:style>
    <style:style style:name="T663" style:family="text">
      <style:text-properties fo:font-style="italic" officeooo:rsid="04c1087c" style:font-style-asian="italic" style:font-style-complex="italic"/>
    </style:style>
    <style:style style:name="T664" style:family="text">
      <style:text-properties fo:font-style="italic" officeooo:rsid="04c1ad38" style:font-style-asian="italic" style:font-style-complex="italic"/>
    </style:style>
    <style:style style:name="T665" style:family="text">
      <style:text-properties fo:font-style="italic" officeooo:rsid="04c64882" style:font-style-asian="italic" style:font-style-complex="italic"/>
    </style:style>
    <style:style style:name="T666" style:family="text">
      <style:text-properties fo:font-style="italic" officeooo:rsid="04ca276a" style:font-style-asian="italic" style:font-style-complex="italic"/>
    </style:style>
    <style:style style:name="T667" style:family="text">
      <style:text-properties fo:font-style="italic" officeooo:rsid="04ca8c27" style:font-style-asian="italic" style:font-style-complex="italic"/>
    </style:style>
    <style:style style:name="T668" style:family="text">
      <style:text-properties fo:font-style="italic" officeooo:rsid="04cfc012" style:font-style-asian="italic" style:font-style-complex="italic"/>
    </style:style>
    <style:style style:name="T669" style:family="text">
      <style:text-properties fo:font-style="italic" officeooo:rsid="04d8cbe6" style:font-style-asian="italic" style:font-style-complex="italic"/>
    </style:style>
    <style:style style:name="T670" style:family="text">
      <style:text-properties fo:font-style="italic" officeooo:rsid="04db1a00" style:font-style-asian="italic" style:font-style-complex="italic"/>
    </style:style>
    <style:style style:name="T671" style:family="text">
      <style:text-properties fo:font-style="italic" officeooo:rsid="04deb270" style:font-style-asian="italic" style:font-style-complex="italic"/>
    </style:style>
    <style:style style:name="T672" style:family="text">
      <style:text-properties fo:font-style="italic" officeooo:rsid="04e4814a" style:font-style-asian="italic" style:font-style-complex="italic"/>
    </style:style>
    <style:style style:name="T673" style:family="text">
      <style:text-properties fo:font-style="italic" officeooo:rsid="04e67e71" style:font-style-asian="italic" style:font-style-complex="italic"/>
    </style:style>
    <style:style style:name="T674" style:family="text">
      <style:text-properties fo:font-style="italic" officeooo:rsid="04ec6bb4" style:font-style-asian="italic" style:font-style-complex="italic"/>
    </style:style>
    <style:style style:name="T675" style:family="text">
      <style:text-properties fo:font-style="italic" officeooo:rsid="04ee5478" style:font-style-asian="italic" style:font-style-complex="italic"/>
    </style:style>
    <style:style style:name="T676" style:family="text">
      <style:text-properties fo:font-style="italic" officeooo:rsid="04f6e2ea" style:font-style-asian="italic" style:font-style-complex="italic"/>
    </style:style>
    <style:style style:name="T677" style:family="text">
      <style:text-properties fo:font-style="italic" officeooo:rsid="0501b9d4" style:font-style-asian="italic" style:font-style-complex="italic"/>
    </style:style>
    <style:style style:name="T678" style:family="text">
      <style:text-properties fo:font-style="italic" officeooo:rsid="0505c1cc" style:font-style-asian="italic" style:font-style-complex="italic"/>
    </style:style>
    <style:style style:name="T679" style:family="text">
      <style:text-properties fo:font-style="italic" officeooo:rsid="050acb11" style:font-style-asian="italic" style:font-style-complex="italic"/>
    </style:style>
    <style:style style:name="T680" style:family="text">
      <style:text-properties fo:font-style="italic" officeooo:rsid="051380fc" style:font-style-asian="italic" style:font-style-complex="italic"/>
    </style:style>
    <style:style style:name="T681" style:family="text">
      <style:text-properties fo:font-style="italic" officeooo:rsid="051c1910" style:font-style-asian="italic" style:font-style-complex="italic"/>
    </style:style>
    <style:style style:name="T682" style:family="text">
      <style:text-properties fo:font-style="italic" officeooo:rsid="051ee45c" style:font-style-asian="italic" style:font-style-complex="italic"/>
    </style:style>
    <style:style style:name="T683" style:family="text">
      <style:text-properties fo:font-style="italic" officeooo:rsid="0521350e" style:font-style-asian="italic" style:font-style-complex="italic"/>
    </style:style>
    <style:style style:name="T684" style:family="text">
      <style:text-properties fo:font-style="italic" officeooo:rsid="052865b2" style:font-style-asian="italic" style:font-style-complex="italic"/>
    </style:style>
    <style:style style:name="T685" style:family="text">
      <style:text-properties fo:font-style="italic" officeooo:rsid="0529251a" style:font-style-asian="italic" style:font-style-complex="italic"/>
    </style:style>
    <style:style style:name="T686" style:family="text">
      <style:text-properties fo:font-style="italic" officeooo:rsid="053d3420" style:font-style-asian="italic" style:font-style-complex="italic"/>
    </style:style>
    <style:style style:name="T687" style:family="text">
      <style:text-properties fo:font-style="italic" officeooo:rsid="053ef7f5" style:font-style-asian="italic" style:font-style-complex="italic"/>
    </style:style>
    <style:style style:name="T688" style:family="text">
      <style:text-properties fo:font-style="italic" officeooo:rsid="054885cd" style:font-style-asian="italic" style:font-style-complex="italic"/>
    </style:style>
    <style:style style:name="T689" style:family="text">
      <style:text-properties fo:font-style="italic" officeooo:rsid="055610db" style:font-style-asian="italic" style:font-style-complex="italic"/>
    </style:style>
    <style:style style:name="T690" style:family="text">
      <style:text-properties fo:font-style="italic" officeooo:rsid="056a3df6" style:font-style-asian="italic" style:font-style-complex="italic"/>
    </style:style>
    <style:style style:name="T691" style:family="text">
      <style:text-properties fo:font-style="italic" officeooo:rsid="056fb012" style:font-style-asian="italic" style:font-style-complex="italic"/>
    </style:style>
    <style:style style:name="T692" style:family="text">
      <style:text-properties fo:font-style="italic" officeooo:rsid="0575e558" style:font-style-asian="italic" style:font-style-complex="italic"/>
    </style:style>
    <style:style style:name="T693" style:family="text">
      <style:text-properties fo:font-style="italic" officeooo:rsid="0576ba37" style:font-style-asian="italic" style:font-style-complex="italic"/>
    </style:style>
    <style:style style:name="T694" style:family="text">
      <style:text-properties fo:font-style="italic" officeooo:rsid="0576f668" style:font-style-asian="italic" style:font-style-complex="italic"/>
    </style:style>
    <style:style style:name="T695" style:family="text">
      <style:text-properties fo:font-style="italic" officeooo:rsid="057b9e87" style:font-style-asian="italic" style:font-style-complex="italic"/>
    </style:style>
    <style:style style:name="T696" style:family="text">
      <style:text-properties fo:font-style="italic" officeooo:rsid="05818313" style:font-style-asian="italic" style:font-style-complex="italic"/>
    </style:style>
    <style:style style:name="T697" style:family="text">
      <style:text-properties fo:font-style="italic" officeooo:rsid="0585abaa" style:font-style-asian="italic" style:font-style-complex="italic"/>
    </style:style>
    <style:style style:name="T698" style:family="text">
      <style:text-properties fo:font-style="italic" officeooo:rsid="058d9374" style:font-style-asian="italic" style:font-style-complex="italic"/>
    </style:style>
    <style:style style:name="T699" style:family="text">
      <style:text-properties fo:font-style="italic" officeooo:rsid="058ee606" style:font-style-asian="italic" style:font-style-complex="italic"/>
    </style:style>
    <style:style style:name="T700" style:family="text">
      <style:text-properties fo:font-style="italic" officeooo:rsid="058ff97a" style:font-style-asian="italic" style:font-style-complex="italic"/>
    </style:style>
    <style:style style:name="T701" style:family="text">
      <style:text-properties fo:font-style="italic" officeooo:rsid="05949b4f" style:font-style-asian="italic" style:font-style-complex="italic"/>
    </style:style>
    <style:style style:name="T702" style:family="text">
      <style:text-properties fo:font-style="italic" officeooo:rsid="0594c3b1" style:font-style-asian="italic" style:font-style-complex="italic"/>
    </style:style>
    <style:style style:name="T703" style:family="text">
      <style:text-properties fo:font-style="italic" officeooo:rsid="059dc481" style:font-style-asian="italic" style:font-style-complex="italic"/>
    </style:style>
    <style:style style:name="T704" style:family="text">
      <style:text-properties fo:font-style="italic" officeooo:rsid="05a62358" style:font-style-asian="italic" style:font-style-complex="italic"/>
    </style:style>
    <style:style style:name="T705" style:family="text">
      <style:text-properties fo:font-style="italic" officeooo:rsid="05b1e12b" style:font-style-asian="italic" style:font-style-complex="italic"/>
    </style:style>
    <style:style style:name="T706" style:family="text">
      <style:text-properties fo:font-style="italic" officeooo:rsid="05c59e49" style:font-style-asian="italic" style:font-style-complex="italic"/>
    </style:style>
    <style:style style:name="T707" style:family="text">
      <style:text-properties fo:font-style="italic" officeooo:rsid="05c8a5e8" style:font-style-asian="italic" style:font-style-complex="italic"/>
    </style:style>
    <style:style style:name="T708" style:family="text">
      <style:text-properties fo:font-style="italic" officeooo:rsid="05c998af" style:font-style-asian="italic" style:font-style-complex="italic"/>
    </style:style>
    <style:style style:name="T709" style:family="text">
      <style:text-properties fo:font-style="italic" officeooo:rsid="06172b9d" style:font-style-asian="italic" style:font-style-complex="italic"/>
    </style:style>
    <style:style style:name="T710" style:family="text">
      <style:text-properties fo:font-style="italic" officeooo:rsid="0618b391" style:font-style-asian="italic" style:font-style-complex="italic"/>
    </style:style>
    <style:style style:name="T711" style:family="text">
      <style:text-properties fo:font-style="italic" officeooo:rsid="0637ea69" style:font-style-asian="italic" style:font-style-complex="italic"/>
    </style:style>
    <style:style style:name="T712" style:family="text">
      <style:text-properties fo:font-style="italic" officeooo:rsid="0639b0d4" style:font-style-asian="italic" style:font-style-complex="italic"/>
    </style:style>
    <style:style style:name="T713" style:family="text">
      <style:text-properties fo:font-style="italic" officeooo:rsid="064218d5" style:font-style-asian="italic" style:font-style-complex="italic"/>
    </style:style>
    <style:style style:name="T714" style:family="text">
      <style:text-properties fo:font-style="italic" officeooo:rsid="06494156" style:font-style-asian="italic" style:font-style-complex="italic"/>
    </style:style>
    <style:style style:name="T715" style:family="text">
      <style:text-properties fo:font-style="italic" officeooo:rsid="064a9a93" style:font-style-asian="italic" style:font-style-complex="italic"/>
    </style:style>
    <style:style style:name="T716" style:family="text">
      <style:text-properties fo:font-style="italic" fo:font-weight="bold" officeooo:rsid="02a6f1fa" style:font-style-asian="italic" style:font-weight-asian="bold" style:font-style-complex="italic" style:font-weight-complex="bold"/>
    </style:style>
    <style:style style:name="T717" style:family="text">
      <style:text-properties fo:font-style="italic" fo:font-weight="bold" officeooo:rsid="027e467c" style:font-style-asian="italic" style:font-weight-asian="bold" style:font-style-complex="italic" style:font-weight-complex="bold"/>
    </style:style>
    <style:style style:name="T718" style:family="text">
      <style:text-properties fo:font-style="italic" fo:font-weight="bold" officeooo:rsid="03de3618" style:font-style-asian="italic" style:font-weight-asian="bold" style:font-style-complex="italic" style:font-weight-complex="bold"/>
    </style:style>
    <style:style style:name="T719" style:family="text">
      <style:text-properties fo:font-style="italic" fo:font-weight="bold" officeooo:rsid="0329391f" style:font-style-asian="italic" style:font-weight-asian="bold" style:font-style-complex="italic" style:font-weight-complex="bold"/>
    </style:style>
    <style:style style:name="T720" style:family="text">
      <style:text-properties fo:font-style="italic" fo:font-weight="bold" officeooo:rsid="0400ef13" style:font-style-asian="italic" style:font-weight-asian="bold" style:font-style-complex="italic" style:font-weight-complex="bold"/>
    </style:style>
    <style:style style:name="T721" style:family="text">
      <style:text-properties fo:font-style="italic" fo:font-weight="bold" officeooo:rsid="04859c2e" style:font-style-asian="italic" style:font-weight-asian="bold" style:font-style-complex="italic" style:font-weight-complex="bold"/>
    </style:style>
    <style:style style:name="T722" style:family="text">
      <style:text-properties fo:font-style="italic" fo:font-weight="bold" officeooo:rsid="04deb270" style:font-style-asian="italic" style:font-weight-asian="bold" style:font-style-complex="italic" style:font-weight-complex="bold"/>
    </style:style>
    <style:style style:name="T723" style:family="text">
      <style:text-properties fo:font-style="italic" fo:font-weight="bold" officeooo:rsid="054885cd" style:font-style-asian="italic" style:font-weight-asian="bold" style:font-style-complex="italic" style:font-weight-complex="bold"/>
    </style:style>
    <style:style style:name="T724" style:family="text">
      <style:text-properties fo:font-style="italic" fo:font-weight="bold" officeooo:rsid="05818313" style:font-style-asian="italic" style:font-weight-asian="bold" style:font-style-complex="italic" style:font-weight-complex="bold"/>
    </style:style>
    <style:style style:name="T725" style:family="text">
      <style:text-properties fo:font-style="italic" fo:font-weight="bold" officeooo:rsid="058ff97a" style:font-style-asian="italic" style:font-weight-asian="bold" style:font-style-complex="italic" style:font-weight-complex="bold"/>
    </style:style>
    <style:style style:name="T726" style:family="text">
      <style:text-properties fo:font-style="italic" fo:font-weight="normal" officeooo:rsid="02a6f1fa" style:font-style-asian="italic" style:font-weight-asian="normal" style:font-style-complex="italic" style:font-weight-complex="normal"/>
    </style:style>
    <style:style style:name="T727" style:family="text">
      <style:text-properties fo:font-style="italic" fo:font-weight="normal" officeooo:rsid="03de3618" style:font-style-asian="italic" style:font-weight-asian="normal" style:font-style-complex="italic" style:font-weight-complex="normal"/>
    </style:style>
    <style:style style:name="T728" style:family="text">
      <style:text-properties fo:font-style="italic" fo:font-weight="normal" officeooo:rsid="036d4b1c" style:font-style-asian="italic" style:font-weight-asian="normal" style:font-style-complex="italic" style:font-weight-complex="normal"/>
    </style:style>
    <style:style style:name="T729" style:family="text">
      <style:text-properties fo:font-style="italic" fo:font-weight="normal" officeooo:rsid="05818313" style:font-style-asian="italic" style:font-weight-asian="normal" style:font-style-complex="italic" style:font-weight-complex="normal"/>
    </style:style>
    <style:style style:name="T730" style:family="text">
      <style:text-properties fo:font-style="italic" fo:font-weight="normal" officeooo:rsid="058ff97a" style:font-style-asian="italic" style:font-weight-asian="normal" style:font-style-complex="italic" style:font-weight-complex="normal"/>
    </style:style>
    <style:style style:name="T731" style:family="text">
      <style:text-properties fo:font-style="italic" style:text-underline-style="none" fo:font-weight="normal" officeooo:rsid="042ea266" style:font-style-asian="italic" style:font-weight-asian="normal" style:font-style-complex="italic" style:font-weight-complex="normal"/>
    </style:style>
    <style:style style:name="T732" style:family="text">
      <style:text-properties fo:font-style="italic" style:text-underline-style="none" fo:font-weight="normal" officeooo:rsid="043041f4" style:font-style-asian="italic" style:font-weight-asian="normal" style:font-style-complex="italic" style:font-weight-complex="normal"/>
    </style:style>
    <style:style style:name="T733" style:family="text">
      <style:text-properties officeooo:rsid="005c16f6"/>
    </style:style>
    <style:style style:name="T734" style:family="text">
      <style:text-properties officeooo:rsid="00600d27"/>
    </style:style>
    <style:style style:name="T735" style:family="text">
      <style:text-properties style:text-underline-style="solid" style:text-underline-width="auto" style:text-underline-color="font-color" fo:font-weight="bold" style:font-weight-asian="bold" style:font-weight-complex="bold"/>
    </style:style>
    <style:style style:name="T736" style:family="text">
      <style:text-properties style:text-underline-style="solid" style:text-underline-width="auto" style:text-underline-color="font-color" fo:font-weight="bold" officeooo:rsid="001f0ea3" style:font-weight-asian="bold" style:font-weight-complex="bold"/>
    </style:style>
    <style:style style:name="T737" style:family="text">
      <style:text-properties officeooo:rsid="006f46a3"/>
    </style:style>
    <style:style style:name="T738" style:family="text">
      <style:text-properties officeooo:rsid="007218f5"/>
    </style:style>
    <style:style style:name="T739" style:family="text">
      <style:text-properties officeooo:rsid="0081af51"/>
    </style:style>
    <style:style style:name="T740" style:family="text">
      <style:text-properties officeooo:rsid="00898c5f"/>
    </style:style>
    <style:style style:name="T741" style:family="text">
      <style:text-properties officeooo:rsid="008a0141"/>
    </style:style>
    <style:style style:name="T742" style:family="text">
      <style:text-properties officeooo:rsid="008bdbe0"/>
    </style:style>
    <style:style style:name="T743" style:family="text">
      <style:text-properties officeooo:rsid="00be57ee"/>
    </style:style>
    <style:style style:name="T744" style:family="text">
      <style:text-properties officeooo:rsid="00cef413"/>
    </style:style>
    <style:style style:name="T745" style:family="text">
      <style:text-properties officeooo:rsid="013b3bd4"/>
    </style:style>
    <style:style style:name="T746" style:family="text">
      <style:text-properties officeooo:rsid="0152859f"/>
    </style:style>
    <style:style style:name="T747" style:family="text">
      <style:text-properties officeooo:rsid="0155f822"/>
    </style:style>
    <style:style style:name="T748" style:family="text">
      <style:text-properties officeooo:rsid="0159b3b2"/>
    </style:style>
    <style:style style:name="T749" style:family="text">
      <style:text-properties fo:font-weight="bold" style:font-weight-asian="bold" style:font-weight-complex="bold"/>
    </style:style>
    <style:style style:name="T750" style:family="text">
      <style:text-properties fo:font-weight="bold" officeooo:rsid="0163ff84" style:font-weight-asian="bold" style:font-weight-complex="bold"/>
    </style:style>
    <style:style style:name="T751" style:family="text">
      <style:text-properties style:font-name="Liberation Serif" fo:font-style="italic" fo:font-weight="bold" style:font-style-asian="italic" style:font-weight-asian="bold" style:font-style-complex="italic" style:font-weight-complex="bold"/>
    </style:style>
    <style:style style:name="T752" style:family="text">
      <style:text-properties officeooo:rsid="016c8fb6"/>
    </style:style>
    <style:style style:name="T753" style:family="text">
      <style:text-properties officeooo:rsid="016f5c91"/>
    </style:style>
    <style:style style:name="T754" style:family="text">
      <style:text-properties officeooo:rsid="016f72bb"/>
    </style:style>
    <style:style style:name="T755" style:family="text">
      <style:text-properties officeooo:rsid="01715fb8"/>
    </style:style>
    <style:style style:name="T756" style:family="text">
      <style:text-properties officeooo:rsid="01735626"/>
    </style:style>
    <style:style style:name="T757" style:family="text">
      <style:text-properties officeooo:rsid="0174adb1"/>
    </style:style>
    <style:style style:name="T758" style:family="text">
      <style:text-properties officeooo:rsid="01762b37"/>
    </style:style>
    <style:style style:name="T759" style:family="text">
      <style:text-properties officeooo:rsid="0178b523"/>
    </style:style>
    <style:style style:name="T760" style:family="text">
      <style:text-properties officeooo:rsid="017bd806"/>
    </style:style>
    <style:style style:name="T761" style:family="text">
      <style:text-properties officeooo:rsid="017e60e3"/>
    </style:style>
    <style:style style:name="T762" style:family="text">
      <style:text-properties officeooo:rsid="0182adf1"/>
    </style:style>
    <style:style style:name="T763" style:family="text">
      <style:text-properties officeooo:rsid="01837a4e"/>
    </style:style>
    <style:style style:name="T764" style:family="text">
      <style:text-properties officeooo:rsid="0192a970"/>
    </style:style>
    <style:style style:name="T765" style:family="text">
      <style:text-properties officeooo:rsid="019c3f20"/>
    </style:style>
    <style:style style:name="T766" style:family="text">
      <style:text-properties officeooo:rsid="01ab5dd2"/>
    </style:style>
    <style:style style:name="T767" style:family="text">
      <style:text-properties officeooo:rsid="01abcf34"/>
    </style:style>
    <style:style style:name="T768" style:family="text">
      <style:text-properties officeooo:rsid="01bf997c"/>
    </style:style>
    <style:style style:name="T769" style:family="text">
      <style:text-properties officeooo:rsid="01c3f6fc"/>
    </style:style>
    <style:style style:name="T770" style:family="text">
      <style:text-properties officeooo:rsid="01c52b58"/>
    </style:style>
    <style:style style:name="T771" style:family="text">
      <style:text-properties officeooo:rsid="01c68cd4"/>
    </style:style>
    <style:style style:name="T77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77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774" style:family="text">
      <style:text-properties fo:font-size="14pt" fo:font-style="italic" officeooo:rsid="052a6168" style:font-size-asian="14pt" style:font-style-asian="italic" style:font-size-complex="14pt" style:font-style-complex="italic"/>
    </style:style>
    <style:style style:name="T775" style:family="text">
      <style:text-properties fo:font-size="14pt" fo:font-style="italic" officeooo:rsid="0597cf24" style:font-size-asian="14pt" style:font-style-asian="italic" style:font-size-complex="14pt" style:font-style-complex="italic"/>
    </style:style>
    <style:style style:name="T776" style:family="text">
      <style:text-properties officeooo:rsid="01e4eb87"/>
    </style:style>
    <style:style style:name="T777" style:family="text">
      <style:text-properties officeooo:rsid="01ecfb37"/>
    </style:style>
    <style:style style:name="T778" style:family="text">
      <style:text-properties officeooo:rsid="01f158b4"/>
    </style:style>
    <style:style style:name="T779" style:family="text">
      <style:text-properties officeooo:rsid="01f72680"/>
    </style:style>
    <style:style style:name="T780" style:family="text">
      <style:text-properties officeooo:rsid="01f8eee1"/>
    </style:style>
    <style:style style:name="T781" style:family="text">
      <style:text-properties officeooo:rsid="0205d0fb"/>
    </style:style>
    <style:style style:name="T782" style:family="text">
      <style:text-properties officeooo:rsid="0205df7c"/>
    </style:style>
    <style:style style:name="T783" style:family="text">
      <style:text-properties officeooo:rsid="0206c9af"/>
    </style:style>
    <style:style style:name="T784" style:family="text">
      <style:text-properties officeooo:rsid="0215565f"/>
    </style:style>
    <style:style style:name="T785" style:family="text">
      <style:text-properties officeooo:rsid="0216e9ac"/>
    </style:style>
    <style:style style:name="T786" style:family="text">
      <style:text-properties officeooo:rsid="02179275"/>
    </style:style>
    <style:style style:name="T787" style:family="text">
      <style:text-properties officeooo:rsid="021d4a0a"/>
    </style:style>
    <style:style style:name="T788" style:family="text">
      <style:text-properties officeooo:rsid="021de231"/>
    </style:style>
    <style:style style:name="T789" style:family="text">
      <style:text-properties officeooo:rsid="022b20af"/>
    </style:style>
    <style:style style:name="T790" style:family="text">
      <style:text-properties officeooo:rsid="023356fd"/>
    </style:style>
    <style:style style:name="T791" style:family="text">
      <style:text-properties officeooo:rsid="02579dd0"/>
    </style:style>
    <style:style style:name="T792" style:family="text">
      <style:text-properties officeooo:rsid="02678416"/>
    </style:style>
    <style:style style:name="T793" style:family="text">
      <style:text-properties officeooo:rsid="0273ea81"/>
    </style:style>
    <style:style style:name="T794" style:family="text">
      <style:text-properties officeooo:rsid="027e467c"/>
    </style:style>
    <style:style style:name="T795" style:family="text">
      <style:text-properties officeooo:rsid="02e3a1a2"/>
    </style:style>
    <style:style style:name="T796" style:family="text">
      <style:text-properties officeooo:rsid="02e3c5fe"/>
    </style:style>
    <style:style style:name="T797" style:family="text">
      <style:text-properties officeooo:rsid="02e823c3"/>
    </style:style>
    <style:style style:name="T798" style:family="text">
      <style:text-properties officeooo:rsid="02efff2b"/>
    </style:style>
    <style:style style:name="T799" style:family="text">
      <style:text-properties officeooo:rsid="02f38870"/>
    </style:style>
    <style:style style:name="T800" style:family="text">
      <style:text-properties officeooo:rsid="02f8039f"/>
    </style:style>
    <style:style style:name="T801" style:family="text">
      <style:text-properties officeooo:rsid="02fe3556"/>
    </style:style>
    <style:style style:name="T802" style:family="text">
      <style:text-properties officeooo:rsid="03022537"/>
    </style:style>
    <style:style style:name="T803" style:family="text">
      <style:text-properties officeooo:rsid="0303f948"/>
    </style:style>
    <style:style style:name="T804" style:family="text">
      <style:text-properties officeooo:rsid="0309801d"/>
    </style:style>
    <style:style style:name="T805" style:family="text">
      <style:text-properties officeooo:rsid="030a339d"/>
    </style:style>
    <style:style style:name="T806" style:family="text">
      <style:text-properties officeooo:rsid="030e3272"/>
    </style:style>
    <style:style style:name="T807" style:family="text">
      <style:text-properties officeooo:rsid="031b52b4"/>
    </style:style>
    <style:style style:name="T808" style:family="text">
      <style:text-properties officeooo:rsid="0320c6b9"/>
    </style:style>
    <style:style style:name="T809" style:family="text">
      <style:text-properties officeooo:rsid="0324441b"/>
    </style:style>
    <style:style style:name="T810" style:family="text">
      <style:text-properties officeooo:rsid="0326d770"/>
    </style:style>
    <style:style style:name="T811" style:family="text">
      <style:text-properties officeooo:rsid="0329391f"/>
    </style:style>
    <style:style style:name="T812" style:family="text">
      <style:text-properties officeooo:rsid="033523c7"/>
    </style:style>
    <style:style style:name="T813" style:family="text">
      <style:text-properties officeooo:rsid="033728cd"/>
    </style:style>
    <style:style style:name="T814" style:family="text">
      <style:text-properties officeooo:rsid="0337c4cc"/>
    </style:style>
    <style:style style:name="T815" style:family="text">
      <style:text-properties officeooo:rsid="033d776d"/>
    </style:style>
    <style:style style:name="T816" style:family="text">
      <style:text-properties officeooo:rsid="034010b6"/>
    </style:style>
    <style:style style:name="T817" style:family="text">
      <style:text-properties officeooo:rsid="0344100b"/>
    </style:style>
    <style:style style:name="T818" style:family="text">
      <style:text-properties officeooo:rsid="034e9be0"/>
    </style:style>
    <style:style style:name="T819" style:family="text">
      <style:text-properties officeooo:rsid="0355c4bc"/>
    </style:style>
    <style:style style:name="T820" style:family="text">
      <style:text-properties officeooo:rsid="0369a315"/>
    </style:style>
    <style:style style:name="T821" style:family="text">
      <style:text-properties officeooo:rsid="036d4b1c"/>
    </style:style>
    <style:style style:name="T822" style:family="text">
      <style:text-properties officeooo:rsid="037588cb"/>
    </style:style>
    <style:style style:name="T823" style:family="text">
      <style:text-properties officeooo:rsid="0385163f"/>
    </style:style>
    <style:style style:name="T824" style:family="text">
      <style:text-properties fo:background-color="transparent" loext:char-shading-value="0"/>
    </style:style>
    <style:style style:name="T825" style:family="text">
      <style:text-properties officeooo:rsid="0309801d" fo:background-color="transparent" loext:char-shading-value="0"/>
    </style:style>
    <style:style style:name="T82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82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828" style:family="text">
      <style:text-properties style:font-name="Liberation Serif1" fo:font-size="12pt" fo:font-style="normal" officeooo:rsid="00d8dd24" style:font-size-asian="12pt" style:font-style-asian="normal" style:font-size-complex="12pt" style:font-style-complex="normal"/>
    </style:style>
    <style:style style:name="T829" style:family="text">
      <style:text-properties fo:font-size="12pt" fo:font-style="italic" officeooo:rsid="00d8dd24" style:font-size-asian="12pt" style:font-style-asian="italic" style:font-size-complex="12pt" style:font-style-complex="italic"/>
    </style:style>
    <style:style style:name="T830" style:family="text">
      <style:text-properties fo:font-size="12pt" fo:font-style="normal" officeooo:rsid="00d8dd24" style:font-size-asian="12pt" style:font-style-asian="normal" style:font-size-complex="12pt" style:font-style-complex="normal"/>
    </style:style>
    <style:style style:name="T831" style:family="text">
      <style:text-properties officeooo:rsid="03b59d2e"/>
    </style:style>
    <style:style style:name="T832" style:family="text">
      <style:text-properties officeooo:rsid="03bd4a2c"/>
    </style:style>
    <style:style style:name="T833" style:family="text">
      <style:text-properties officeooo:rsid="03bf5ca4"/>
    </style:style>
    <style:style style:name="T834" style:family="text">
      <style:text-properties officeooo:rsid="03c25cfb"/>
    </style:style>
    <style:style style:name="T835" style:family="text">
      <style:text-properties officeooo:rsid="03cc63a6"/>
    </style:style>
    <style:style style:name="T836" style:family="text">
      <style:text-properties officeooo:rsid="03dfbd07"/>
    </style:style>
    <style:style style:name="T837" style:family="text">
      <style:text-properties officeooo:rsid="03e5ac15"/>
    </style:style>
    <style:style style:name="T838" style:family="text">
      <style:text-properties officeooo:rsid="03e6a6c5"/>
    </style:style>
    <style:style style:name="T839" style:family="text">
      <style:text-properties officeooo:rsid="03e71010"/>
    </style:style>
    <style:style style:name="T840" style:family="text">
      <style:text-properties officeooo:rsid="03f3a9aa"/>
    </style:style>
    <style:style style:name="T841" style:family="text">
      <style:text-properties officeooo:rsid="001a1637"/>
    </style:style>
    <style:style style:name="T842" style:family="text">
      <style:text-properties officeooo:rsid="040527f1"/>
    </style:style>
    <style:style style:name="T843" style:family="text">
      <style:text-properties officeooo:rsid="043186ab"/>
    </style:style>
    <style:style style:name="T84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84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84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84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84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849" style:family="text">
      <style:text-properties officeooo:rsid="046bad37"/>
    </style:style>
    <style:style style:name="T850" style:family="text">
      <style:text-properties officeooo:rsid="046bfd3e"/>
    </style:style>
    <style:style style:name="T851" style:family="text">
      <style:text-properties officeooo:rsid="0481503d"/>
    </style:style>
    <style:style style:name="T852" style:family="text">
      <style:text-properties officeooo:rsid="048293d6"/>
    </style:style>
    <style:style style:name="T853" style:family="text">
      <style:text-properties officeooo:rsid="0482cc8e"/>
    </style:style>
    <style:style style:name="T854" style:family="text">
      <style:text-properties officeooo:rsid="04859c2e"/>
    </style:style>
    <style:style style:name="T855" style:family="text">
      <style:text-properties officeooo:rsid="04869f4e"/>
    </style:style>
    <style:style style:name="T856" style:family="text">
      <style:text-properties officeooo:rsid="0488a08c"/>
    </style:style>
    <style:style style:name="T857" style:family="text">
      <style:text-properties officeooo:rsid="048dc908"/>
    </style:style>
    <style:style style:name="T858" style:family="text">
      <style:text-properties officeooo:rsid="048f3e72"/>
    </style:style>
    <style:style style:name="T859" style:family="text">
      <style:text-properties officeooo:rsid="04953643"/>
    </style:style>
    <style:style style:name="T860" style:family="text">
      <style:text-properties officeooo:rsid="049b7de4"/>
    </style:style>
    <style:style style:name="T861" style:family="text">
      <style:text-properties officeooo:rsid="049c9635"/>
    </style:style>
    <style:style style:name="T862" style:family="text">
      <style:text-properties officeooo:rsid="049dbc5b"/>
    </style:style>
    <style:style style:name="T863" style:family="text">
      <style:text-properties officeooo:rsid="049ea964"/>
    </style:style>
    <style:style style:name="T864" style:family="text">
      <style:text-properties officeooo:rsid="04a128ba"/>
    </style:style>
    <style:style style:name="T865" style:family="text">
      <style:text-properties officeooo:rsid="04a4ae7c"/>
    </style:style>
    <style:style style:name="T866" style:family="text">
      <style:text-properties officeooo:rsid="04a6734c"/>
    </style:style>
    <style:style style:name="T867" style:family="text">
      <style:text-properties officeooo:rsid="04adbe5a"/>
    </style:style>
    <style:style style:name="T868" style:family="text">
      <style:text-properties officeooo:rsid="04b2fab1"/>
    </style:style>
    <style:style style:name="T869" style:family="text">
      <style:text-properties officeooo:rsid="04ba35e1"/>
    </style:style>
    <style:style style:name="T870" style:family="text">
      <style:text-properties officeooo:rsid="04bb0ee0"/>
    </style:style>
    <style:style style:name="T871" style:family="text">
      <style:text-properties officeooo:rsid="04c02719"/>
    </style:style>
    <style:style style:name="T872" style:family="text">
      <style:text-properties officeooo:rsid="04c1087c"/>
    </style:style>
    <style:style style:name="T873" style:family="text">
      <style:text-properties officeooo:rsid="04cfc012"/>
    </style:style>
    <style:style style:name="T874" style:family="text">
      <style:text-properties officeooo:rsid="04deb270"/>
    </style:style>
    <style:style style:name="T875" style:family="text">
      <style:text-properties officeooo:rsid="04e4814a"/>
    </style:style>
    <style:style style:name="T876" style:family="text">
      <style:text-properties officeooo:rsid="04e77dea"/>
    </style:style>
    <style:style style:name="T877" style:family="text">
      <style:text-properties officeooo:rsid="04e95fa4"/>
    </style:style>
    <style:style style:name="T878" style:family="text">
      <style:text-properties officeooo:rsid="04eb257d"/>
    </style:style>
    <style:style style:name="T879" style:family="text">
      <style:text-properties officeooo:rsid="04ee5478"/>
    </style:style>
    <style:style style:name="T880" style:family="text">
      <style:text-properties officeooo:rsid="04f323ca"/>
    </style:style>
    <style:style style:name="T881" style:family="text">
      <style:text-properties officeooo:rsid="04f6e2ea"/>
    </style:style>
    <style:style style:name="T882" style:family="text">
      <style:text-properties officeooo:rsid="04f84b44"/>
    </style:style>
    <style:style style:name="T883" style:family="text">
      <style:text-properties officeooo:rsid="04fb5ce5"/>
    </style:style>
    <style:style style:name="T884" style:family="text">
      <style:text-properties officeooo:rsid="04fd6f59"/>
    </style:style>
    <style:style style:name="T885" style:family="text">
      <style:text-properties officeooo:rsid="0501b9d4"/>
    </style:style>
    <style:style style:name="T886" style:family="text">
      <style:text-properties officeooo:rsid="05072bc9"/>
    </style:style>
    <style:style style:name="T887" style:family="text">
      <style:text-properties officeooo:rsid="050902ec"/>
    </style:style>
    <style:style style:name="T888" style:family="text">
      <style:text-properties officeooo:rsid="051380fc"/>
    </style:style>
    <style:style style:name="T889" style:family="text">
      <style:text-properties officeooo:rsid="0515f0ac"/>
    </style:style>
    <style:style style:name="T890" style:family="text">
      <style:text-properties officeooo:rsid="0516e884"/>
    </style:style>
    <style:style style:name="T891" style:family="text">
      <style:text-properties officeooo:rsid="051f58f1"/>
    </style:style>
    <style:style style:name="T892" style:family="text">
      <style:text-properties officeooo:rsid="0523b41b"/>
    </style:style>
    <style:style style:name="T893" style:family="text">
      <style:text-properties officeooo:rsid="05254b6b"/>
    </style:style>
    <style:style style:name="T894" style:family="text">
      <style:text-properties officeooo:rsid="05255690"/>
    </style:style>
    <style:style style:name="T895" style:family="text">
      <style:text-properties officeooo:rsid="05264200"/>
    </style:style>
    <style:style style:name="T896" style:family="text">
      <style:text-properties officeooo:rsid="052865b2"/>
    </style:style>
    <style:style style:name="T897" style:family="text">
      <style:text-properties officeooo:rsid="05289d74"/>
    </style:style>
    <style:style style:name="T898" style:family="text">
      <style:text-properties officeooo:rsid="0534e478"/>
    </style:style>
    <style:style style:name="T899" style:family="text">
      <style:text-properties officeooo:rsid="05867b51"/>
    </style:style>
    <style:style style:name="T900" style:family="text">
      <style:text-properties officeooo:rsid="059636b3"/>
    </style:style>
    <style:style style:name="T901" style:family="text">
      <style:text-properties officeooo:rsid="05e6ee6c"/>
    </style:style>
    <style:style style:name="T902" style:family="text">
      <style:text-properties officeooo:rsid="062129db"/>
    </style:style>
    <style:style style:name="T903" style:family="text">
      <style:text-properties officeooo:rsid="0640b503"/>
    </style:style>
    <style:style style:name="T904" style:family="text">
      <style:text-properties officeooo:rsid="064cc454"/>
    </style:style>
    <style:style style:name="T905" style:family="text">
      <style:text-properties officeooo:rsid="064e6974"/>
    </style:style>
    <style:style style:name="T906" style:family="text">
      <style:text-properties officeooo:rsid="064fc6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1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35"/>
      <text:p text:style-name="P216"><text:span text:style-name="T43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751">Mind of the Spiral, Vol. I</text:span></text:p>
      <text:p text:style-name="P130"><text:span text:style-name="T749">cr. </text:span><text:span text:style-name="T750">Vanargand</text:span><text:span text:style-name="T749"><text:line-break/>dt. Vanquished Era</text:span></text:p>
      <text:p text:style-name="P131"/>
      <text:p text:style-name="P215"><text:span text:style-name="T735">The Path of </text:span><text:span text:style-name="T736">the </text:span><text:span text:style-name="T735">Diploma</text:span><text:span text:style-name="T736">t</text:span></text:p>
      <text:p text:style-name="P1"/>
      <text:p text:style-name="P1"/>
      <text:p text:style-name="P136">A Beginning</text:p>
      <text:p text:style-name="P142"/>
      <text:p text:style-name="P142"/>
      <text:p text:style-name="P153">_____________________</text:p>
      <text:p text:style-name="P142">The Awakening Chamber</text:p>
      <text:p text:style-name="P142"/>
      <text:p text:style-name="P142"/>
      <text:p text:style-name="P70"><text:tab/>Eidos opens her eyes.<text:line-break/><text:tab/><text:tab/>Light floods in, burning her vision white hot.</text:p>
      <text:p text:style-name="P70"><text:tab/><text:tab/><text:tab/>Agony crushes perception, forcing teary lids shut anew.<text:line-break/><text:tab/><text:tab/><text:tab/><text:tab/>Defiant, she pries them open, sheer will her only lever.</text:p>
      <text:p text:style-name="P71"><text:tab/></text:p>
      <text:p text:style-name="P71"><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745">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733">anything</text:span> really… anything but the obvious solitude confronting her.</text:p>
      <text:p text:style-name="P1"><text:soft-page-break/><text:tab/>Eidos stands at the center of an octagonal room. <text:span text:style-name="T734">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737">trapping her in an</text:span> eternal instant of gloom and despair.</text:p>
      <text:p text:style-name="P13"><text:tab/><text:span text:style-name="T738">Yet c</text:span>old feet <text:span text:style-name="T738">soon break the spell, </text:span>draw<text:span text:style-name="T73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739">Rising from her squat, her eyes catch an anomaly, and immediately gravitate towards it. It came from the chest-high glass, the disturbing one. But now, t</text:span>he twinkle of reflecting light off the dark glass <text:span text:style-name="T740">seems benign, inviting even.</text:span> <text:span text:style-name="T741">It </text:span>draw<text:span text:style-name="T741">s </text:span>her ever nearer, <text:span text:style-name="T742">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743">The beast speaks not in human tongue, yet every word, every thought is crystal clear to Eidos.</text:span></text:p>
      <text:p text:style-name="P25"><text:span text:style-name="T743"><text:tab/>Leaving her no time to reply, it continues, "The darkness of this Sanctuary blinds, such an unfitting dwelling for our ilk. To leave this room you aim. Certain truth, as akin to mine your nature be.</text:span>"</text:p>
      <text:p text:style-name="P25"><text:tab/>"Who are you?" <text:span text:style-name="T744">she asks. </text:span><text:span text:style-name="T453">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454">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88"><text:span text:style-name="T37"><text:tab/></text:span><text:span text:style-name="T829">This one seems… dangerous.</text:span><text:span text:style-name="T830"> Dangerous, inde</text:span><text:span text:style-name="T828">ed. </text:span><text:span text:style-name="T826">Yet the only outward evidence of her anxiety is a knitted brow.</text:span><text:span text:style-name="T827">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455">What’s his aim? Why does he want me to leave this place?</text:span></text:p>
      <text:p text:style-name="P28"><text:span text:style-name="T455"><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456">Wait! No! It’s too dangerous! I can’t trust </text:span><text:span text:style-name="T457">this one!</text:span><text:span text:style-name="T55"> </text:span><text:span text:style-name="T56">But these thoughts have no effect on her actions. </text:span><text:span text:style-name="T458">Why?! Why can’t I do anything?!</text:span></text:p>
      <text:p text:style-name="P29"><text:span text:style-name="T458"><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459">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460">I am? No, I can’t be anything because I’m not making any of these damn decisions!</text:span></text:p>
      <text:p text:style-name="P72"><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461">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462">The metal seal… </text:span><text:span text:style-name="T464">T</text:span><text:span text:style-name="T462">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463">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465">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465">What did the wolf say about the metal seal again..?</text:span></text:p>
      <text:p text:style-name="P33"><text:span text:style-name="T465"><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591">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6"><text:tab/></text:p>
      <text:p text:style-name="P33"><text:span text:style-name="T84"><text:tab/></text:span><text:span text:style-name="T87">Farcasting…</text:span></text:p>
      <text:p text:style-name="P87"/>
      <text:p text:style-name="P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831">planes both seen and unseen</text:span> linking paths among them.</text:p>
      <text:p text:style-name="P34"><text:span text:style-name="T466"><text:tab/></text:span><text:span text:style-name="T467">NO!</text:span></text:p>
      <text:p text:style-name="P34"><text:span text:style-name="T467"><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468">Did I..? Did it..? Well, at least one dangerous risk went unexplored.</text:span><text:span text:style-name="T90"> Eidos appears content with her victory.</text:span></text:p>
      <text:p text:style-name="P34"><text:span text:style-name="T90"><text:tab/></text:span><text:span text:style-name="T468">What should I do now, then..? Oh! I know! The door!</text:span><text:span text:style-name="T90"> </text:span><text:span text:style-name="T91">In her excitement she seems to have forgotten two doors remain—the third having shut already at her behest. </text:span><text:span text:style-name="T469">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9"><text:tab/>Suddenly, a Glyph born from the overlapping of several lesser shapes etches itself precisely where Eidos had first touched.</text:p>
      <text:p text:style-name="P36"><text:span text:style-name="T91"><text:tab/></text:span><text:span text:style-name="T470">Wait! No! This might be dangerous, too!</text:span></text:p>
      <text:p text:style-name="P36"><text:span text:style-name="T96"><text:tab/>The white lines carved from the void remain despite her protests. </text:span><text:span text:style-name="T470">Why?! </text:span><text:span text:style-name="T91">Its meaning is innate to her—and how could it not be?—for it is the Glyph of Eidos. </text:span><text:span text:style-name="T469">…</text:span><text:span text:style-name="T592">m</text:span><text:span text:style-name="T471">y Glyph..?</text:span></text:p>
      <text:p text:style-name="P73"><text:span text:style-name="T74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472">Is this me?</text:span></text:p>
      <text:p text:style-name="P82"><text:span text:style-name="T747"><text:tab/>But soon, the image begins to fade—and the metallic sheen along with it. The space beyond the vanishing door is enveloped in absolute darkness, save a pinprick of light beckoning her from the opposite end. </text:span><text:span text:style-name="T473">I don’t like the look of this either…</text:span><text:span text:style-name="T748"> Nothing ventured, nothing gained. </text:span><text:span text:style-name="T474">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475">Here we go…</text:span></text:p>
      <text:p text:style-name="P154"/>
      <text:p text:style-name="P155"/>
      <text:p text:style-name="P154">_______________</text:p>
      <text:p text:style-name="P37"><text:span text:style-name="T772">T</text:span><text:span text:style-name="T773">he Winding Stair</text:span></text:p>
      <text:p text:style-name="P166"/>
      <text:p text:style-name="P166"/>
      <text:p text:style-name="P90"><text:soft-page-break/><text:tab/>Emerging from the tunnel, Eidos steps onto a winding stairway. <text:span text:style-name="T437">What</text:span><text:span text:style-name="T476"> is this place? </text:span>Finely cut black granite, embellished with marble accents, seems the material of choice. Yet, the dominant feature here is not the stair itself; <text:span text:style-name="T832">f</text:span>ar more prominent a feature is nothingness. Even a cursory observation reveals the stairway's true nature as but a narrow strip winding around a vast column of empty space. <text:span text:style-name="T477">This stairwell is enormous… why would anybody need such a massive set of stairs?</text:span></text:p>
      <text:p text:style-name="P91"><text:tab/>The air here is dry and stale, unperturbed long enough for it to stratify by density. The thickest clusters at the bottom eat away all intrusions of light. <text:span text:style-name="T753">Meanwhile, upon the stairs, a</text:span> thin <text:span text:style-name="T752">blanket</text:span> of dust <text:span text:style-name="T754">likewise</text:span> suggests that Eidos' newly added footsteps are the first to disrupt the balance in quite some time. <text:span text:style-name="T478">Not a lot of dust, I suppose, but enough to merit some cleaning.</text:span><text:line-break/><text:tab/>Though the<text:span text:style-name="T755">se</text:span> <text:span text:style-name="T756">stairs</text:span> may not have seen any recent use, they are in a state far from disrepair. <text:span text:style-name="T764">Crouching down to b</text:span>rush away a swath of the dust with her hand, Eidos sees the floors have been carefully polished.<text:span text:style-name="T437"> </text:span><text:span text:style-name="T480">Oh, that’s nasty! </text:span><text:span text:style-name="T593">Just l</text:span><text:span text:style-name="T480">ook </text:span><text:span text:style-name="T481">at</text:span><text:span text:style-name="T480"> my hand! </text:span><text:span text:style-name="T593">I</text:span><text:span text:style-name="T480">t’s all dusty </text:span><text:span text:style-name="T593">now</text:span><text:span text:style-name="T479">! </text:span><text:span text:style-name="T480">Gross… </text:span><text:span text:style-name="T479">Oh well, as long as I’m down here, I’d might as well… </text:span><text:span text:style-name="T757">She can detect </text:span>no cracks, no threat of crumbling. <text:span text:style-name="T758">T</text:span>hey <text:span text:style-name="T758">appear to be</text:span> only recently crafted. <text:span text:style-name="T759">Countless</text:span> marble veins of geometric designs carve their way through this landing, though only humble shapes adorn the individual steps leading to and from it. <text:span text:style-name="T482">I think that’s enough of the stairs. What else is there…</text:span></text:p>
      <text:p text:style-name="P91"><text:tab/>Leaning over the railing and peering into the depths below, Eidos sees nothing but the spiraling stair <text:span text:style-name="T833">plummeting</text:span> into an inky void. So thick is the darkness <text:span text:style-name="T760">below</text:span>, she feels she could float in it. Her suspicions feel confirmed as she observes the motes of dust floating alongside her, sparkling from their collisions with the light. <text:span text:style-name="T765">They begin to dance around her, this microcosm of false stars, whirling inwards towards her. <text:s/></text:span><text:span text:style-name="T483">They’re… beautiful…</text:span><text:span text:style-name="T765"> She reaches a hand out to grab them, but they scurry away, propelled by the wind of her hand’s motion.</text:span></text:p>
      <text:p text:style-name="P91"><text:tab/>Searching skywards, she sees that all light here leaks in through an aperture at the top of this monolithic shaft—so high above as to appear equidistant from the terminus of the bottomless void below. <text:span text:style-name="T484">So that’s where the light is coming from. </text:span>Golden rays weave their way down the shaft with spindly arms scraping at the darkness, as though <text:span text:style-name="T834">desperately</text:span> searching for some stolen treasure. Yet, the darkness nips back at the shiny intruders, jealously guarding what it hides in <text:span text:style-name="T761">the</text:span> depths.</text:p>
      <text:p text:style-name="P91"><text:tab/>Returning her attention to the more immediate surroundings, Eidos finds that the door has vanished. <text:span text:style-name="T485">What?! </text:span><text:span text:style-name="T486">How’s that even possible?! </text:span>The chamber beyond is now nothing but the shadow of a fading memory—<text:span text:style-name="T762">the memory of </text:span>an event that may or may not have ever been. <text:span text:style-name="T487">Didn’t I just come from… Or, </text:span><text:span text:style-name="T488">wait… </text:span><text:span text:style-name="T594">is this the same landing as before? Did I move without noticing?</text:span></text:p>
      <text:p text:style-name="P91"><text:tab/>Under <text:span text:style-name="T766">the </text:span>current circumstances, it seems <text:span text:style-name="T763">her</text:span> only way out is through. Though, a nagging feeling gnaws at her, begging her to confirm the veracity of her memory. <text:span text:style-name="T489">No, I’m positive I came through a door on this landing.</text:span></text:p>
      <text:p text:style-name="P91"><text:span text:style-name="T489"><text:tab/></text:span><text:span text:style-name="T767">As though possessed, Eidos reaches her hand towards the stone. Carefully and thoroughly, she runs her hands along the rough surface, exerting ever greater pressure upon the cold stone. </text:span><text:span text:style-name="T490">Nothing. There’s absolutely nothing there… How? </text:span><text:span text:style-name="T767">Despite a most meticulous investigation of the wall, no trace of a doorway emerges. In truth, no breaks in the surface exist at all, as though this enormous silo were made of a single, impossibly large stone. </text:span><text:span text:style-name="T491">Oh, well, no point in dwelling on what we can’t change. </text:span><text:span text:style-name="T492">Time to move… Hmm… Up or down?</text:span></text:p>
      <text:p text:style-name="P92"><text:tab/>Eidos begins her descent into the <text:span text:style-name="T768">murky depths</text:span>. <text:span text:style-name="T493">Guess that settles it… </text:span>Time passes as surely as her feet continue to step, stumble, and engage in other gravity-aided motion. Surprisingly, the light high above never seems to dwindle, <text:span text:style-name="T769">even</text:span> as she spirals <text:span text:style-name="T770">deep into the maw of darkness</text:span>. <text:span text:style-name="T494">Well, that is odd… Maybe my eyes are just getting used to the </text:span><text:span text:style-name="T495">lack of light</text:span><text:span text:style-name="T494">? </text:span>Likewise, the <text:span text:style-name="T771">depths</text:span> always seems to hide yet another length of stairs.</text:p>
      <text:p text:style-name="P91"><text:tab/>Distracted by these thoughts, she fails to realize her body has come to a halt. <text:span text:style-name="T496">What’s over there? </text:span>To her left an anomaly appears in the otherwise perfectly uniform, albeit rough, surface of the wall. It appears she has arrived at a doorway. <text:span text:style-name="T497">To where?</text:span><text:line-break/><text:tab/>Peeking inside, she notes that the area is host to a dim light source of its own, thus revealing the <text:soft-page-break/>silhouettes of the tables and shelves housed within. <text:span text:style-name="T498">Creepy… </text:span><text:span text:style-name="T499">but no less so than anything else I’ve seen so far</text:span><text:span text:style-name="T498">.</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500">Who—or what—would do that, though? </text:span>And while there is another landing far beyond, one continuing the theoretical spiral trajectory, the gap is far too vast for any reasonable person to consider leaping to it… <text:span text:style-name="T501">Oh, no, no, no… Don’t even think about it, body! </text:span><text:span text:style-name="T97">L</text:span>ooking down from the edge, Eidos sees only oblivion—making failure to reach the opposite landing even more terrifying. <text:span text:style-name="T502">Haven’t you already done enough to me? Deep breaths, body; deep breaths…</text:span></text:p>
      <text:p text:style-name="P47"><text:span text:style-name="T595"><text:tab/></text:span><text:span text:style-name="T98">Sanity prevails, as her feet carry her towards the safer route, and so through the door she goes.</text:span></text:p>
      <text:p text:style-name="P183"/>
      <text:p text:style-name="P175">___________</text:p>
      <text:p text:style-name="P184"><text:span text:style-name="T437">The </text:span><text:span text:style-name="T502">A</text:span><text:span text:style-name="T437">rchives</text:span></text:p>
      <text:p text:style-name="P178"/>
      <text:p text:style-name="P178"/>
      <text:p text:style-name="P132"><text:tab/>Her footfalls echo off into the immense darkness, as though fleeing from some unseen evil. Cracked tiles <text:span text:style-name="T776">complain</text:span> with every step. <text:span text:style-name="T503">Wait, is that </text:span><text:span text:style-name="T596">a</text:span><text:span text:style-name="T50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77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504">That can’t be good.</text:span></text:p>
      <text:p text:style-name="P13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778">brittle</text:span> remains of countless tomes. <text:span text:style-name="T505">Better not touch anything; I might break it. </text:span>Arranged in concentric circles, rippling outward from the tree, are many long tables, benches and writing desks—no doubt placed here for the reading and copying of texts. <text:span text:style-name="T506">This place looks thoroughly abandoned…</text:span></text:p>
      <text:p text:style-name="P133"><text:span text:style-name="T506"><text:tab/></text:span><text:span text:style-name="T779">Walking forward, Eidos notes that the majority of the tomes and shelves share the same dusty blanket as the stairs that lead here. Yet evidence that the area has seen more recent use abounds. </text:span><text:span text:style-name="T507">That’s </text:span><text:span text:style-name="T597">odd…</text:span><text:span text:style-name="T507"> </text:span><text:span text:style-name="T779">Certain tables have stacks of books piled upon them and a number of volumes lie open as if abandoned in mid-read. </text:span><text:span text:style-name="T506">Whoever </text:span><text:span text:style-name="T598">was here</text:span><text:span text:style-name="T507"> </text:span><text:span text:style-name="T508">must’ve been</text:span><text:span text:style-name="T531"> </text:span><text:span text:style-name="T507">in a hurry </text:span><text:span text:style-name="T598">to leave</text:span><text:span text:style-name="T507">…</text:span></text:p>
      <text:p text:style-name="P133"><text:span text:style-name="T780"><text:tab/>Advancing further into the room, she sees that the oozing emerald sheen from before comes from a stone archway leading deeper into the Archives.</text:span><text:span text:style-name="T507"> </text:span><text:span text:style-name="T509">There’s the green glow I saw earlier… I should probably avoid that for now.</text:span><text:span text:style-name="T507"> </text:span><text:span text:style-name="T780">The unbridled limbs of the forgotten tree have crept their way across the ceiling only to then slither downwards around the doorway, wreathing its perimeter.</text:span></text:p>
      <text:p text:style-name="P133"><text:tab/>The emerald incandescence illuminates yet another discovery, however, for laying motionless on the dusty floor are two corpses. <text:span text:style-name="T510">Well, that’s… uh… unfortunate. </text:span>The one to the left is slumped against a wall, smeared with blood, while the other is lying face down in front of the archway. <text:span text:style-name="T781">Next to t</text:span>he bodies <text:span text:style-name="T781">is</text:span> a <text:span text:style-name="T781">curious </text:span>platform, raised perhaps a handspan above the ground <text:span text:style-name="T783">and</text:span> <text:span text:style-name="T782">emanating a faint violet haze</text:span>. <text:span text:style-name="T511">Huh… I wonder what that does… </text:span></text:p>
      <text:p text:style-name="P134"><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76"/>
      <text:p text:style-name="P176">________________</text:p>
      <text:p text:style-name="P185"><text:span text:style-name="T437">The </text:span><text:span text:style-name="T512">Hall of Sentries</text:span></text:p>
      <text:p text:style-name="P179"/>
      <text:p text:style-name="P179"/>
      <text:p text:style-name="P18"><text:tab/>The floating platform speeds up through the shaft, bathing Eidos in stale air as she rushes towards <text:span text:style-name="T784">this little</text:span> journey's terminus. Slowing to a halt, she emerges <text:span text:style-name="T786">up </text:span>from the ground <text:span text:style-name="T785">and</text:span> into a shadowy alcove within a narrow hall. <text:span text:style-name="T513">That was… unexpected—but, surprisingly, not unpleasant. </text:span><text:span text:style-name="T599">M</text:span><text:span text:style-name="T513">aybe this bizarre place isn’t so </text:span><text:span text:style-name="T514">dangerous</text:span><text:span text:style-name="T513">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788">primarily </text:span>comprised of simple angles and <text:span text:style-name="T787">straight </text:span>lines. <text:span text:style-name="T515">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516">Yet another mystery, but at least this one seems easier to approach.</text:span></text:p>
      <text:p text:style-name="P38"><text:tab/><text:span text:style-name="T789">Eidos proceeds through the hallway towards the door. </text:span>As she draws nearer to the opening, the source of the blockage becomes apparent. What once appeared to be simply a void carved from light <text:span text:style-name="T835">now </text:span>gains detail. Its weaker shadows emphasize its smooth contours and rugged features. Immobile before her stands a tall, statuesque figure, a spear held at its side. <text:span text:style-name="T517">Wait a second… </text:span>Its expression is cold, and its demeanor dispassionate. <text:span text:style-name="T51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790">its</text:span> wounds, serving as a natural highlight of the sentry's figure.</text:p>
      <text:p text:style-name="P39"><text:tab/><text:span text:style-name="T519">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520">Now body, listen… spears don’t </text:span><text:span text:style-name="T600">play nice</text:span><text:span text:style-name="T520"> with flesh…</text:span></text:p>
      <text:p text:style-name="P39"><text:span text:style-name="T520"><text:tab/></text:span><text:span text:style-name="T101">Soon it drops a jittery jaw and begins to chew on words in an attempt to communicate.</text:span></text:p>
      <text:p text:style-name="P93"/>
      <text:p text:style-name="P39"><text:span text:style-name="T101"><text:tab/>"</text:span><text:span text:style-name="T432">ontohrraizhuoh. ibfuonashthagish.</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521">No, I don’t! Right now I wanna get out of here!</text:span></text:p>
      <text:p text:style-name="P40"><text:span text:style-name="T103"><text:tab/></text:span><text:span text:style-name="T101">"</text:span><text:span text:style-name="T432">ontohrraizhuoh. ibfuonashthagish.</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601">No, </text:span><text:span text:style-name="T602">we’ve gotta leave</text:span><text:span text:style-name="T601">! </text:span><text:span text:style-name="T602">Now!</text:span><text:span text:style-name="T601">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87"><text:span text:style-name="T108"><text:tab/></text:span><text:span text:style-name="T106"> </text:span><text:span text:style-name="T101">"onhagefuokuzhua</text:span><text:span text:style-name="T433">,</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37"/>
      <text:p text:style-name="P217">A <text:span text:style-name="T791">First Death</text:span></text:p>
      <text:p text:style-name="P143"/>
      <text:p text:style-name="P143"/>
      <text:p text:style-name="P156">_____________________</text:p>
      <text:p text:style-name="P143">The Awakening Chamber</text:p>
      <text:p text:style-name="P143"/>
      <text:p text:style-name="P143"/>
      <text:p text:style-name="P43"><text:tab/>Eidos respawns upon a metallic platform in the middle of an octagonal room. <text:span text:style-name="T522">Did I just… die? </text:span><text:span text:style-name="T29">The garden murals all about leave no doubt that this is the same chamber in which she first awoke. </text:span><text:span text:style-name="T523">My body was walking toward that talking statue and then… </text:span></text:p>
      <text:p text:style-name="P43"><text:span text:style-name="T523"><text:tab/></text:span><text:span text:style-name="T116">S</text:span><text:span text:style-name="T115">he </text:span><text:span text:style-name="T116">heads for the same white door that led her from this place before. </text:span><text:span text:style-name="T523">It stabbed me… to death. </text:span><text:span text:style-name="T116">As she </text:span><text:span text:style-name="T115">approaches, the portal's entire surface again becomes reflective, displaying Eidos' features clearly against the blurred image of the chamber. </text:span><text:span text:style-name="T523">Yet here I am… not dead.</text:span><text:span text:style-name="T115"> Burning brightly at the center, the Glyph of Eidos activates. </text:span><text:span text:style-name="T524">How…? </text:span><text:span text:style-name="T115">Soon the portal's physicality wanes like a half-forgotten memory. </text:span><text:span text:style-name="T524">Why…? </text:span><text:span text:style-name="T115">By the time she reaches it, the door has vanished completely, leaving only darkness and a speck of light at its end. </text:span><text:span text:style-name="T525">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526">Who am I…?</text:span></text:p>
      <text:p text:style-name="P18"><text:tab/><text:span text:style-name="T792">Before she knows it, she is headed once more toward that spiraling stairwell. </text:span><text:span text:style-name="T527">Help…</text:span></text:p>
      <text:p text:style-name="P144"/>
      <text:p text:style-name="P144"/>
      <text:p text:style-name="P157">_______________</text:p>
      <text:p text:style-name="P167"><text:span text:style-name="T850">The </text:span>Winding Stair</text:p>
      <text:p text:style-name="P144"/>
      <text:p text:style-name="P144"/>
      <text:p text:style-name="P44"><text:tab/>Stepping through the portal, Eidos finds herself upon the stairway once more. Spinning on her heel, she turns to see that the chamber beyond seems to yet again <text:span text:style-name="T793">be </text:span>hidden behind a wall. Its existence constantly negated, Eidos determines searching for it is pointless, fighting back that nagging feeling that the portal remains somewhere beyond her Awareness.</text:p>
      <text:p text:style-name="P44"><text:tab/><text:span text:style-name="T528">Didn’t I go down these steps last time?</text:span><text:span text:style-name="T117"> She looks down into the murky depths where the Archives were. </text:span><text:span text:style-name="T528">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529">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530">If every time I die, I just come back… maybe I </text:span><text:span text:style-name="T717">could</text:span><text:span text:style-name="T530"> try to leap it.</text:span><text:span text:style-name="T123"> She instead enters the Archives. </text:span><text:span text:style-name="T530"><text:s/>Wait! Hold on a minute!</text:span></text:p>
      <text:p text:style-name="P145"/>
      <text:p text:style-name="P145"/>
      <text:p text:style-name="P164">___________</text:p>
      <text:p text:style-name="P169"><text:span text:style-name="T849">The </text:span>Archives</text:p>
      <text:p text:style-name="P145"/>
      <text:p text:style-name="P145"/>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531">I wonder who left this here… Maybe </text:span><text:span text:style-name="T532">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603">Oh, gross! Can’t I investigate something without having to rub my fingers in it?! </text:span><text:span text:style-name="T165">S</text:span><text:span text:style-name="T127">he discovers that the skin more closely resembles a supple, metallic husk than a leather hide. </text:span><text:span text:style-name="T604">Ugh… w</text:span><text:span text:style-name="T534">hat was this thing, </text:span><text:span text:style-name="T604">anyway</text:span><text:span text:style-name="T534">…?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533"> </text:span><text:span text:style-name="T535">Well that’s foul.</text:span><text:span text:style-name="T533">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536">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537">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538">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539">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540">Gross. </text:span><text:span text:style-name="T127">Bringing her nose closer, a few quick inhalations reveal no discernible smell. </text:span><text:span text:style-name="T541">Was that really necessary?! </text:span><text:span text:style-name="T542">Wait… what is </text:span><text:span text:style-name="T716">that</text:span><text:span text:style-name="T726">? </text:span><text:span text:style-name="T428">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543">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544">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544"> </text:span><text:span text:style-name="T545">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546">Ah, yet another Glyph, I bet. </text:span><text:span text:style-name="T135">Whatever this symbol is, Eidos does not recognize it. </text:span><text:span text:style-name="T547">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548">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549">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550">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551">I wonder what’s in those… </text:span><text:span text:style-name="T145">Carefully brushing thick layers of dust from the bindings, Eidos attempts to read the titles. Alas, tome after tome, shelf after shelf, all of the surviving texts seem to elude her ken. </text:span><text:span text:style-name="T552">Maybe if I could find some </text:span><text:span text:style-name="T553">drawings</text:span><text:span text:style-name="T552"> instead… </text:span><text:span text:style-name="T145">But it is not merely a matter of comprehension. In fact, absorbing this information requires that her mind be altered, such that order may come to the chaotic characters strewn about the page. </text:span><text:span text:style-name="T554">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555">Is this necessary? I already know I can’t read it… </text:span><text:span text:style-name="T148">Obstinacy beyond all imagination leads her to remain here for hours, vainly trying to make sense of this complex web of information. </text:span><text:span text:style-name="T555">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556">Is this a good idea? I mean, what if what did that to them does th</text:span><text:span text:style-name="T557">e same</text:span><text:span text:style-name="T556">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606">Oh, come on! </text:span><text:span text:style-name="T605">It’s </text:span><text:span text:style-name="T718">green </text:span><text:span text:style-name="T727">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727">Oh</text:span><text:span text:style-name="T557">,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46"/>
      <text:p text:style-name="P146"/>
      <text:p text:style-name="P158">_____________</text:p>
      <text:p text:style-name="P170">Luin’s Chamber</text:p>
      <text:p text:style-name="P146"/>
      <text:p text:style-name="P146"/>
      <text:p text:style-name="P74"><text:span text:style-name="T79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558">All right, this isn’t quite as bad as I had anticipated… </text:span><text:span text:style-name="T559">but what is that?</text:span></text:p>
      <text:p text:style-name="P74"><text:tab/><text:span text:style-name="T836">G</text:span>aze now set upon the middle of the room, she sees the emerald light pervading the <text:span text:style-name="T795">area</text:span> emanates from a crystal. The shimmering object is suspended midair, as though in some invisible, viscous fluid. Beyond it, a familiar dark glass adorns the wall, embedded chest-high at one of the intersections to the myriad reflective tiles. <text:span text:style-name="T560">That’s </text:span><text:span text:style-name="T607">like the thing </text:span><text:span text:style-name="T560">where I met the wolf…</text:span></text:p>
      <text:p text:style-name="P75"><text:span text:style-name="T796"><text:tab/>Feet shift towards the crystal, entranced by its rhythmic pulsations. </text:span><text:span text:style-name="T561">What is this thing? </text:span><text:span text:style-name="T79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562">It’s like some murderous child is possessing this thing! Get it away from me!</text:span></text:p>
      <text:p text:style-name="P75"><text:soft-page-break/><text:span text:style-name="T79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562">The further away from that thing, the better!</text:span><text:span text:style-name="T79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5"><text:tab/><text:span text:style-name="T798">Finally remembering to breathe, she slumps against the wall, tightly knotted muscles seeming to unravel in unison. Vision now holds the edge of the dark glass, nestled not too high above her. </text:span><text:span text:style-name="T563">I suppose I’m going to have to look into that thing.</text:span></text:p>
      <text:p text:style-name="P75"><text:span text:style-name="T799"><text:tab/>She rises, soon confronted by herself, reflected within the inky mirror. </text:span><text:span text:style-name="T563">The frame, the glass, the reflection, it’s all the same.</text:span><text:span text:style-name="T79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5"/>
      <text:p text:style-name="P75"><text:tab/>“<text:span text:style-name="T824">tashonEidos? tashonsoh? onLuintohsuohzha! tashulsohevatorra'kaisa?</text:span>” <text:span text:style-name="T804">come the words, both mellifluous and childish in equal measure.</text:span></text:p>
      <text:p text:style-name="P75"><text:tab/>“<text:span text:style-name="T805">I can’t understand you. </text:span>What <text:span text:style-name="T805">do you mean</text:span>?” <text:span text:style-name="T804">Eidos replies. </text:span><text:span text:style-name="T608">Or better yet, are you dangerous?</text:span></text:p>
      <text:p text:style-name="P75"><text:tab/><text:span text:style-name="T804">The youth simply smiles and points behind Eidos excitedly adding, “ala! tashonnashtohjawish? ibtohjukishrrezuapapohdhi! ibtohdidhishhagetohfeish. ibtohrrapiva!</text:span><text:span text:style-name="T825">”</text:span></text:p>
      <text:p text:style-name="P75"/>
      <text:p text:style-name="P75"><text:tab/><text:span text:style-name="T800">Eidos leaves the incomprehensible youth alone in the mirror. Its image does not fade, like the wolf, however. The child simply sings and plays occasionally looking back at Eidos and eagerly encouraging her to move. </text:span><text:span text:style-name="T564">But move to what?</text:span><text:span text:style-name="T800"> Its hands point away from the glass. </text:span><text:span text:style-name="T564">The crystal? Please not there! No, it’s point</text:span><text:span text:style-name="T609">ing</text:span><text:span text:style-name="T564"> toward the door! Let’s go to the door and leave this place!</text:span></text:p>
      <text:p text:style-name="P75"><text:span text:style-name="T800"><text:tab/>Feet chart their course for the crystal, bringing her within arm’s reach of it. </text:span><text:span text:style-name="T564">No! This thing is too dangerous!</text:span><text:span text:style-name="T800"> Her hand searches for the crystal’s surface. </text:span><text:span text:style-name="T564">Why?! Why can’t I control anything?!</text:span><text:span text:style-name="T800"> Contact renewed, the same volatile mix of emotions fills her. </text:span><text:span text:style-name="T564">Why…?</text:span><text:span text:style-name="T800"> It resonates with something deep inside her, something bearing a great likeness to it. And then…</text:span></text:p>
      <text:p text:style-name="P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text:tab/>Calling to mind the Glyph of Fenrir, Eidos executes her Extraction Techne. <text:span text:style-name="T610">My what… </text:span>A<text:span text:style-name="T801">n agonizing</text:span> shock travels down her spine, spreading out like ink on fabric. Then a name—'Luin'—resounds in Eidos' mind and the eldritch <text:span text:style-name="T839">crystal</text:span> <text:span text:style-name="T802">soon mutates </text:span>into an emerald sword <text:span text:style-name="T838">and shield</text:span>—a vision of her new talent, the reward for her current pain… <text:span text:style-name="T565">Enough!</text:span></text:p>
      <text:p text:style-name="P76"><text:span text:style-name="T565"><text:tab/></text:span><text:span text:style-name="T80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3"><text:tab/>Then, pain. <text:span text:style-name="T806">Pure and unadulterated. </text:span>All else disappears. She writhes upon the ground, an agony of soul and flesh assailing her.</text:p>
      <text:p text:style-name="P83"><text:tab/><text:span text:style-name="T837">Then, a</text:span>nother flash of searing pain grips her <text:span text:style-name="T837">mind</text:span> and <text:span text:style-name="T837">body</text:span>. She convulses wildly, as an uncontrollable lust for violence wells up within her. Death, destruction, yet no ill will beyond them. Slaughter, annihilation, yet no evil intent behind them.</text:p>
      <text:p text:style-name="P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6"><text:soft-page-break/><text:span text:style-name="T803"><text:tab/>She releases the crystal, now inert, and watches as it slowly glides to the ground performing a final transformation into a shattered mess of a thousand scattered shards, the destructive preamble to its violent future. </text:span><text:span text:style-name="T568">Is it… over?</text:span></text:p>
      <text:p text:style-name="P76"><text:tab/>Eidos looks once more upon the tetrahedral chamber where Luin once dwelt. <text:span text:style-name="T566">Who is Luin? The </text:span><text:span text:style-name="T611">s</text:span><text:span text:style-name="T566">word/</text:span><text:span text:style-name="T611">shield thing</text:span><text:span text:style-name="T566">? </text:span><text:span text:style-name="T567">The kid? </text:span>The room is now dark, empty and devoid of life. Though inanimate, it feels as though this room, this prison, is ushering her out; its wordless exhortations simultaneously thank her and beg her to use her new talents with great urgency. <text:span text:style-name="T569">I gotta get out of here… Please </text:span><text:span text:style-name="T570">body, let me leave.</text:span></text:p>
      <text:p text:style-name="P76"><text:span text:style-name="T570"><text:tab/></text:span><text:span text:style-name="T807">Feet then begin to shuffle towards the door.</text:span></text:p>
      <text:p text:style-name="P77"><text:tab/></text:p>
      <text:p text:style-name="P147"/>
      <text:p text:style-name="P159">___________</text:p>
      <text:p text:style-name="P168"><text:span text:style-name="T849">The </text:span>Archives</text:p>
      <text:p text:style-name="P147"/>
      <text:p text:style-name="P147"/>
      <text:p text:style-name="P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7"><text:tab/><text:span text:style-name="T808">Stepping</text:span> upon it <text:span text:style-name="T808">once again</text:span>, the violet glow strengthens, tracing the curves of the Glyph etched into its surface. <text:span text:style-name="T612">What? So I can go get killed by the sentry again? </text:span>A slow rumble and it begins to levitate, taking her skywards, up through the invisible shaft hidden among the ceiling's shadows. <text:span text:style-name="T612">Sure, why not?</text:span></text:p>
      <text:p text:style-name="P77"/>
      <text:p text:style-name="P177"/>
      <text:p text:style-name="P177">________________</text:p>
      <text:p text:style-name="P186"><text:span text:style-name="T437">The </text:span><text:span text:style-name="T512">Hall of Sentries</text:span></text:p>
      <text:p text:style-name="P180"/>
      <text:p text:style-name="P180"/>
      <text:p text:style-name="P78"><text:tab/>The floating platform speeds up through the shaft, bathing Eidos in stale air as she rushes towards <text:span text:style-name="T784">this little</text:span> journey's terminus. Slowing to a halt, she emerges <text:span text:style-name="T786">up </text:span>from the ground <text:span text:style-name="T785">and</text:span> into a shadowy alcove within a narrow hall.<text:span text:style-name="T513"> </text:span><text:span text:style-name="T571">This I’m used to. I just hope I don’t find anymore surprises like that weird crystal.</text:span></text:p>
      <text:p text:style-name="P84"><text:span text:style-name="T809"><text:tab/>The familiar narrow hallway and its resident sentry silently greet Eidos with their gaze as her first footfalls echo through the hall. She steps from the platform, out from the alcove and towards the sentry. </text:span><text:span text:style-name="T572">That sounds like a bad idea! That thing killed me before.</text:span><text:span text:style-name="T810"> She moves with confidence, knowing she now has a powerful ally, its ability to deal with creatures of this nature confirmed by the corpses littering its doorstep. </text:span><text:span text:style-name="T573">Wait… so those things down there </text:span><text:span text:style-name="T719">were</text:span><text:span text:style-name="T573"> sentries? And that thing I just… absorbed… killed them?</text:span></text:p>
      <text:p text:style-name="P78"><text:span text:style-name="T811"><text:tab/>Soon, the guardian turns to meet her with its stiff, stuttering motion. It raises its spear, soon gripping it firmly with both hands. It yet seems unwilling to let her pass. But this does not deter the intrepid Eidos. </text:span><text:span text:style-name="T574">I hope this sword </text:span><text:span text:style-name="T613">and shield thing </text:span><text:span text:style-name="T574">works… </text:span></text:p>
      <text:p text:style-name="P95"><text:tab/>Its jittery jaw repeats the same incomprehensible phrase from before. Yet, something familiar about its words, beyond the obvious, strikes Eidos.</text:p>
      <text:p text:style-name="P78"/>
      <text:p text:style-name="P78"><text:tab/><text:span text:style-name="T824">“ontohrraizhuoh. ibfuonashthagish.”</text:span> <text:span text:style-name="T812">Every word, every syllable, is uttered exactly as before, not a single variation.</text:span></text:p>
      <text:p text:style-name="P78"><text:soft-page-break/><text:tab/>“Stand aside and let me through; there is no need for violence,” <text:span text:style-name="T813">she replies. </text:span><text:span text:style-name="T614">No, I didn… Oh, whatever.</text:span></text:p>
      <text:p text:style-name="P78"/>
      <text:p text:style-name="P78"><text:tab/><text:span text:style-name="T813">The sentry replies only with its silence. </text:span><text:span text:style-name="T575">I think this creature… it speaks just like that child in the dark glass down in the Archives. </text:span><text:span text:style-name="T814">Eidos moves, slowly inching forward. She wants to see if she can just walk past the creature.</text:span></text:p>
      <text:p text:style-name="P79"><text:tab/>The sentry engages with a flurry of stabs, all invisible to Eidos. <text:span text:style-name="T840">But then, for the briefest instant, the world shines green. </text:span>Luin, taking the form of a sword, has deflected all of the pinpoint strikes. <text:span text:style-name="T576">Yes! At least the terrible pain was worth it! Now I can defend myself!</text:span><text:line-break/><text:tab/>Suddenly, a bloodlust wells up within her, almost certainly originating from her emerald ally.<text:span text:style-name="T437"> </text:span><text:span text:style-name="T577">Oh no.</text:span><text:span text:style-name="T437"> </text:span>She leaps forward for a counter-offensive. The sentry, however, appears to have anticipated the strategy, <text:span text:style-name="T815">already in </text:span>a defensive stance, spear upraised, ready to block. Yet it blocks nothing as Luin cleaves <text:span text:style-name="T816">everything</text:span>, ripping through the spear and sentry alike, as though through empty space.<text:line-break/><text:tab/>A geyser of blue blood showers the surrounding bas reliefs, giving them a grim makeover. <text:span text:style-name="T817">The sentry falls to its knees. Despite the unrestrained torrent of blood from its torso, the dispassionate look on its face seems to suggest that all is as it should be. Mere moments later, it completes the fall, cold lips now kissing a cold floor.</text:span></text:p>
      <text:p text:style-name="P79"><text:span text:style-name="T817"><text:tab/>The corpse of the slain sentry now lies in a pool of viscous, blue fluid, appearing as lifeless as the reliefs lining this narrow hall. Eidos' path is unobstructed. </text:span><text:span text:style-name="T578">Is it over? </text:span><text:span text:style-name="T579">Am I free to go?</text:span><text:span text:style-name="T818"> Her feet soon shuffle her through the door the sentry failed to protect.</text:span></text:p>
      <text:p text:style-name="P138"/>
      <text:p text:style-name="P218">A <text:span text:style-name="T819">Rusty Traveler</text:span></text:p>
      <text:p text:style-name="P148"/>
      <text:p text:style-name="P148"/>
      <text:p text:style-name="P160">_______________</text:p>
      <text:p text:style-name="P148">The A<text:span text:style-name="T819">ntec</text:span>hamber</text:p>
      <text:p text:style-name="P148"/>
      <text:p text:style-name="P148"/>
      <text:p text:style-name="P189"><text:span text:style-name="T575"><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580"> </text:span><text:span text:style-name="T615">Yeah, okay, don’t wanna know what’s on the other side of that thing</text:span><text:span text:style-name="T581">…</text:span><text:span text:style-name="T580">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6"><text:tab/>Suspiciously conspicuous is the writing crudely scratched into the floor <text:span text:style-name="T820">near one of the chamber’s corners</text:span>—large, bold letters, with shapes somewhat discernible even from this distance. <text:span text:style-name="T582">Now </text:span><text:span text:style-name="T728">that</text:span><text:span text:style-name="T582"> I wouldn’t mind looking at—even though it’ll probably be similar to those books downstairs.</text:span><text:span text:style-name="T821"> She moves toward the corner in question, reaching it in a few strides. Then, crouching down to scrutinize the characters, all Eidos can determine is that the writing's contents are inscrutable to her. </text:span><text:span text:style-name="T583">I figured as much. I wonder where I can learn to read that… </text:span><text:span text:style-name="T821">The language may be ancient, modern or just plain gibberish, hard to say which. </text:span><text:span text:style-name="T583">It probably would’ve helped me talk with that </text:span><text:span text:style-name="T616">little green</text:span><text:span text:style-name="T583"> fellow—‘Luin’ was it?</text:span><text:span text:style-name="T821"> What is certain is that in her current state of ignorance, Eidos finds herself ill-equipped for the task of deciphering the script. </text:span><text:span text:style-name="T584">Wait, how is it that I couldn’t talk to the sword, but I could talk to the wolf…?</text:span></text:p>
      <text:p text:style-name="P190"><text:span text:style-name="T173"><text:tab/></text:span><text:span text:style-name="T174">Restless feet carry her towards the portcullis. </text:span><text:span text:style-name="T585">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586">Such an austere beauty </text:span><text:span text:style-name="T587">to that chasm… </text:span></text:p>
      <text:p text:style-name="P80"><text:span text:style-name="T822"><text:tab/>The serpentine bridge seems to terminate at a similar gateway, at the opposite end of the chasm, though no portcullis obstructs passage there. </text:span><text:span text:style-name="T588">And I have no desire to find out why. </text:span><text:span text:style-name="T822">To the left of the portcullis seems to be an apparatus or mechanism by which it is lifted through some trick of magic or artifice—likely related to the inert crystal it houses. </text:span><text:span text:style-name="T589">Best leave this alone; I don’t need anymore repetitions of what happened down in the Archives…</text:span></text:p>
      <text:p text:style-name="P191"><text:span text:style-name="T589"><text:tab/></text:span><text:span text:style-name="T176">Her hands reach for the crystal. </text:span><text:span text:style-name="T590">N</text:span><text:span text:style-name="T619">o</text:span><text:span text:style-name="T590">! W</text:span><text:span text:style-name="T620">hy</text:span><text:span text:style-name="T590">, body</text:span><text:span text:style-name="T620">?</text:span><text:span text:style-name="T590">! You always </text:span><text:span text:style-name="T617">do the opposite of what I think!</text:span><text:span text:style-name="T590"> </text:span><text:span text:style-name="T621">But wait, then</text:span><text:span text:style-name="T590"> all I have to do is think the opposite of what I want! </text:span><text:span text:style-name="T618">I’ll control you yet, </text:span><text:span text:style-name="T621">body</text:span><text:span text:style-name="T618">! </text:span><text:span text:style-name="T590"><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92"><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5"><text:span text:style-name="T823"><text:tab/>She begins her climb. Step summing upon step, an apparently unending ascension skywards tries Eidos' patience, stretching it to a hair's breadth. </text:span><text:span text:style-name="T622">This </text:span><text:span text:style-name="T720">is</text:span><text:span text:style-name="T622"> taking forever. </text:span><text:span text:style-name="T823">That she makes her way up is clear; that there is any reward in this climb remains a mystery.</text:span></text:p>
      <text:p text:style-name="P102"><text:tab/>But as she presses on, the passage seems to get ever warmer, and in time, she reaches the top—evidenced by the now-visible portal inviting her to exit the indifferent infinity of stairs.</text:p>
      <text:p text:style-name="P149"><text:soft-page-break/></text:p>
      <text:p text:style-name="P149"/>
      <text:p text:style-name="P161">_______</text:p>
      <text:p text:style-name="P171">Tacriba</text:p>
      <text:p text:style-name="P149"/>
      <text:p text:style-name="P149"/>
      <text:p text:style-name="P81"><text:span text:style-name="T575"><text:tab/></text:span><text:span text:style-name="T813">Eidos scans the ruins now making up her surroundings, witnessing the remains of what once was a bustling town. Though the place appears to have lain deserted for uncounted centuries, the buildings yet stand, all but unscathed by the passage of time. </text:span><text:span text:style-name="T623">The buildings may be untouched, but the courtyard seems pretty touched, if you ask me...</text:span></text:p>
      <text:p text:style-name="P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624">Now, how did these things get here? </text:span>As she walks by, these jagged fangs seem to shimmer in the meager light of the environs.</text:p>
      <text:p text:style-name="P1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94"><text:span text:style-name="T180"><text:tab/></text:span><text:span text:style-name="T625">Maybe I should take a look around the town.</text:span><text:span text:style-name="T181"> </text:span><text:span text:style-name="T182">She moves toward the exit. </text:span><text:span text:style-name="T626">Excellent. All according to plan.</text:span></text:p>
      <text:p text:style-name="P150"/>
      <text:p text:style-name="P150"/>
      <text:p text:style-name="P162">_______________</text:p>
      <text:p text:style-name="P172">T<text:span text:style-name="T842">he Jenowin Plain</text:span></text:p>
      <text:p text:style-name="P150"/>
      <text:p text:style-name="P150"/>
      <text:p text:style-name="P99"><text:span text:style-name="T43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627">What perilous places will my body take me to now?</text:span></text:p>
      <text:p text:style-name="P195"><text:span text:style-name="T627"><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627"> </text:span><text:span text:style-name="T628">Clearly some place I’ll end up going.</text:span><text:span text:style-name="T627"> </text:span><text:span text:style-name="T183">Extending forth from the mountain's belly are arching supports bearing aqueducts—one reaching her current location and the other crawling eastward. </text:span><text:span text:style-name="T629">Aren’t aqueducts supposed to carry water? Wh</text:span><text:span text:style-name="T631">y didn’t I see any in that building I came from</text:span><text:span text:style-name="T630">?</text:span></text:p>
      <text:p text:style-name="P195"><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632">Damn that thing is bright; it’s burning my eyes just looking at it.</text:span></text:p>
      <text:p text:style-name="P195"><text:span text:style-name="T632"><text:tab/></text:span><text:span text:style-name="T187">Past the towering spire, another architectural marvel spans a vast canyon. It appears to be a bridge of some sort. Lacking supports above or beneath, it is as an image frozen in time. </text:span><text:span text:style-name="T633">It also looks just like that one by the portcullis… just bigger.</text:span></text:p>
      <text:p text:style-name="P195"><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634">And another dangerous place my body will inevitably take me…</text:span></text:p>
      <text:p text:style-name="P195"><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635">Then to the spire it is.</text:span></text:p>
      <text:p text:style-name="P98"><text:tab/>She walks across the burning span of desert, one labored step after the next. Diminutive dust clouds dance with her feet at every step. Their combined masses join to form a wispy cape heralding her approach.<text:tab/></text:p>
      <text:p text:style-name="P193"><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636">Either way, I don’t much like it… </text:span><text:span text:style-name="T637">so, let’s go investigate…</text:span></text:p>
      <text:p text:style-name="P193"><text:span text:style-name="T637"><text:tab/></text:span><text:span text:style-name="T191">Eidos strides with renewed vigor across the sand towards the flickering shape. </text:span><text:span text:style-name="T638">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93"><text:span text:style-name="T191"><text:tab/>About ten strides from Eidos, it raises its head to look upon her </text:span><text:span text:style-name="T194">and speaks with something between a squawk and a song.</text:span></text:p>
      <text:p text:style-name="P103"/>
      <text:p text:style-name="P103"><text:tab/>“Well, well. I'd expected Viracocha to rebel in time, if only in part. But I must say, I didn't anticipate you... Tell me what they named you.”</text:p>
      <text:p text:style-name="P193"><text:span text:style-name="T191"><text:tab/>“My name is Eidos,” </text:span><text:span text:style-name="T214">she replies. </text:span><text:span text:style-name="T643">Yeah, but who are you? And who is ‘Viracocha’?</text:span></text:p>
      <text:p text:style-name="P193"><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93"><text:span text:style-name="T215"><text:tab/>“I travel to the tower.” </text:span><text:span text:style-name="T644">Maybe we shouldn’t tell him too much… until we know why he’s asking all these questions.</text:span></text:p>
      <text:p text:style-name="P104"><text:tab/>“Oh, no. This will not do… I must insist that you make for the Duskfang mountains instead.”</text:p>
      <text:p text:style-name="P198"><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645">Okay, maybe not a great idea to anger the weird desert traveler…</text:span></text:p>
      <text:p text:style-name="P199"><text:span text:style-name="T645"><text:tab/>“</text:span><text:span text:style-name="T219">Ah, but dear Eidos,” </text:span><text:span text:style-name="T220">he says mockingly, “</text:span><text:span text:style-name="T219">you have no will, no memory, no meaning.”</text:span></text:p>
      <text:p text:style-name="P105"/>
      <text:p text:style-name="P200"><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200"><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6"/>
      <text:p text:style-name="P199"><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99"><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99"><text:soft-page-break/><text:span text:style-name="T224"><text:tab/></text:span><text:span text:style-name="T191"><text:tab/></text:span></text:p>
      <text:p text:style-name="P193"><text:span text:style-name="T191"><text:tab/></text:span><text:span text:style-name="T225">With a knowing smirk, the rusty traveler simply turns and begins to walk away.</text:span></text:p>
      <text:p text:style-name="P196"><text:span text:style-name="T191"><text:tab/></text:span><text:span text:style-name="T639">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640">Wait, wasn’t I supposed to go to the… No, I must’ve misremembered.</text:span></text:p>
      <text:p text:style-name="P201"><text:span text:style-name="T841"><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646">Yeah, I am pretty tired. </text:span><text:span text:style-name="T841">Her mind rests as her feet drag her towards… </text:span><text:span text:style-name="T647">Maybe I can just close my eyes… </text:span><text:span text:style-name="T648">just for a little bit.</text:span></text:p>
      <text:p text:style-name="P201"/>
      <text:p text:style-name="P49"><text:tab/></text:p>
      <text:p text:style-name="P151"/>
      <text:p text:style-name="P220"><text:span text:style-name="T844">A </text:span><text:span text:style-name="T846">M</text:span><text:span text:style-name="T845">odest Proposal</text:span></text:p>
      <text:p text:style-name="P139"/>
      <text:p text:style-name="P139"/>
      <text:p text:style-name="P163">_______________</text:p>
      <text:p text:style-name="P173">The Mage’s Abode</text:p>
      <text:p text:style-name="P151"/>
      <text:p text:style-name="P151"/>
      <text:p text:style-name="P100"><text:span text:style-name="T437"><text:tab/></text:span><text:span text:style-name="T843">Linen sheets tickle fingertips. Beads of sweat rest precariously on a forehead. A dozen tendrils of candle smoke weave their way into a nose. Two sticks chatter and echo as they gently knock against each other. But above all...</text:span></text:p>
      <text:p text:style-name="P69"><text:tab/><text:span text:style-name="T228">Thirst.</text:span></text:p>
      <text:p text:style-name="P115"><text:tab/>A dryness of throat that would make desert sand seem moist.</text:p>
      <text:p text:style-name="P115"><text:tab/>Unbearable, unrelenting thirst.</text:p>
      <text:p text:style-name="P69"><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5"><text:tab/>As Eidos stirs, the woman suddenly looks up with a startled expression. But her surprise-contorted features soon ease into a timeworn smile of unparalleled kindness, framed in the wrinkles wrought from decades of caring for others.</text:p>
      <text:p text:style-name="P115"/>
      <text:p text:style-name="P115"><text:tab/></text:p>
      <text:p text:style-name="P69"><text:span text:style-name="T228"><text:tab/>“Biracul be praised!” </text:span><text:span text:style-name="T231">she quietly intones. “So, you're finally coming around… I feared we had lost you for good.”</text:span></text:p>
      <text:p text:style-name="P69"><text:span text:style-name="T231"><text:tab/></text:span><text:span text:style-name="T232">Suddenly taking on a cautionary tone, she warns, “Now, don't try to move just yet! Your time in the Jenowin Plain has fevered your blood and robbed your brain of water!”</text:span></text:p>
      <text:p text:style-name="P69"><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69"><text:span text:style-name="T228"><text:tab/>“Careful now child! Drink it slowly… You should listen to old Rada; she's brought back many folk that have been Jinn-struck on the plain, </text:span><text:span text:style-name="T233">after all</text:span><text:span text:style-name="T228">!”</text:span></text:p>
      <text:p text:style-name="P69"><text:span text:style-name="T228"><text:tab/></text:span><text:span text:style-name="T234">Finishing her water, Eidos </text:span><text:span text:style-name="T235">gratefully</text:span><text:span text:style-name="T234"> replies, “Thank you for saving my life.” </text:span><text:span text:style-name="T851">Why? I’d probably just come back to life anyway.</text:span><text:span text:style-name="T228"><text:tab/></text:span></text:p>
      <text:p text:style-name="P111"><text:tab/><text:span text:style-name="T852">A great smile adds a few more folds to Rada’s weathered face. </text:span>“I accept your thanks! But even as mere loremasters in the eyes of Biracul, what manner of people would Dazirans be if we didn't aid a sister in need?!” <text:span text:style-name="T853">She thumbs her and gives Eidos a wink. “Tambul may be known for their courtesy, but they sure as Suyutis love goats don't have a monopoly on it!”</text:span></text:p>
      <text:p text:style-name="P110"><text:tab/><text:span text:style-name="T854">Eidos smiles, too. </text:span><text:span text:style-name="T649">True, the old woman’s positivity </text:span><text:span text:style-name="T721">is</text:span><text:span text:style-name="T649"> contagious. She’s, at the very least, the nicest person I’ve met so far.</text:span><text:span text:style-name="T854"> “Is there any way I can repay you?” Eidos finally asks.</text:span></text:p>
      <text:p text:style-name="P112"><text:tab/>“<text:span text:style-name="T855">Heavens, child! There’s no need!” Rada chuckles. “</text:span>In the words of Biracul, ‘Kindness begets kindness’!”</text:p>
      <text:p text:style-name="P112"><text:tab/><text:span text:style-name="T85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0"/>
      <text:p text:style-name="P110"><text:soft-page-break/><text:tab/>Duty-bound, Rada works hard to vacate her seat. Each push closer toward standing causes her to teeter on the edge of collapse. <text:span text:style-name="T650">Maybe I should help her… that’s if I can even stand up myself… </text:span>Yet her ancient muscles somehow prevail over time and gravity’s cruel conspiracy, allowing her to finally gain an upright position. <text:span text:style-name="T651">Looks like she doesn’t need me. </text:span>Thus, Rada and her sturdy cane begin their three-legged trek to fetch Khaa.</text:p>
      <text:p text:style-name="P11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857">n ebony</text:span> hue. The sheets and bedding are fresh, but the room, for all its finery, is bare bones and clearly meant for servants. <text:span text:style-name="T652">Where am I? I was walking in the desert toward the Duskfang mountains and then…</text:span></text:p>
      <text:p text:style-name="P110"><text:span text:style-name="T652"><text:tab/></text:span><text:span text:style-name="T85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653">Another jerk, surely.</text:span></text:p>
      <text:p text:style-name="P116"/>
      <text:p text:style-name="P116"><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0"><text:tab/>“I came bearing a message from Mifas'cul.” <text:span text:style-name="T859">The words leave her mouth before she knows what she is even saying. </text:span><text:span text:style-name="T654">Mifas’cul? It has to be that creepy desert traveler…</text:span></text:p>
      <text:p text:style-name="P110"><text:span text:style-name="T859"><text:tab/></text:span>At Eidos' words, Khaa's breath seems to cease. His eyes narrow before silently nodding for <text:span text:style-name="T859">her</text:span> to continue.</text:p>
      <text:p text:style-name="P202"><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0"><text:tab/>Khaa stares suspiciously at Eidos. Calculating. Evaluating. Machinating. It is some time before he speaks again. “I see… So you have been sent here because of your ability to make use of the Farcaster.” <text:span text:style-name="T861">With a sneer, he turns his back to her and continues speaking, “</text:span>I <text:span text:style-name="T861">must say, I</text:span> hadn't foreseen this stroke of good fortune, but your appearance explains much.”</text:p>
      <text:p text:style-name="P110"><text:tab/><text:span text:style-name="T862">Eidos interjects, “Who is Mifas'cul?” </text:span><text:span text:style-name="T655">Yes! I wanna know that, too! </text:span><text:span text:style-name="T656">Nice one, body.</text:span></text:p>
      <text:p text:style-name="P110"><text:span text:style-name="T86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656">guide</text:span><text:span text:style-name="T863"> you to us in our time of need. For you see, we require your Farcasting Techne, foreigner.”</text:span></text:p>
      <text:p text:style-name="P110"><text:tab/><text:span text:style-name="T864">And as expected of a diplomat, Eidos makes the obvious inquiry Khaa is inviting, “What's wrong here?” </text:span><text:span text:style-name="T657">Yeah, you must have lots of friends with your personality… what could possibly be wrong?</text:span></text:p>
      <text:p text:style-name="P117"><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0"><text:tab/><text:span text:style-name="T865">Moved by the desire to help, she asks in return, “What is it that threatens this place and its people?” </text:span><text:span text:style-name="T658">It’s probably something this idiot did that caused it all.</text:span></text:p>
      <text:p text:style-name="P110"><text:span text:style-name="T865"><text:tab/>Seeing he has piqued her interest, Khaa leans in closer, “Let me tell you. You see, Dazir is menaced by the people of Tacriba, the township of barbarians located beyond the Crescent Canyon to the east.” </text:span><text:span text:style-name="T659">That’s on the other side of that huge bridge… </text:span><text:span text:style-name="T866">The mage stands and begins to slowly pace. </text:span><text:soft-page-break/><text:span text:style-name="T866">“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0"><text:tab/><text:span text:style-name="T867">Seeking to withhold her final judgment until she has heard all the evidence, she asks, “For what reason would they do this?” </text:span><text:span text:style-name="T660">Like I said, this jerk probably pissed them off.</text:span></text:p>
      <text:p text:style-name="P110"><text:span text:style-name="T86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661">This guy’s hiding something.</text:span></text:p>
      <text:p text:style-name="P110"><text:tab/><text:span text:style-name="T86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0"><text:tab/><text:span text:style-name="T869">Walking back to the bed where Eidos is resting, Khaa continues, “And now, a Farcaster user now stands before me—a heaven-sent gift from Biracul for my righteousness, no doubt.”</text:span></text:p>
      <text:p text:style-name="P110"><text:tab/>“<text:span text:style-name="T870">So they have no water?” Eidos asks before adding, “The Tacribians sound justified in their grievance.” </text:span><text:span text:style-name="T662">That they do.</text:span></text:p>
      <text:p text:style-name="P118"><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0"><text:tab/><text:span text:style-name="T871">Eidos lowers her head and thinks for a moment, weighing the evidence, trying to tease out which side will provide the most benefit for the most people.</text:span></text:p>
      <text:p text:style-name="P110"><text:tab/><text:span text:style-name="T871">Before she can come to a conclusion, Khaa speaks, “Now, I implore you! Use your Farcasting ability to help me to save both ourselves and our enemies!”</text:span></text:p>
      <text:p text:style-name="P110"><text:tab/><text:span text:style-name="T663">Oh, please, who would buy that from this guy? We should go talk to the Tacribians first. Oh… dammit, we’re not going to, are we?</text:span><text:span text:style-name="T872"> Eidos looks up, determination carved into each feature of her face. She replies, “If I can, I'll help you avert this catastrophe.” </text:span><text:span text:style-name="T664">Indeed.</text:span></text:p>
      <text:p text:style-name="P119"><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202"><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202"><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202"><text:soft-page-break/><text:span text:style-name="T239"><text:tab/></text:span><text:span text:style-name="T240">Eidos hesitates. </text:span><text:span text:style-name="T665">Wait, why don’t we just give him our Sigil and let him go take care of this?</text:span><text:span text:style-name="T240"> “If I can use your Sigil, couldn’t you just use mine?” She asks. </text:span><text:span text:style-name="T666">Yes! This is how it should be body. Just do what I want and everyone is happy. See?</text:span></text:p>
      <text:p text:style-name="P202"><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202"><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667">He’d better reward me with an easy path to the goal.</text:span></text:p>
      <text:p text:style-name="P202"><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202"><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202"><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20"><text:tab/>Khaa jerks his head away. “The architects are on the <text:span text:style-name="T877">middle tier</text:span>. Speak with them and then leave.” He begins to walk toward the door. “Remember, you hold the lives of my people in your hands.” And with these words, he opens the door and storms out, leaving Eidos and Rada alone in the room. </text:p>
      <text:p text:style-name="P110"/>
      <text:p text:style-name="P202"><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202"><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21"><text:span text:style-name="T844">A </text:span><text:span text:style-name="T846">L</text:span><text:span text:style-name="T847">ocal Perspective</text:span></text:p>
      <text:p text:style-name="P141"><text:tab/></text:p>
      <text:p text:style-name="P140"/>
      <text:p text:style-name="P165">____________</text:p>
      <text:p text:style-name="P174">The <text:span text:style-name="T860">Arboretum</text:span></text:p>
      <text:p text:style-name="P152"/>
      <text:p text:style-name="P152"/>
      <text:p text:style-name="P203"><text:span text:style-name="T575"><text:tab/></text:span><text:span text:style-name="T247">Eidos walks in silence with her elderly companion through a garden of greens, reds, and e</text:span><text:span text:style-name="T360">very color imaginable</text:span><text:span text:style-name="T247">. The lively foliage stands in stark contrast to the deathly desert she came through to get here. </text:span><text:span text:style-name="T669">If we had a wolf, </text:span><text:span text:style-name="T707">a </text:span><text:span text:style-name="T669">serpent, and </text:span><text:span text:style-name="T707">a </text:span><text:span text:style-name="T669">crow, it’</text:span><text:span text:style-name="T708">d</text:span><text:span text:style-name="T669"> be the spitting image of the mural near where I woke up.</text:span></text:p>
      <text:p text:style-name="P121"/>
      <text:p text:style-name="P234"><text:span text:style-name="T247"><text:tab/>“</text:span><text:span text:style-name="T248">This is what Kabu was said to look like long ago,” says the old woman. “Back in the times of Ark.” </text:span><text:span text:style-name="T362">She then adds with a rather sour dissonance now in her tone,</text:span><text:span text:style-name="T259"> “</text:span><text:span text:style-name="T248">Before R</text:span><text:span text:style-name="T361">ikharr’s </text:span><text:span text:style-name="T248">betrayal.” </text:span><text:span text:style-name="T363">But her pruny visage soon regains the gentl</text:span><text:span text:style-name="T365">e</text:span><text:span text:style-name="T363"> creases of jocularity it so o</text:span><text:span text:style-name="T366">ften</text:span><text:span text:style-name="T363"> hosts.</text:span></text:p>
      <text:p text:style-name="P234"><text:span text:style-name="T363"><text:tab/></text:span><text:span text:style-name="T364">Rada</text:span><text:span text:style-name="T248"> </text:span><text:span text:style-name="T367">slows to a </text:span><text:span text:style-name="T248">stop, </text:span><text:span text:style-name="T368">suddenly </text:span><text:span text:style-name="T248">p</text:span><text:span text:style-name="T369">lopping down</text:span><text:span text:style-name="T248"> on</text:span><text:span text:style-name="T369">to</text:span><text:span text:style-name="T248"> a stone bench to rest a moment. “Hope you don’t mind if I sit f</text:span><text:span text:style-name="T370">or a beat</text:span><text:span text:style-name="T248">, dear. These legs just aren’t as strong as the</text:span><text:span text:style-name="T258">y</text:span><text:span text:style-name="T248"> used to be.”</text:span></text:p>
      <text:p text:style-name="P203"><text:span text:style-name="T248"><text:tab/>Eidos sits down beside her. “By all means, take as long as you need, Rada.” </text:span><text:span text:style-name="T668">Yeah, you’re a breath of fresh air in this nest of assholes.</text:span></text:p>
      <text:p text:style-name="P122"><text:tab/>“Biracul speaks through you, child.” She places a hand on Eidos’ shoulder. <text:span text:style-name="T874">But suddenly her smile fades and her features become grave, “But there’s something… odd about you.” Her sunken eyes begin to examine Eidos from head to toe. “Yes, something… off.”</text:span></text:p>
      <text:p text:style-name="P122"><text:tab/>“<text:span text:style-name="T874">What do you mean?” Eidos replies, a bit self-conscious now. </text:span><text:span text:style-name="T671">Yeah, what </text:span><text:span text:style-name="T722">do</text:span><text:span text:style-name="T671"> you mean?</text:span></text:p>
      <text:p text:style-name="P122"><text:span text:style-name="T874"><text:tab/>Rada abruptly ends her scrutiny, offering, “Oh, well, for one, you’re not </text:span><text:span text:style-name="T671">of</text:span><text:span text:style-name="T874"> Kabu—and it’s mighty rare to have visitors from the outside these days. Last flying caravan came years ago…” she trails off.</text:span></text:p>
      <text:p text:style-name="P122"><text:tab/><text:span text:style-name="T874">Eidos stares at Rada expectantly, soon encouraging her to speak on, “But why would people stop coming?”</text:span></text:p>
      <text:p text:style-name="P122"><text:tab/><text:span text:style-name="T87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671">did</text:span><text:span text:style-name="T874"> you <text:s/>get here? You may be young, but I can’t really see you scaling the sheer cliffs surrounding the Jenowin Plain,” she adds with a chuckle.</text:span></text:p>
      <text:p text:style-name="P122"><text:tab/><text:span text:style-name="T875">Eidos pauses, wondering just how much honesty she should inject into her answer. </text:span><text:span text:style-name="T672">Why not tell her the truth?! She’s a nice lady!</text:span><text:span text:style-name="T875"> “I awoke in a building to the south of here, already on the plain. Then, I just walked here. Didn’t see any cliffs, just desert,” she says with an unfiltered honesty, uncharacteristic of a diplomat, but perhaps fitting given who Eidos is speaking with.</text:span></text:p>
      <text:p text:style-name="P203"><text:span text:style-name="T248"><text:tab/></text:span><text:span text:style-name="T371">Rada listens with a half smile, chewing on her words before she speaks, “Well, that’s fine, dear. We ladies must always have some secrets.” </text:span><text:span text:style-name="T673">Hey! She doesn’t believe us! </text:span><text:span text:style-name="T371">T</text:span><text:span text:style-name="T372">hen,</text:span><text:span text:style-name="T371"> taki</text:span><text:span text:style-name="T372">ng</text:span><text:span text:style-name="T371"> a deep breath, </text:span><text:span text:style-name="T372">she s</text:span><text:span text:style-name="T371">ays, “Well, I think I’m rested enough to lead you to the cloudstone now! Shall we?”</text:span></text:p>
      <text:p text:style-name="P122"/>
      <text:p text:style-name="P122"><text:tab/><text:span text:style-name="T876">Eidos stands, offering Rada a hand, and between the two of them, they manage to get her on her rickety feet again. Then the two walk for another short while in comfortable silence before finally arriving at the very center of the garden.</text:span></text:p>
      <text:p text:style-name="P122"><text:tab/></text:p>
      <text:p text:style-name="P122"><text:soft-page-break/><text:tab/>“<text:span text:style-name="T87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22"><text:tab/>“<text:span text:style-name="T878">A little water never hurt anyone,” Eidos replies with a smile.</text:span></text:p>
      <text:p text:style-name="P203"><text:span text:style-name="T248"><text:tab/>“</text:span><text:span text:style-name="T373">Oh, you’re just so sweet!” She says as she pinches Eidos’ cheek. </text:span><text:span text:style-name="T674">Ouch, damn that hurt!</text:span><text:span text:style-name="T373"> Rada then waddles in place, turning to face an enormous circular disk, diligently guarded by a man asleep. His long beard and myriad wrinkles make </text:span><text:span text:style-name="T375">even</text:span><text:span text:style-name="T373"> Rada s</text:span><text:span text:style-name="T374">eem as though she were in the spring of her youth by comparison</text:span><text:span text:style-name="T373">. “And over there is the cloudstone, you can take that down to the lower tiers to ask your questions.”</text:span></text:p>
      <text:p text:style-name="P122"><text:tab/>“<text:span text:style-name="T879">Thank you, Rada. For everything.” </text:span><text:span text:style-name="T675">Except for the cheek pinch… </text:span></text:p>
      <text:p text:style-name="P126"><text:tab/>Worry soon refolds the jovial creases of her smile into a frown. “You be careful in there, you hear? <text:span text:style-name="T901">The Wellspring is no longer safe!”</text:span></text:p>
      <text:p text:style-name="P122"><text:tab/>“<text:span text:style-name="T879">I will. I’ll be back to return the Sigil right after I’ve released the water. I promise.”</text:span></text:p>
      <text:p text:style-name="P233"><text:tab/><text:span text:style-name="T879">The matronly smile gains ground, finally replacing the frown. “Bless your Trueflesh, Eidos. May the light of the Shining One guide you.”</text:span></text:p>
      <text:p text:style-name="P122"/>
      <text:p text:style-name="P122"><text:tab/><text:span text:style-name="T88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676">I can’t tell if he’s actually asleep or just ignoring me…</text:span></text:p>
      <text:p text:style-name="P127"><text:tab/>Uncertainty leads her to abandon the idea of having a conversation with the man, and she proceeds to step onto the cloudstone. A great purr erupts from the device and soon, a brilliant violet haze encircles the entire device.</text:p>
      <text:p text:style-name="P122"><text:tab/><text:span text:style-name="T881">The old man is suddenly roused by the loud noise and bright light, falling halfway out of his chair.</text:span></text:p>
      <text:p text:style-name="P122"/>
      <text:p text:style-name="P122"><text:tab/>“<text:span text:style-name="T882">Biracul’s balls! Ya tryin’ to kill me?” says the man, still half asleep. “Damn near sent me to the Graylands!” Then mashing a near toothless mouth, he adds, “I’m to young to die, you hear!”</text:span></text:p>
      <text:p text:style-name="P122"><text:tab/><text:span text:style-name="T883">Confused, Eidos offers and apology, “I’m sorry… I tried to wake you, but couldn’t and just thought I’d figure out myself how to get down to the lower tiers.”</text:span></text:p>
      <text:p text:style-name="P122"><text:tab/>“<text:span text:style-name="T884">Well, ya’d better be sorry! Back in my heyday, I could slap the ‘kharr outta a draug, and I’d venture I could still slap it outta you, too!” He raises a pair of shaking fists. </text:span><text:span text:style-name="T677">I’m pretty sure the only one you can hurt is yourself, old man…</text:span></text:p>
      <text:p text:style-name="P122"><text:tab/>“<text:span text:style-name="T885">You have my most sincere apologies.” </text:span><text:span text:style-name="T677">I’m not sure I’m actually sorry.</text:span></text:p>
      <text:p text:style-name="P203"><text:span text:style-name="T376"><text:tab/>“Well, of course I do!” he says, spitting off to the side with a</text:span><text:span text:style-name="T378">n</text:span><text:span text:style-name="T376"> e</text:span><text:span text:style-name="T377">legance</text:span><text:span text:style-name="T376"> not even old age could take from him. “What is it you want anyway, boy? Can't you see I'm resting!?” </text:span><text:span text:style-name="T678">Not only is he senile, he’s blind, too.</text:span></text:p>
      <text:p text:style-name="P122"><text:tab/>“<text:span text:style-name="T886">Well, I was hoping you could tell me about Dazir and the current cri…”</text:span></text:p>
      <text:p text:style-name="P122"><text:tab/>“If I have to explain Dazir to one more foreigner,” <text:span text:style-name="T886">he interrupts,</text:span> “I'll go as mad as a<text:span text:style-name="T887">n</text:span> <text:span text:style-name="T886">outhouse</text:span> Jinn!”</text:p>
      <text:p text:style-name="P122"><text:tab/>“<text:span text:style-name="T887">Oh, okay, sorry to dis…”</text:span></text:p>
      <text:p text:style-name="P236"><text:span text:style-name="T248"><text:tab/>“Fine!” </text:span><text:span text:style-name="T379">he says, cutting her short.</text:span><text:span text:style-name="T248"> “Now pick up your ears, boy; only gonna say this once!” </text:span><text:span text:style-name="T679">Still not a boy… </text:span><text:span text:style-name="T380">“Dazir isn't a flat township like the one those Tambulan bumpkins inhabit.” He spits again. “Tambul? ‘Cradle of Biracul’s Children’?!” He squints a</text:span><text:span text:style-name="T381">n</text:span><text:span text:style-name="T380"> eye and leans in as though about to divulge a great secret.</text:span></text:p>
      <text:p text:style-name="P236"><text:span text:style-name="T380"><text:tab/></text:span><text:span text:style-name="T382">“BWAHAHAHAHAhaha…hahaha…hhhh…” he starts to wheeze uncontrollably.</text:span></text:p>
      <text:p text:style-name="P236"><text:soft-page-break/><text:span text:style-name="T382"><text:tab/>Concerned, Eidos ask, “Are you…”</text:span></text:p>
      <text:p text:style-name="P236"><text:span text:style-name="T382"><text:tab/></text:span><text:span text:style-name="T248">“Oh, don't make an old man laugh himself to an early grave! Now where was I…?” </text:span><text:span text:style-name="T383">A lengthy pause ensues. </text:span><text:span text:style-name="T680">Why say anything? He’ll just inter…</text:span></text:p>
      <text:p text:style-name="P122"><text:span text:style-name="T888"><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22"><text:tab/><text:span text:style-name="T889">Not sure whether to just get on and leave or to venture another question, Eidos simply stands there and waits. The old man just stares.</text:span></text:p>
      <text:p text:style-name="P122"><text:tab/><text:span text:style-name="T890">Finally, Eidos decides she’d might as well get as much as she can out the interaction and begins to…</text:span></text:p>
      <text:p text:style-name="P122"><text:tab/>“Listen up, because old Asansor will only tell you one time and one time alone! Because I never repeat myself, you hear?! So listen up, because old Asansor will only tell you one time and one time alone!</text:p>
      <text:p text:style-name="P123"><text:tab/>“The lowest <text:span text:style-name="T891">tier</text:span> is for the rank and file Dazirans who do much of the unmasterful labors—may be simple and dull-witted compared to the upper tiers, but I doubt the best of what the other towns have to offer is their equal!” <text:span text:style-name="T681">Can </text:span><text:span text:style-name="T682">I</text:span><text:span text:style-name="T681"> leave </text:span><text:span text:style-name="T683">yet</text:span><text:span text:style-name="T681">?</text:span></text:p>
      <text:p text:style-name="P123"><text:span text:style-name="T681"><text:tab/></text:span><text:span text:style-name="T892">Continuing on, uninterrupted, Asansor preaches, “The second tier is for the artisans of Dazir! Those learned elite who’re trained in unearthing and manipulating relics of the Vanquished!</text:span></text:p>
      <text:p text:style-name="P123"><text:tab/>“Finally, there's the Arboretum where we stand, which is for Khaa, Quangjo, and their trusted citizens alone!</text:p>
      <text:p text:style-name="P123"><text:tab/>“You aren't likely to find a man with as many years of experience and loyal service under his belt than old Asansor in the levels below!” <text:span text:style-name="T893">A triumphant smirk now hides among the maze of wrinkles that is his face, as he stares down his nose at Eidos.</text:span></text:p>
      <text:p text:style-name="P123"><text:tab/><text:span text:style-name="T894">Suddenly, Asansor’s expression goes blank, “Wait a minute…” He eyes her with suspicion, shoulders tensing. “How'd you even get up here in the first place?!”</text:span></text:p>
      <text:p text:style-name="P123"><text:tab/><text:span text:style-name="T895">Not that she can explain much, but Eidos starts with what she knows, “I was found on the…”</text:span></text:p>
      <text:p text:style-name="P123"><text:tab/>“<text:span text:style-name="T895">Oh, not that I much care anyways…” his shoulder slump into the relaxed posture of old age. “Now off with you, you Jinnlickin' fool! I'm trying to sleep!”</text:span></text:p>
      <text:p text:style-name="P123"/>
      <text:p text:style-name="P237"><text:span text:style-name="T248"><text:tab/></text:span><text:span text:style-name="T384">Within the span of a thought, the old man r</text:span><text:span text:style-name="T385">enews</text:span><text:span text:style-name="T384"> h</text:span><text:span text:style-name="T385">is slumber</text:span><text:span text:style-name="T384">.</text:span></text:p>
      <text:p text:style-name="P123"><text:tab/><text:span text:style-name="T896">Hesitant to step on the platform and wake the old man again, Eidos stays in place for a while. </text:span><text:span text:style-name="T684"><text:s/>No, come on! Let’s just go, please!</text:span><text:span text:style-name="T896"> But finally, necessity overrides propriety and she leaps for the cloudstone.</text:span></text:p>
      <text:p text:style-name="P123"><text:tab/><text:span text:style-name="T897">The artifact whirs into activity, and she senses it posing a question to her, asking where she needs to go. </text:span><text:span text:style-name="T685">The second tier is where the artisans are, I think.</text:span></text:p>
      <text:p text:style-name="P237"><text:span text:style-name="T316"><text:tab/>The device roars and begins its descent. The reawakened guardian spits curses down on Eidos as she w</text:span><text:span text:style-name="T386">hisked away,</text:span><text:span text:style-name="T316"> down towards the second tier.</text:span></text:p>
      <text:p text:style-name="P123"/>
      <text:p text:style-name="P123"/>
      <text:p text:style-name="P123"/>
      <text:p text:style-name="P123">______________</text:p>
      <text:p text:style-name="P181">The Workshop</text:p>
      <text:p text:style-name="P110"/>
      <text:p text:style-name="P110"/>
      <text:p text:style-name="P110"/>
      <text:p text:style-name="P202"><text:span text:style-name="T249"><text:tab/>Grinding wheels, saws, drills, and hammers all work away at stone, wood, metal and glass. Clinking and buzzing. Cracking and snapping. The bizarre percussive symphony moves along at a hypnotic t</text:span><text:span text:style-name="T262">empo</text:span><text:span text:style-name="T249">, lulling t</text:span><text:span text:style-name="T264">he</text:span><text:span text:style-name="T249"> worker spirit into a frenzy. As music would make a person want to dance, </text:span><text:soft-page-break/><text:span text:style-name="T249">so too does this instrumental make Eidos want to work. It takes a great force of will to stop herself from rolling up her sleeves and joining in th</text:span><text:span text:style-name="T263">e</text:span><text:span text:style-name="T249"> industrial bacchanal.</text:span></text:p>
      <text:p text:style-name="P204"><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898">also </text:span>seem to be the most frighteningly powerful among the tools. <text:span text:style-name="T688">Lovely, </text:span><text:span text:style-name="T723">more</text:span><text:span text:style-name="T688"> crystals. </text:span><text:span text:style-name="T38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204"><text:span text:style-name="T841"><text:tab/>Two among the crowd seem to be at loose ends, and as such, free to exchange words with Eidos. One is an elderly chap with a long white bea… </text:span><text:span text:style-name="T686">No! No more crazy old men!</text:span><text:span text:style-name="T260"> While the other is a sharp-looking yet restless fellow, </text:span><text:span text:style-name="T388">neither old nor young</text:span><text:span text:style-name="T260">. </text:span><text:span text:style-name="T687">That one!</text:span><text:span text:style-name="T261"> However, before she can choose, the younger o</text:span><text:span text:style-name="T389">f the two</text:span><text:span text:style-name="T261"> makes his approach.</text:span></text:p>
      <text:p text:style-name="P226"/>
      <text:p text:style-name="P204"><text:span text:style-name="T261"><text:tab/></text:span><text:span text:style-name="T265">Without preamble, he begins, </text:span><text:span text:style-name="T261">“If you're wondering what an impressive artisan such as myself is doing with an abundance of leisure time, </text:span><text:span text:style-name="T266">then </text:span><text:span text:style-name="T261">I assure you I haven't been cursed by the despondent touch of the Obsidian Jinn…” </text:span><text:span text:style-name="T267">Clasping his hands behind his </text:span><text:span text:style-name="T390">back</text:span><text:span text:style-name="T267">, he turns and pauses for dramatic effect. </text:span><text:span text:style-name="T268">Suddenly spinning around he renews his performance, </text:span><text:span text:style-name="T267">“</text:span><text:span text:style-name="T268">No! For you see, I've good reason to be vexed by my idleness!”</text:span></text:p>
      <text:p text:style-name="P204"><text:span text:style-name="T268"><text:tab/>“</text:span><text:span text:style-name="T269">I’m sure you have your reasons, </text:span><text:span text:style-name="T345">Mr…</text:span><text:span text:style-name="T269">” Eidos politely offers.</text:span></text:p>
      <text:p text:style-name="P204"><text:span text:style-name="T269"><text:tab/>With an escalating excitement at having found a sympathetic ear </text:span><text:span text:style-name="T272">to talk at</text:span><text:span text:style-name="T269">, he continues, “</text:span><text:span text:style-name="T345">Behiye’s the name and </text:span><text:span text:style-name="T269">indeed, I do </text:span><text:span text:style-name="T345">have my reasons</text:span><text:span text:style-name="T269">! Though I am an expert in Vanquished crystalline artifice, ever since our expulsion from the Wellspring I've been prevented from my customary metier, you see.”</text:span></text:p>
      <text:p text:style-name="P204"><text:span text:style-name="T269"><text:tab/>“</text:span><text:span text:style-name="T270">In fact, that’s precisely what I wanted to talk about…”</text:span></text:p>
      <text:p text:style-name="P204"><text:span text:style-name="T270"><text:tab/>“Yes, very nice,” he says ignoring her comment. “As I'm sure you can imagine, I've had more than my fair share of respite! </text:span><text:span text:style-name="T271">But I fear that my fellows may mistake such unindustrious behavior with torpescence!</text:span><text:span text:style-name="T270">”</text:span></text:p>
      <text:p text:style-name="P204"><text:span text:style-name="T261"><text:tab/>“</text:span><text:span text:style-name="T272">Well, I’m sure everyone understands, what with the situation inside the Wellspring and all,” Eidos tries again. </text:span><text:span text:style-name="T689">It’s pointless with these types; they just say what they want. Don’t even try, body.</text:span></text:p>
      <text:p text:style-name="P204"><text:span text:style-name="T272"><text:tab/>“Yes, yes, for sure. But as you can surmise, I can ill-afford to stare idly at the four walls any longer!” </text:span><text:span text:style-name="T273">he says </text:span><text:span text:style-name="T274">while</text:span><text:span text:style-name="T273"> raising a finger pointed skyward.</text:span></text:p>
      <text:p text:style-name="P205"><text:span text:style-name="T273"><text:tab/></text:span><text:span text:style-name="T275">Seeing that he is more interested in a ‘conversation’ focused on himself, the diplomatic Eidos changes tactics, “What is it you normally do for Dazir?”</text:span></text:p>
      <text:p text:style-name="P205"><text:span text:style-name="T275"><text:tab/> </text:span><text:span text:style-name="T276">Beaming with self-importance, B</text:span><text:span text:style-name="T346">ehiye</text:span><text:span text:style-name="T276"> replies, “Crystal authorities, such as myself, are charged with identifying various minerals, both naturally-occurring and of Vanquished make!”</text:span></text:p>
      <text:p text:style-name="P205"><text:span text:style-name="T276"><text:tab/>“</text:span><text:span text:style-name="T277">Fascinating!” she enthusiastically goads.</text:span></text:p>
      <text:p text:style-name="P205"><text:span text:style-name="T277"><text:tab/>“</text:span><text:span text:style-name="T278">Indeed it is!” he says chuckling in delight. “It's we who determine their use for the good of the township, or their preservation for the use of future generations…” He pauses, </text:span><text:span text:style-name="T279">solemnly bowing his head</text:span><text:span text:style-name="T278">. </text:span><text:span text:style-name="T279">Then, raising his gaze skyward, as though surveying a</text:span><text:span text:style-name="T280">ll of his past accomplishments</text:span><text:span text:style-name="T279">, he adds,</text:span><text:span text:style-name="T278"> “For example, you can thank my predecessors for the v</text:span><text:span text:style-name="T391">ery c</text:span><text:span text:style-name="T278">loudstone lift that brought you here!”</text:span></text:p>
      <text:p text:style-name="P204"><text:span text:style-name="T261"><text:tab/>“</text:span><text:span text:style-name="T281">Yes, it’s a marvelous invention! Would you mind sharing, how else crystals are used by your community?”</text:span></text:p>
      <text:p text:style-name="P204"><text:span text:style-name="T281"><text:tab/>“</text:span><text:span text:style-name="T282">Why, nothing would give me greater pleasure!” He looks at her with child-like giddiness as he begins to enumerate the various answers to her query, “Well, first, we use violet crystals to create lifts, </text:span><text:soft-page-break/><text:span text:style-name="T392">b</text:span><text:span text:style-name="T282">ridges, </text:span><text:span text:style-name="T392">and barriers</text:span><text:span text:style-name="T282">. Then, the red crystals are simply preserved for their ancient records. And of course, any white crystal would be used by the Archives of a given township to shape the growth of the Muninn Trees!”</text:span></text:p>
      <text:p text:style-name="P204"><text:span text:style-name="T282"><text:tab/></text:span><text:span text:style-name="T283">Seeing her chance to direct the flow of the conversation, Eidos offers, “All wonderful functions indeed. But, I gather the crystals do nothing to protect you, what with the Wellspring incident and all…”</text:span></text:p>
      <text:p text:style-name="P204"><text:span text:style-name="T283"><text:tab/></text:span><text:span text:style-name="T284">A hint of </text:span><text:span text:style-name="T285">righteous </text:span><text:span text:style-name="T284">indignation frames his </text:span><text:span text:style-name="T393">smug </text:span><text:span text:style-name="T284">smile as he replies, “You're about as correct in that assumption as a Jinnwraith is harmless! If you doubt me, then travel to Tambul and see the marvel that is the gate leading to the Dawn Fortress!” </text:span><text:span text:style-name="T286">Triumphant he looks off to the side and with a grand gesture of the hands add, “The glorious Gate of Celestial Judgment!”</text:span></text:p>
      <text:p text:style-name="P204"><text:span text:style-name="T286"><text:tab/></text:span><text:span text:style-name="T690">We’re losing him, body. Nice try, but I doubt he’ll tell us anything about the Wellspring.</text:span><text:span text:style-name="T287"> With a slight frown, Eidos regroups and pushes forward, “I’m sure it’s magnificent, but…”</text:span></text:p>
      <text:p text:style-name="P204"><text:span text:style-name="T287"><text:tab/>“Magnificent?!” B</text:span><text:span text:style-name="T347">ehiye</text:span><text:span text:style-name="T287"> says slight</text:span><text:span text:style-name="T347">ly</text:span><text:span text:style-name="T287"> shock</text:span><text:span text:style-name="T347">ed</text:span><text:span text:style-name="T287">. “Truth be told and the words of Famlaz scorned! The protection proffered by that very gate is one of the only obstacles keeping Khlutt and his illiterati from assaulting Dazir!” </text:span><text:span text:style-name="T290">Fear now creeps into his voice,</text:span><text:span text:style-name="T287"> “</text:span><text:span text:style-name="T288">Without it, the barbarous Tacribs would swarm us like a plague of locusts!”</text:span></text:p>
      <text:p text:style-name="P204"><text:span text:style-name="T288"><text:tab/>“</text:span><text:span text:style-name="T291">A useful defense, indeed. I stand corrected,” she concedes the point, trying desperately to think of a way to coax out something useful from the man. </text:span><text:span text:style-name="T691">I’m telling you, it’s a waste of time, body. You should listen to me once in a while.</text:span></text:p>
      <text:p text:style-name="P206"><text:span text:style-name="T287"><text:tab/></text:span><text:span text:style-name="T292">Shaking the fear from his face with a few quick jerks of the neck, </text:span><text:span text:style-name="T293">he continues, </text:span><text:span text:style-name="T287">“</text:span><text:span text:style-name="T289">But what were we discussing before such an inauspicious tangent derailed us?” </text:span><text:span text:style-name="T294">The man looks genuinely puzzled. But then, his eyes light up at the discovery of his lost topic,</text:span><text:span text:style-name="T289"> “Ah, yes! Crystals and their myriad uses!” </text:span><text:span text:style-name="T294">he says, as though having just invented the wheel.</text:span><text:span text:style-name="T289"> “</text:span><text:span text:style-name="T295">You know, </text:span><text:span text:style-name="T287">Rashak of the ‘unhinged jaw’,” </text:span><text:span text:style-name="T296">suddenly </text:span><text:span text:style-name="T287">h</text:span><text:span text:style-name="T296">e leans in and whispers in a s</text:span><text:span text:style-name="T297">ecretive</text:span><text:span text:style-name="T296"> tone,</text:span><text:span text:style-name="T287"> “called thus because he talks s</text:span><text:span text:style-name="T394">o</text:span><text:span text:style-name="T287"> much, ho ho!” </text:span><text:span text:style-name="T296">He winks, and moving to a more comfortable distance, renews his lecture,</text:span><text:span text:style-name="T287"> “</text:span><text:span text:style-name="T296">Well, he </text:span><text:span text:style-name="T287">theorizes that it might be possible to imbue spent crystals with new energy…</text:span></text:p>
      <text:p text:style-name="P206"><text:span text:style-name="T287"><text:tab/>“But then again, he lacks the restraint of thought and humility of words for which I am acclaimed among my peers,” </text:span><text:span text:style-name="T298">he says, without even a hint of irony. “Though, if one were to do this, who knows what could be achieved…? A mage might well be able to put such a power to some use, perfidious or otherwise!”</text:span></text:p>
      <text:p text:style-name="P206"><text:span text:style-name="T298"><text:tab/></text:span><text:span text:style-name="T299">Utterly defeated, Eidos decides to move on. “Well, this was a truly enlightening discussion. </text:span><text:span text:style-name="T300">My past experiences with crystals have been mostly negative, so it’s good to hear they’re not </text:span><text:span text:style-name="T395">all </text:span><text:span text:style-name="T300">so bad.</text:span><text:span text:style-name="T299">”</text:span></text:p>
      <text:p text:style-name="P206"><text:span text:style-name="T299"><text:tab/>“</text:span><text:span text:style-name="T301">Bad experiences?!” Shock and horror now tinge his voice. “An amateur should </text:span><text:span text:style-name="T692">never</text:span><text:span text:style-name="T301"> be allowed near a crystal!” </text:span><text:span text:style-name="T302">he emphatically adds.</text:span></text:p>
      <text:p text:style-name="P206"><text:span text:style-name="T302"><text:tab/>“Why not?” </text:span><text:span text:style-name="T693">Because they cause pain and inject weird green things into you, that’s why not!</text:span></text:p>
      <text:p text:style-name="P206"><text:span text:style-name="T302"><text:tab/>“Why, because they are brimming with energy, that’s why not! One wrong move and they’ll explode! </text:span><text:span text:style-name="T396">Which, unless you enjoy the company of the Obsidian Jinn, is never good!</text:span><text:span text:style-name="T302">” </text:span><text:span text:style-name="T694">That I did not know…</text:span></text:p>
      <text:p text:style-name="P227"><text:tab/>“Then, I suppose I should just avoid all crystals,” Eidos says, half in jest.</text:p>
      <text:p text:style-name="P206"><text:span text:style-name="T303"><text:tab/>“Impossible! Crystals are everywhere! </text:span><text:span text:style-name="T304">Why, if you want to avoid crystals completely, then you had best go into the very darkest depths of the Wasteland, outsider! For crystals h</text:span><text:span text:style-name="T397">old no</text:span><text:span text:style-name="T304"> power out there… Yes, not even Techne can work beyond the Dawn Fortress, they say, and </text:span><text:span text:style-name="T306">venture </text:span><text:span text:style-name="T304">any further in</text:span><text:span text:style-name="T305">to the Wastes </text:span><text:span text:style-name="T306">and</text:span><text:span text:style-name="T304"> humans lose the light of their very own mind-crystals!” </text:span><text:span text:style-name="T695">The ‘Wasteland’? Sounds pleasant…</text:span></text:p>
      <text:p text:style-name="P206"><text:span text:style-name="T307"><text:tab/>“</text:span><text:span text:style-name="T308">Is that so?” </text:span><text:span text:style-name="T309">she replies, and before the man can continue, she adds,</text:span><text:span text:style-name="T308"> “Well, I appreciate all the advice, good sir. But I really must be going!”</text:span><text:span text:style-name="T304"><text:tab/></text:span></text:p>
      <text:p text:style-name="P206"><text:span text:style-name="T299"><text:tab/></text:span><text:span text:style-name="T300">Genuine sadness and dismay batter his features into a depressing </text:span><text:span text:style-name="T310">sight. </text:span><text:span text:style-name="T311">The pitiable expression on his face a</text:span><text:span text:style-name="T398">ccompanies an appropriately </text:span><text:span text:style-name="T311">stupefied silence.</text:span></text:p>
      <text:p text:style-name="P206"><text:soft-page-break/><text:span text:style-name="T311"><text:tab/>“</text:span><text:span text:style-name="T312">Have a good day then,” Eidos says as she begins to walk away. </text:span><text:span text:style-name="T696">Finally, now let’s definitely avoid that Rashak guy, because if </text:span><text:span text:style-name="T724">this</text:span><text:span text:style-name="T729"> guy thinks he talks to much, then…</text:span></text:p>
      <text:p text:style-name="P206"><text:span text:style-name="T429"><text:tab/></text:span><text:span text:style-name="T430">Choking back tears, the man says, “Fare thee well, stranger. Biracul guide you.” </text:span><text:span text:style-name="T431">Shoulders slump and he turns to walk away.</text:span></text:p>
      <text:p text:style-name="P226"/>
      <text:p text:style-name="P207"><text:span text:style-name="T261"><text:tab/>Having survived t</text:span><text:span text:style-name="T348">he</text:span><text:span text:style-name="T261"> conversation </text:span><text:span text:style-name="T348">with Behiye</text:span><text:span text:style-name="T261">, Eidos scans the area, noting that most folk here a</text:span><text:span text:style-name="T313">re still </text:span><text:span text:style-name="T261">completely absorbed in their work. Despite her </text:span><text:span text:style-name="T314">unexplained </text:span><text:span text:style-name="T261">presence, none seem to take much interest in her. </text:span><text:span text:style-name="T315">Wishing to avoid another fruitless conversation with a crystal expert, </text:span><text:span text:style-name="T697">YES!</text:span><text:span text:style-name="T315"> she exits the workshop.</text:span></text:p>
      <text:p text:style-name="P124"/>
      <text:p text:style-name="P124"/>
      <text:p text:style-name="P124"/>
      <text:p text:style-name="P124">______________________</text:p>
      <text:p text:style-name="P182">The Workshop <text:span text:style-name="T899">Exterior</text:span></text:p>
      <text:p text:style-name="P113"/>
      <text:p text:style-name="P113"/>
      <text:p text:style-name="P113"/>
      <text:p text:style-name="P208"><text:span text:style-name="T24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7">s</text:span><text:span text:style-name="T249"> walls. Set apart from all miscellany,</text:span><text:span text:style-name="T318"> however,</text:span><text:span text:style-name="T249"> is a great lattice of crystals. </text:span><text:span text:style-name="T698">Okay, I know what you’re thinking, body, but don’t do it!</text:span></text:p>
      <text:p text:style-name="P208"><text:span text:style-name="T24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699">Good! Guards means we can’t go over there! See?</text:span></text:p>
      <text:p text:style-name="P208"><text:span text:style-name="T319"><text:tab/>S</text:span><text:span text:style-name="T399">he soon sees that a</text:span><text:span text:style-name="T319"> great number of turquoise-robed people mill about the place, ordering other</text:span><text:span text:style-name="T320">s</text:span><text:span text:style-name="T31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09"><text:span text:style-name="T261"><text:tab/>At the eastern edge of the junkyard, a banister overlooks the Jenowin Plain.</text:span><text:span text:style-name="T687"> </text:span><text:span text:style-name="T700">Wow! It’s nothing but desert! How did I cross </text:span><text:span text:style-name="T725">that</text:span><text:span text:style-name="T730">!</text:span><text:span text:style-name="T687"> </text:span><text:span text:style-name="T261">Several of the aproned workers appear to l</text:span><text:span text:style-name="T320">inger t</text:span><text:span text:style-name="T261">here, taking a rest from their back-breaking labor.</text:span></text:p>
      <text:p text:style-name="P209"><text:span text:style-name="T26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701">Oh, so u</text:span><text:span text:style-name="T709">p there is</text:span><text:span text:style-name="T701"> where R</text:span><text:span text:style-name="T702">ada</text:span><text:span text:style-name="T701"> lives.</text:span></text:p>
      <text:p text:style-name="P128"><text:tab/><text:span text:style-name="T900">A bit weary at the prospect of talking to another ‘expert’, Eidos makes her way towards the stone columns, hoping to speak with a more agreeable character.</text:span></text:p>
      <text:p text:style-name="P125"/>
      <text:p text:style-name="P125"/>
      <text:p text:style-name="P125"/>
      <text:p text:style-name="P125">___________________</text:p>
      <text:p text:style-name="P210"><text:span text:style-name="T774">The Artisan</text:span><text:span text:style-name="T775">s’ Plaza</text:span></text:p>
      <text:p text:style-name="P114"/>
      <text:p text:style-name="P114"/>
      <text:p text:style-name="P114"><text:soft-page-break/></text:p>
      <text:p text:style-name="P210"><text:span text:style-name="T249"><text:tab/>All around h</text:span><text:span text:style-name="T321">er</text:span><text:span text:style-name="T24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22">efuge</text:span><text:span text:style-name="T249"> from the midday sun.</text:span></text:p>
      <text:p text:style-name="P210"><text:span text:style-name="T24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703">Green weapons must be a thing, I guess.</text:span></text:p>
      <text:p text:style-name="P210"><text:span text:style-name="T32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24">t once</text:span><text:span text:style-name="T323"> inviting and forbidding perception with its blinding reflections. The township beneath it is barely visible amid the brilliance.</text:span></text:p>
      <text:p text:style-name="P210"><text:span text:style-name="T323"><text:tab/>F</text:span><text:span text:style-name="T325">urther along</text:span><text:span text:style-name="T323"> this railed viewing area appears to be a luxurious residential area. T</text:span><text:span text:style-name="T326">hough she is now quite some distance from the workshop,</text:span><text:span text:style-name="T323"> the sound of hammers o</text:span><text:span text:style-name="T326">n stone, and grinding cogs still announces its presence to the world</text:span><text:span text:style-name="T323">.</text:span></text:p>
      <text:p text:style-name="P210"><text:span text:style-name="T323"><text:tab/></text:span><text:span text:style-name="T327">Eidos scans the area, looking for a suitable interlocutor. </text:span><text:span text:style-name="T323">While most of the people in the immediate vicinity are strolling about already engaged in conversation, a select few seem to be available for a chat. </text:span><text:span text:style-name="T328">Among them, a handsome young man with a kind face catches her eye. She moves toward him with a smile.</text:span></text:p>
      <text:p text:style-name="P228"/>
      <text:p text:style-name="P210"><text:span text:style-name="T323"><text:tab/>“</text:span><text:span text:style-name="T329">Greetings, foreigner! Have you come in search of the secrets of the Vanquished?” </text:span><text:span text:style-name="T330">he says with a genuine smile. </text:span><text:span text:style-name="T704">He smiles like Rada! </text:span><text:span text:style-name="T710">Maybe it’s her grandson…</text:span></text:p>
      <text:p text:style-name="P229"><text:tab/>“Who are the Vanquished?” she asks, confusion carved clearly into her features.</text:p>
      <text:p text:style-name="P229"><text:tab/>With a hint of surprise, and yet without judgment, he replies, “Odd, I thought the Vanquished were known everywhere.”</text:p>
      <text:p text:style-name="P230"><text:tab/>Slightly embarrassed, she explains, “I’ve been remiss in my education. Perhaps you could share some Daziran wisdom with me.”</text:p>
      <text:p text:style-name="P211"><text:span text:style-name="T330"><text:tab/></text:span><text:span text:style-name="T331">A charming smile precedes his apology, </text:span><text:span text:style-name="T330">“O</text:span><text:span text:style-name="T332">h, w</text:span><text:span text:style-name="T330">ell, I fear you're in for an unpleasant surprise, as we Dazirans are not nearly so wise as we've claimed to be.”</text:span></text:p>
      <text:p text:style-name="P212"><text:span text:style-name="T330"><text:tab/>“</text:span><text:span text:style-name="T333">But aren’t you the intellectuals of the region?” </text:span><text:span text:style-name="T336">she says.</text:span><text:span text:style-name="T333"> “</text:span><text:span text:style-name="T334">Most all of you seem to know much, </text:span><text:span text:style-name="T335">so I just thought your function might be as scholars or something of that nature.</text:span><text:span text:style-name="T333">”</text:span></text:p>
      <text:p text:style-name="P212"><text:span text:style-name="T333"><text:tab/>“</text:span><text:span text:style-name="T330">Our function is—or rather, was—to maintain the Wellspring and the aqueducts that supplied all of the townships with water.” </text:span><text:span text:style-name="T337">His voice adopts a tearless sorrow as he continues, “However, in truth, we are little more than glorified stone masons.”</text:span></text:p>
      <text:p text:style-name="P212"><text:span text:style-name="T337"><text:tab/>“But surely, your expertise in maintaining the Wellspring is still unique,” </text:span><text:span text:style-name="T338">Eidos replies in an attempt to console the c</text:span><text:span text:style-name="T339">restfallen artisan</text:span><text:span text:style-name="T338">.</text:span></text:p>
      <text:p text:style-name="P212"><text:span text:style-name="T338"><text:tab/>“True, but I’m convinced magi and townships across the world each hold some unique knowledge. Sadly, it's all scattered about i</text:span><text:span text:style-name="T340">n the six directions—</text:span><text:span text:style-name="T338">and j</text:span><text:span text:style-name="T401">ealously</text:span><text:span text:style-name="T338"> guarded a</text:span><text:span text:style-name="T400">t that</text:span><text:span text:style-name="T338">.” </text:span><text:span text:style-name="T341">Suddenly letting optimism enter his voice again, he says, “Undoubtedly, Biracul was right about communication being the key to civilization.” </text:span><text:span text:style-name="T705">Who’s this Biracul guy, I keep hearing about?</text:span></text:p>
      <text:p text:style-name="P212"><text:span text:style-name="T341"><text:tab/>“</text:span><text:span text:style-name="T342">What I wouldn’t give,” </text:span><text:span text:style-name="T343">he continues,</text:span><text:span text:style-name="T342"> “to be able to freely cross the Wasteland! </text:span><text:span text:style-name="T402">Like a modern-day Torma!</text:span><text:span text:style-name="T342"> Oh, the characters we’d meet! Magi in Jer, Zemes, Zhili or even Thiuda!”</text:span></text:p>
      <text:p text:style-name="P212"><text:span text:style-name="T342"><text:tab/>“</text:span><text:span text:style-name="T344">Perhaps one day you will, </text:span><text:span text:style-name="T349">Mr… I didn’t catch you’re name</text:span><text:span text:style-name="T344">. </text:span><text:span text:style-name="T349">I’m Eidos.</text:span><text:span text:style-name="T344">”</text:span></text:p>
      <text:p text:style-name="P212"><text:span text:style-name="T345"><text:tab/>“</text:span><text:span text:style-name="T350">And I am Serpil, </text:span><text:span text:style-name="T351">Miss Eidos. It’s a pleasure to meet you.”</text:span></text:p>
      <text:p text:style-name="P231"><text:tab/><text:span text:style-name="T902">Sensing a chance to finally get some answers, she says, </text:span>“Serpil, I was wondering if you could help me with some questions I had.”</text:p>
      <text:p text:style-name="P231"><text:tab/>“Though my knowledge be meager, if it can answer your queries, it’s yours.”</text:p>
      <text:p text:style-name="P212"><text:soft-page-break/><text:span text:style-name="T351"><text:tab/>“Thank you </text:span><text:span text:style-name="T352">so much!” Success elevates her pitch to a squeal. Cheeks turning red, she quickly continues, “</text:span><text:span text:style-name="T353">Well, I’ve been enlisted to help with the situation in the Wellspring…”</text:span></text:p>
      <text:p text:style-name="P212"><text:span text:style-name="T353"><text:tab/></text:span><text:span text:style-name="T403">Shock and dismay elicit a shout. </text:span><text:span text:style-name="T353">“The Wellspring?!” </text:span><text:span text:style-name="T403">Serpil soon regains control of his voice and continues at a more acceptable volume,</text:span><text:span text:style-name="T353"> “</text:span><text:span text:style-name="T354">But it’s sealed… no one can get in!”</text:span></text:p>
      <text:p text:style-name="P212"><text:span text:style-name="T354"><text:tab/>“N</text:span><text:span text:style-name="T403">o one can get in… t</text:span><text:span text:style-name="T354">hrough conventional means, </text:span><text:span text:style-name="T404">that is</text:span><text:span text:style-name="T354">. I happen to b</text:span><text:span text:style-name="T405">e rather unconventional</text:span><text:span text:style-name="T354">…” </text:span><text:span text:style-name="T355">she says with a false exuberance.</text:span></text:p>
      <text:p text:style-name="P212"><text:span text:style-name="T355"><text:tab/>“</text:span><text:span text:style-name="T406">Really?! </text:span><text:span text:style-name="T355">That’s great!” But his excited smile is soon replaced with a worried frown. “But, no… you can’t enter the Wellspring, </text:span><text:span text:style-name="T356">Eidos</text:span><text:span text:style-name="T355">. It’s </text:span><text:span text:style-name="T357">simply </text:span><text:span text:style-name="T355">too dangerous!”</text:span></text:p>
      <text:p text:style-name="P212"><text:span text:style-name="T355"><text:tab/>“</text:span><text:span text:style-name="T356">What happened in there, Serpil?”</text:span></text:p>
      <text:p text:style-name="P212"><text:span text:style-name="T356"><text:tab/></text:span><text:span text:style-name="T358">He hesitates, averting his gaze. </text:span><text:span text:style-name="T706">This guy knows something… Out with it, Serpil!</text:span></text:p>
      <text:p text:style-name="P232"><text:tab/>“Please, Serpil,” Eidos places a hand on his shoulder. “If I’m going to help, I need to know what to expect in there. Besides, I’m stronger than I look,” she says, jokingly flexing her biceps.</text:p>
      <text:p text:style-name="P213"><text:span text:style-name="T358"><text:tab/>“</text:span><text:span text:style-name="T359">The truth is,” he starts, “N</text:span><text:span text:style-name="T407">o one </text:span><text:span text:style-name="T359">know</text:span><text:span text:style-name="T407">s what happened in there</text:span><text:span text:style-name="T359">.”</text:span></text:p>
      <text:p text:style-name="P213"><text:span text:style-name="T359"><text:tab/>“N</text:span><text:span text:style-name="T408">o one</text:span><text:span text:style-name="T359">?”</text:span></text:p>
      <text:p text:style-name="P213"><text:span text:style-name="T359"><text:tab/>“No</text:span><text:span text:style-name="T409">t a single surviving artisan—not even Khaa himself.</text:span><text:span text:style-name="T359"> T</text:span><text:span text:style-name="T409">he neverborn just</text:span><text:span text:style-name="T359"> swept in without warning, like a horde of draugnir!” Emotion overwhelms his sense of propriety. “If I hadn’t been near the Gate of the Heathen </text:span><text:span text:style-name="T410">when it all happened</text:span><text:span text:style-name="T359">, I would’ve been slaughtered… </text:span><text:span text:style-name="T411">just</text:span><text:span text:style-name="T359"> like the rest of them.” He pauses. “Their screams. I still hear their screams.” </text:span><text:span text:style-name="T412">Tears </text:span><text:span text:style-name="T424">begin to </text:span><text:span text:style-name="T412">accompany weak sobs.</text:span></text:p>
      <text:p text:style-name="P213"><text:span text:style-name="T412"><text:tab/></text:span><text:span text:style-name="T413">With a renewed sense of purpose, “You leave it to me, Serpil. I’ll fix this mess.” </text:span><text:span text:style-name="T414">The man only w</text:span><text:span text:style-name="T425">eeps</text:span><text:span text:style-name="T414"> in response.</text:span></text:p>
      <text:p text:style-name="P228"><text:tab/></text:p>
      <text:p text:style-name="P210"><text:span text:style-name="T323"><text:tab/>A</text:span><text:span text:style-name="T414">nd with that she stands and moves to return toward the cloudstone, </text:span><text:span text:style-name="T415">and toward the Farcaster that will take her to her task.</text:span></text:p>
      <text:p text:style-name="P241"><text:tab/></text:p>
      <text:p text:style-name="P241"/>
      <text:p text:style-name="P243">____________</text:p>
      <text:p text:style-name="P245">The <text:span text:style-name="T860">Arboretum</text:span></text:p>
      <text:p text:style-name="P247"/>
      <text:p text:style-name="P247"/>
      <text:p text:style-name="P223"><text:span text:style-name="T575"><text:tab/></text:span><text:span text:style-name="T247">Eidos </text:span><text:span text:style-name="T416">returns to the garden as noisily as she departed, once again waking the sleeping guardian. </text:span><text:span text:style-name="T417">He merely eyes her with suspicion </text:span><text:span text:style-name="T426">and annoyance </text:span><text:span text:style-name="T417">for a moment before renewing his slumber. </text:span><text:span text:style-name="T711">At least I didn’t have to speak to him again.</text:span></text:p>
      <text:p text:style-name="P224"><text:span text:style-name="T418"><text:tab/>She then spots her target, patiently waiting in the shimmering pool within the fountain. Eidos moves toward it with a tempered sense of urgency. She knows that time is of the essence, but can also see the folly in rushing into the unknown.</text:span></text:p>
      <text:p text:style-name="P224"><text:span text:style-name="T418"><text:tab/>Her few conversations with the citizenry yielded meager fruits, but at the very least she knows two things: </text:span><text:span text:style-name="T419">the Wellspring is dangerous and it must be fixed.</text:span></text:p>
      <text:p text:style-name="P223"><text:span text:style-name="T419"><text:tab/></text:span><text:span text:style-name="T420">Stepping into the fountain, she moves toward the seal, and just as happened in the Sanctuary where she first saw a Farcaster, it calls to her. It begs her to use her Sigil. </text:span><text:span text:style-name="T714">Oh, I remember that, all right. Seemed dangerous then, seems dangerous now.</text:span></text:p>
      <text:p text:style-name="P223"><text:span text:style-name="T420"><text:tab/></text:span><text:span text:style-name="T42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715">Here we go.</text:span></text:p>
      <text:p text:style-name="P249"><text:span text:style-name="T421"><text:tab/></text:span><text:span text:style-name="T422">From the corner of her eye, she spots the Daziran mage leader gazing down at her from the balcony of his abode. </text:span><text:span text:style-name="T423">K</text:span><text:span text:style-name="T427">haa</text:span><text:span text:style-name="T423"> stares on, eyes wide, filled with expectation and curiosity in equal measure.</text:span><text:span text:style-name="T422"> </text:span></text:p>
      <text:p text:style-name="P249"><text:soft-page-break/><text:span text:style-name="T421"><text:tab/></text:span><text:span text:style-name="T424">Then, in the space of a thought, t</text:span><text:span text:style-name="T421">he Farcaster begins to disassemble her, bit by bit, unraveling the threads of her physicality, distilling what she is into an ever-compressing essence.</text:span><text:span text:style-name="T712"> </text:span><text:span text:style-name="T713">What’s going on?!</text:span><text:span text:style-name="T712"> </text:span><text:span text:style-name="T421">Soon, only the memory of her destination remains present as what she has become makes the journey toward it.</text:span></text:p>
      <text:p text:style-name="P223"><text:span text:style-name="T417"/></text:p>
      <text:p text:style-name="P250"><text:span text:style-name="T844">A </text:span><text:span text:style-name="T846">M</text:span><text:span text:style-name="T848">an Out of Time</text:span></text:p>
      <text:p text:style-name="P242"><text:tab/></text:p>
      <text:p text:style-name="P242"/>
      <text:p text:style-name="P244">_______</text:p>
      <text:p text:style-name="P246">G<text:span text:style-name="T906">arden</text:span></text:p>
      <text:p text:style-name="P248"/>
      <text:p text:style-name="P248"/>
      <text:p text:style-name="P225"><text:span text:style-name="T575"><text:tab/></text:span><text:span text:style-name="T180">Unspeakable pain courses through Eidos' Self. Falseflesh melts away in the blue-hot fire of Awareness, and her Self is consumed in an ever-mounting sensation of unrelenting agony. As her entire Self becomes devoured in the flames, she loses all sense of individuality, all agency. Yet, this pain recedes as form and definition are lost, disappearing finally when all senses are lost.</text:span></text:p>
      <text:p text:style-name="P18"/>
      <text:p text:style-name="P18"/>
      <text:p text:style-name="P18"/>
      <text:p text:style-name="P19"/>
      <text:p text:style-name="P19">- <text:span text:style-name="T670">A Man Out of Time</text:span>: <text:span text:style-name="T873">Talk to Vanargand</text:span></text:p>
      <text:p text:style-name="P1">- <text:span text:style-name="T440">An Excursion in Ignorance</text:span><text:span text:style-name="T438">: </text:span>Enter the Wellspring + Silver Throne + Release Water</text:p>
      <text:p text:style-name="P1">- <text:span text:style-name="T440">An Inevitable Outcome: </text:span>Tacribian trial + Exile to the Wastes</text:p>
      <text:p text:style-name="P1">- <text:span text:style-name="T441">A</text:span><text:span text:style-name="T452">n Ending</text:span><text:span text:style-name="T441">: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442">A </text:span><text:span text:style-name="T443">New</text:span><text:span text:style-name="T442"> Beginning: </text:span>Talk to Fenrir + Get Discipline</text:p>
      <text:p text:style-name="P20">-<text:span text:style-name="T437"> </text:span><text:span text:style-name="T444">A New Ally? An Old One?:</text:span><text:span text:style-name="T437"> </text:span><text:span text:style-name="T3">Get Ormenos + </text:span>Already have Luin</text:p>
      <text:p text:style-name="P21">- <text:span text:style-name="T445">A Leaf in the Wind: </text:span>Meet Famlicus + Get sent to Tambul</text:p>
      <text:p text:style-name="P21">- <text:span text:style-name="T446">An Inconvenient Truth: </text:span>Pakh sees into your mind + Pakh kills you</text:p>
      <text:p text:style-name="P22">- <text:span text:style-name="T447">A Familiar Face: </text:span>Meet Famlicus again <text:span text:style-name="T17">+ Get Resurrection + Open Portcullis</text:span></text:p>
      <text:p text:style-name="P23"><text:span text:style-name="T17">- </text:span><text:span text:style-name="T448">A Sympathetic Soul: </text:span><text:span text:style-name="T17">Talk to Logira</text:span></text:p>
      <text:p text:style-name="P23">- <text:span text:style-name="T449">An Excursion, Less Ignorant: </text:span>Go to Valley of Bones <text:span text:style-name="T1">+ Enter Wellspring cave + Meet Adarin</text:span></text:p>
      <text:p text:style-name="P24">- <text:span text:style-name="T450">An Unlikely Ally: </text:span><text:span text:style-name="T1">Meet Quangjo + Don’t release water</text:span></text:p>
      <text:p text:style-name="P24"><text:span text:style-name="T1">- </text:span><text:span text:style-name="T451">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oft-page-break/><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
      <text:p text:style-name="P219"><text:span text:style-name="T11">T</text:span><text:span text:style-name="T6">he Path of the Impartial</text:span></text:p>
      <text:p text:style-name="P66"/>
      <text:p text:style-name="P66"/>
      <text:p text:style-name="P66">&lt;FAMLICUS CONVO&gt;</text:p>
      <text:p text:style-name="P197"><text:span text:style-name="T191"><text:tab/>“</text:span><text:span text:style-name="T193">Hail, traveler! What brings you out to the desert? Haven't you heard the wisdom of Biracul? That only beasts and Jinns live outside the city walls…”</text:span></text:p>
      <text:p text:style-name="P197"><text:span text:style-name="T193"><text:tab/>“Then which of the two are you, fellow traveler?” </text:span><text:span text:style-name="T195">She replies, half in jest, half in test.</text:span></text:p>
      <text:p text:style-name="P197"><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8"><text:tab/>“Disillusioned? How so?”</text:p>
      <text:p text:style-name="P197"><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97"><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97"><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09"/>
      <text:p text:style-name="P197"><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97"><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59"><text:span text:style-name="T434"><text:tab/>“Well, for now, I strongly suggest you make for the Moon Tower of Tambul, so that you may judge for yourself what's to become of this world. I'll simply use these ruins of Old Tacriba here as a lodge for the time being.</text:span><text:span text:style-name="T435">”</text:span></text:p>
      <text:p text:style-name="P129"/>
      <text:p text:style-name="P129"/>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641">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642">Thank the heavens! No more damn crystals!</text:span></text:p>
      <text:p text:style-name="P54"><text:soft-page-break/><text:span text:style-name="T436"><text:tab/>Departing from the pillar, Eidos resumes her journey towards the mountain range. But as the day wanes, her strength is sapped from her body. And yet still, she keeps a steady pace.</text:span><text:span text:style-name="T731"> </text:span><text:span text:style-name="T732">I really could use some sleep.</text:span><text:span text:style-name="T731"> </text:span><text:span text:style-name="T436">The setting sun and the bone-chilling gales do little to halt her progress. Onward she marches, through the night, until the dawn delivers her to her destination… </text:span><text:span text:style-name="T732">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9T11:50:54.402335933</dc:date>
    <meta:editing-duration>P1DT16H5M32S</meta:editing-duration>
    <meta:editing-cycles>1366</meta:editing-cycles>
    <meta:generator>LibreOffice/6.3.3.1$Linux_X86_64 LibreOffice_project/30$Build-1</meta:generator>
    <meta:document-statistic meta:table-count="0" meta:image-count="0" meta:object-count="0" meta:page-count="37" meta:paragraph-count="518" meta:word-count="17870" meta:character-count="103133" meta:non-whitespace-character-count="85328"/>
  </office:meta>
</office:document-meta>
</file>